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2F00000040FF3953A6.jpg"/>
  <manifest:file-entry manifest:media-type="image/gif" manifest:full-path="Pictures/100002000000000C0000000C424A8468.gif"/>
  <manifest:file-entry manifest:media-type="image/jpeg" manifest:full-path="Pictures/10000000000001BD00000055F072038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marker-start="Arrowheads_20_1" draw:marker-end="Arrowheads_20_1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ott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otted" svg:stroke-width="0.051cm" draw:marker-start="" draw:marker-end="Arrowheads_20_3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otted" svg:stroke-width="0.051cm" draw:marker-start="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width="0.051cm" draw:marker-start="" draw:marker-end="Double_20_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ashed" svg:stroke-width="0.051cm" draw:marker-start="" draw:marker-end="Arrowheads_20_3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_32__20_Dots_20_1_20_Dash" svg:stroke-width="0.051cm" draw:marker-start="Arrowheads_20_2" draw:marker-end="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otted" svg:stroke-width="0.051cm" draw:marker-start="" draw:marker-end="Arrowheads_20_3" draw:fill="none" draw:fill-color="#0047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otted" svg:stroke-width="0.051cm" draw:marker-start="" draw:marker-end="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Fine_20_Dotted" svg:stroke-width="0.051cm" draw:marker-start="" draw:marker-end="" draw:fill="none" draw:fill-color="#ffffff" fo:min-height="6.73cm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Fine_20_Dotted" svg:stroke-width="0.051cm" draw:marker-start="" draw:marker-end="" draw:fill="none" draw:fill-color="#0047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Fine_20_Dotted" svg:stroke-width="0.051cm" draw:marker-start="" draw:marker-end="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textarea-horizontal-align="left" draw:auto-grow-height="true" draw:auto-grow-width="true" fo:min-height="0.765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Fine_20_Dotted" svg:stroke-width="0.051cm" draw:marker-start="" draw:marker-end="" draw:fill="none" draw:fill-color="#0047ff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Fine_20_Dotted" svg:stroke-width="0.051cm" draw:marker-start="" draw:marker-end="" draw:fill="none" draw:fill-color="#ffff99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7.827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Fine_20_Dotted" svg:stroke-width="0.051cm" svg:stroke-color="#ff0000" draw:marker-start="" draw:marker-end="" draw:fill="none" draw:fill-color="#0047ff" draw:textarea-vertical-align="middle" draw:auto-grow-height="false" fo:min-height="0.749cm" fo:min-width="0.499cm" fo:padding-top="0.15cm" fo:padding-bottom="0.15cm" fo:padding-left="0.275cm" fo:padding-right="0.275cm"/>
    </style:style>
    <style:style style:name="gr28" style:family="graphic" style:parent-style-name="standard">
      <style:graphic-properties draw:stroke="none" draw:stroke-dash="Fine_20_Dotted" svg:stroke-width="0.051cm" svg:stroke-color="#000000" draw:marker-start="" draw:marker-end="Arrow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9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1.659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Fine_20_Dotted" svg:stroke-width="0.051cm" draw:marker-start="" draw:marker-end="Arrow" draw:fill="none" draw:fill-color="#ffff99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2.569cm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Fine_20_Dotted" svg:stroke-width="0.051cm" draw:marker-start="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5.278cm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center" draw:textarea-vertical-align="middle" fo:padding-top="0.15cm" fo:padding-bottom="0.15cm" fo:padding-left="0.275cm" fo:padding-right="0.275cm" draw:shadow="hidden"/>
    </style:style>
    <style:style style:name="gr35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36" style:family="graphic" style:parent-style-name="standard">
      <style:graphic-properties draw:stroke="solid" draw:stroke-dash="Fine_20_Dotted" svg:stroke-width="0.051cm" draw:marker-start="" draw:marker-end="Arrow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37" style:family="graphic" style:parent-style-name="standard">
      <style:graphic-properties draw:stroke="solid" draw:stroke-dash="Fine_20_Dotted" svg:stroke-width="0.051cm" draw:marker-start="" draw:marker-end="Arrow" draw:fill="solid" draw:fill-color="#ffff99" draw:textarea-horizontal-align="center" draw:textarea-vertical-align="middle" fo:padding-top="0.15cm" fo:padding-bottom="0.15cm" fo:padding-left="0.275cm" fo:padding-right="0.275cm" draw:shadow="hidden"/>
    </style:style>
    <style:style style:name="gr38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40" style:family="graphic" style:parent-style-name="standard">
      <style:graphic-properties draw:fill="solid" draw:fill-color="#ccffff" draw:textarea-horizontal-align="center" draw:textarea-vertical-align="middle"/>
    </style:style>
    <style:style style:name="gr41" style:family="graphic" style:parent-style-name="standard">
      <style:graphic-properties draw:fill="solid" draw:fill-color="#ccccff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426cm"/>
    </style:style>
    <style:style style:name="gr43" style:family="graphic" style:parent-style-name="standard">
      <style:graphic-properties draw:fill="solid" draw:fill-color="#ff8080" draw:textarea-horizontal-align="center" draw:textarea-vertical-align="middle"/>
    </style:style>
    <style:style style:name="gr44" style:family="graphic" style:parent-style-name="standard">
      <style:graphic-properties draw:fill="solid" draw:fill-color="#ffcc99" draw:textarea-horizontal-align="center" draw:textarea-vertical-align="middle"/>
    </style:style>
    <style:style style:name="gr45" style:family="graphic" style:parent-style-name="standard">
      <style:graphic-properties draw:marker-end="Arrow" draw:fill="solid" draw:fill-color="#ffcc99" draw:textarea-horizontal-align="center" draw:textarea-vertical-align="middle"/>
    </style:style>
    <style:style style:name="gr46" style:family="graphic" style:parent-style-name="standard">
      <style:graphic-properties draw:marker-end="Arrow" draw:fill="solid" draw:fill-color="#ffcc99" draw:textarea-horizontal-align="center" draw:textarea-vertical-align="middle"/>
    </style:style>
    <style:style style:name="gr47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48" style:family="graphic" style:parent-style-name="standard">
      <style:graphic-properties draw:stroke="dash" draw:stroke-dash="Ultrafine_20_2_20_Dots_20_3_20_Dashes" draw:marker-start="Arrow" draw:marker-end="Arrow" draw:fill="solid" draw:fill-color="#ffcc99" draw:textarea-horizontal-align="center" draw:textarea-vertical-align="middle"/>
    </style:style>
    <style:style style:name="gr49" style:family="graphic" style:parent-style-name="standard">
      <style:graphic-properties draw:stroke="dash" draw:stroke-dash="_32__20_Dots_20_1_20_Dash" draw:marker-end="Arrow" draw:fill="solid" draw:fill-color="#ffcc99" draw:textarea-horizontal-align="center" draw:textarea-vertical-align="middle"/>
    </style:style>
    <style:style style:name="gr5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svg:stroke-width="0.051cm" draw:marker-start-width="0.276cm" draw:marker-end="Arrow" draw:marker-end-width="0.276cm" draw:fill="none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>
      <style:graphic-properties draw:marker-end="Arrow" draw:fill="solid" draw:fill-color="#ffff99" draw:textarea-horizontal-align="center" draw:textarea-vertical-align="middle"/>
    </style:style>
    <style:style style:name="gr69" style:family="graphic" style:parent-style-name="standard">
      <style:graphic-properties draw:marker-end="Arrow" draw:fill="solid" draw:fill-color="#ffff99" draw:textarea-horizontal-align="center" draw:textarea-vertical-align="middle"/>
    </style:style>
    <style:style style:name="gr70" style:family="graphic" style:parent-style-name="standard">
      <style:graphic-properties svg:stroke-width="0.051cm" draw:marker-end="Arrow" draw:fill="none" draw:fill-color="#ffffff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>
      <style:graphic-properties svg:stroke-width="0.051cm" draw:marker-end="Arrow" draw:fill="none" draw:fill-color="#ffffff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>
      <style:graphic-properties svg:stroke-width="0.051cm" draw:marker-start-width="0.276cm" draw:marker-end="Arrow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marker-start="" draw:marker-end="Arrow" draw:marker-end-width="0.3cm" draw:fill="solid" draw:fill-color="#ffff99" draw:textarea-horizontal-align="center" draw:textarea-vertical-align="middle"/>
    </style:style>
    <style:style style:name="gr99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00" style:family="graphic" style:parent-style-name="standard">
      <style:graphic-properties svg:stroke-width="0.051cm" draw:marker-start="Arrow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609cm"/>
    </style:style>
    <style:style style:name="gr102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103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104" style:family="graphic" style:parent-style-name="standard">
      <style:graphic-properties draw:marker-start="Arrow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dash" draw:stroke-dash="Ultrafine_20_Dashed" svg:stroke-width="0.051cm" draw:marker-start="" draw:marker-start-width="0.276cm" draw:marker-end="" draw:marker-end-width="0.276cm" draw:fill="none" draw:fill-color="#ffff99" draw:textarea-vertical-align="middle" draw:auto-grow-height="false" fo:min-height="0.749cm" fo:min-width="0.499cm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standard">
      <style:graphic-properties svg:stroke-width="0.051cm" draw:marker-start="" draw:marker-start-width="0.276cm" draw:marker-end="" draw:marker-end-width="0.276cm" draw:fill="none" draw:fill-color="#ff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8" style:family="graphic" style:parent-style-name="standard">
      <style:graphic-properties svg:stroke-width="0.051cm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draw:marker-start="" draw:marker-start-width="0.276cm" draw:marker-end="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marker-start="" draw:marker-end="" draw:fill="solid" draw:fill-color="#ffff99" draw:textarea-horizontal-align="center" draw:textarea-vertical-align="middle"/>
    </style:style>
    <style:style style:name="gr111" style:family="graphic" style:parent-style-name="standard">
      <style:graphic-properties draw:marker-start="Arrow" draw:marker-end="" draw:fill="solid" draw:fill-color="#ffff99" draw:textarea-horizontal-align="center" draw:textarea-vertical-align="middle"/>
    </style:style>
    <style:style style:name="gr112" style:family="graphic" style:parent-style-name="standard">
      <style:graphic-properties draw:marker-start="" draw:marker-end="Arrow" draw:fill="solid" draw:fill-color="#ffff99" draw:textarea-horizontal-align="center" draw:textarea-vertical-align="middle"/>
    </style:style>
    <style:style style:name="gr113" style:family="graphic" style:parent-style-name="standard">
      <style:graphic-properties svg:stroke-width="0.051cm" draw:marker-start="" draw:marker-start-width="0.276cm" draw:marker-end="" draw:marker-end-width="0.276cm" draw:fill="none" draw:fill-color="#ffff99" draw:textarea-horizontal-align="center" draw:textarea-vertical-align="middle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11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116" style:family="graphic" style:parent-style-name="standard">
      <style:graphic-properties svg:stroke-width="0.051cm" draw:marker-start="" draw:marker-start-width="0.276cm" draw:marker-end="" draw:marker-end-width="0.276cm" draw:fill="none" draw:fill-color="#ffff99" draw:textarea-vertical-align="middle" draw:auto-grow-height="false" fo:min-height="0.749cm" fo:min-width="0.499cm" fo:padding-top="0.15cm" fo:padding-bottom="0.15cm" fo:padding-left="0.275cm" fo:padding-right="0.275cm"/>
    </style:style>
    <style:style style:name="gr117" style:family="graphic" style:parent-style-name="standard">
      <style:graphic-properties svg:stroke-width="0.051cm" draw:marker-start="" draw:marker-start-width="0.276cm" draw:marker-end="Arrow" draw:marker-end-width="0.276cm" draw:fill="none" draw:fill-color="#ffff99" draw:textarea-horizontal-align="center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draw:stroke="none" draw:marker-start="" draw:marker-end="" draw:fill="none" draw:fill-color="#ffff99" fo:min-height="2.95cm"/>
    </style:style>
    <style:style style:name="gr119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7.835cm"/>
    </style:style>
    <style:style style:name="gr120" style:family="graphic" style:parent-style-name="standard">
      <style:graphic-properties draw:marker-start="Arrow" draw:marker-end="Arrow" draw:fill="none" draw:fill-color="#ffff99" draw:textarea-horizontal-align="center" draw:textarea-vertical-align="middle"/>
    </style:style>
    <style:style style:name="gr121" style:family="graphic" style:parent-style-name="standard">
      <style:graphic-properties draw:marker-start="" draw:marker-end="Arrow" draw:fill="none" draw:fill-color="#ffff99" draw:textarea-horizontal-align="center" draw:textarea-vertical-align="middle"/>
    </style:style>
    <style:style style:name="gr122" style:family="graphic" style:parent-style-name="standard">
      <style:graphic-properties draw:marker-start="" draw:marker-end="Arrow" draw:marker-end-width="0.3cm" draw:fill="none" draw:fill-color="#ffff99" draw:textarea-horizontal-align="center" draw:textarea-vertical-align="middle"/>
    </style:style>
    <style:style style:name="gr123" style:family="graphic" style:parent-style-name="standard">
      <style:graphic-properties draw:marker-start="" draw:marker-end="" draw:fill="solid" draw:fill-color="#ffffcc" draw:opacity="25%" draw:textarea-horizontal-align="center" draw:textarea-vertical-align="middle" draw:shadow-opacity="25%"/>
    </style:style>
    <style:style style:name="gr1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5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126" style:family="graphic" style:parent-style-name="standard">
      <style:graphic-properties svg:stroke-width="0.051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8" style:family="graphic" style:parent-style-name="standard">
      <style:graphic-properties svg:stroke-width="0.051cm" draw:fill="solid" draw:fill-color="#00ffff" draw:textarea-horizontal-align="center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svg:stroke-width="0.051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31" style:family="graphic" style:parent-style-name="standard">
      <style:graphic-properties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gr132" style:family="graphic" style:parent-style-name="standard">
      <style:graphic-properties svg:stroke-width="0.051cm" draw:fill="solid" draw:fill-color="#ff8080" draw:textarea-horizontal-align="center" draw:textarea-vertical-align="middle" fo:padding-top="0.15cm" fo:padding-bottom="0.15cm" fo:padding-left="0.275cm" fo:padding-right="0.275cm"/>
    </style:style>
    <style:style style:name="gr133" style:family="graphic" style:parent-style-name="standard">
      <style:graphic-properties draw:stroke="dash" draw:stroke-dash="Fine_20_Dashed"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5" style:family="graphic" style:parent-style-name="standard">
      <style:graphic-properties svg:stroke-width="0.051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r1" style:family="presentation" style:parent-style-name="Default-title">
      <style:graphic-properties draw:fill-color="#ffffff" draw:auto-grow-height="true" fo:min-height="2.222cm"/>
    </style:style>
    <style:style style:name="pr2" style:family="presentation" style:parent-style-name="Default-subtitle" style:list-style-name="L2">
      <style:graphic-properties draw:fill-color="#ffffff" draw:auto-grow-height="true" fo:min-height="15.39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5.3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5.498cm"/>
    </style:style>
    <style:style style:name="pr7" style:family="presentation" style:parent-style-name="Default-outline1">
      <style:graphic-properties draw:fill-color="#ffffff" draw:auto-grow-height="true" fo:min-height="3.574cm"/>
    </style:style>
    <style:style style:name="pr8" style:family="presentation" style:parent-style-name="Default-outline1">
      <style:graphic-properties draw:fill-color="#ffffff" draw:auto-grow-height="true" fo:min-height="7.766cm"/>
    </style:style>
    <style:style style:name="pr9" style:family="presentation" style:parent-style-name="Default-outline1">
      <style:graphic-properties draw:fill-color="#ffffff" fo:min-height="15.145cm"/>
    </style:style>
    <style:style style:name="pr10" style:family="presentation" style:parent-style-name="Default-outline1">
      <style:graphic-properties draw:fill-color="#ffffff" draw:auto-grow-height="true" fo:min-height="9.963cm"/>
    </style:style>
    <style:style style:name="pr11" style:family="presentation" style:parent-style-name="Default-outline1">
      <style:graphic-properties draw:fill-color="#ffffff" draw:auto-grow-height="true" fo:min-height="2.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mic Sans MS'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family="'Comic Sans MS'" style:font-pitch="variable"/>
    </style:style>
    <style:style style:name="P8" style:family="paragraph">
      <style:paragraph-properties fo:text-align="center"/>
      <style:text-properties fo:font-family="'Comic Sans MS'" style:font-pitch="variable" fo:font-size="16pt"/>
    </style:style>
    <style:style style:name="P9" style:family="paragraph">
      <style:paragraph-properties fo:text-align="center"/>
      <style:text-properties fo:font-family="'Comic Sans MS'" style:font-pitch="variable"/>
    </style:style>
    <style:style style:name="P10" style:family="paragraph">
      <style:paragraph-properties fo:margin-left="0cm" fo:margin-right="0cm" fo:text-indent="0cm"/>
      <style:text-properties fo:font-family="'Comic Sans MS'" style:font-pitch="variable" fo:font-size="15pt"/>
    </style:style>
    <style:style style:name="P11" style:family="paragraph">
      <style:paragraph-properties fo:text-align="center"/>
      <style:text-properties fo:font-family="'Comic Sans MS'" style:font-pitch="variable" fo:font-size="14pt"/>
    </style:style>
    <style:style style:name="P12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13" style:family="paragraph">
      <style:paragraph-properties fo:margin-left="0cm" fo:margin-right="0cm" fo:text-indent="0cm"/>
      <style:text-properties fo:font-family="'Comic Sans MS'" style:font-pitch="variable" fo:font-weight="bold"/>
    </style:style>
    <style:style style:name="P14" style:family="paragraph">
      <style:paragraph-properties fo:margin-left="0cm" fo:margin-right="0cm" fo:text-align="center" fo:text-indent="0cm"/>
      <style:text-properties fo:font-family="'Comic Sans MS'" style:font-pitch="variable" fo:font-size="14pt"/>
    </style:style>
    <style:style style:name="P15" style:family="paragraph">
      <style:text-properties fo:font-family="'Comic Sans MS'" style:font-pitch="variable" fo:font-size="14pt"/>
    </style:style>
    <style:style style:name="P16" style:family="paragraph">
      <style:paragraph-properties fo:margin-left="0cm" fo:margin-right="0cm" fo:text-indent="0cm"/>
      <style:text-properties fo:font-family="'Comic Sans MS'" style:font-pitch="variable" fo:font-size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color="#dc2300" fo:font-family="'Comic Sans MS'" style:font-pitch="variable" fo:font-size="16pt" fo:font-weight="bold"/>
    </style:style>
    <style:style style:name="P19" style:family="paragraph">
      <style:paragraph-properties fo:margin-left="0cm" fo:margin-right="0cm" fo:text-align="center" fo:text-indent="0cm"/>
      <style:text-properties fo:font-family="'Comic Sans MS'" style:font-pitch="variable" fo:font-size="16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P25" style:family="paragraph">
      <style:paragraph-properties fo:margin-left="0cm" fo:margin-right="0cm" fo:text-align="center" fo:text-indent="0cm"/>
      <style:text-properties fo:color="#008000" fo:font-family="'Comic Sans MS'" style:font-pitch="variable" fo:font-size="14pt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2.4cm" fo:margin-right="0cm" text:enable-numbering="false" fo:text-indent="-0.8cm"/>
    </style:style>
    <style:style style:name="P28" style:family="paragraph">
      <style:paragraph-properties fo:margin-left="1.2cm" fo:margin-right="0cm" text:enable-numbering="true" fo:text-indent="-0.9cm"/>
    </style:style>
    <style:style style:name="P29" style:family="paragraph">
      <style:paragraph-properties fo:margin-left="2.4cm" fo:margin-right="0cm" text:enable-numbering="true" fo:text-indent="-0.8cm"/>
    </style:style>
    <style:style style:name="P30" style:family="paragraph">
      <style:paragraph-properties fo:margin-left="0cm" fo:margin-right="0cm" fo:text-align="center" fo:text-indent="0cm"/>
      <style:text-properties fo:font-family="'Comic Sans MS'" style:font-pitch="variable" fo:font-size="15pt"/>
    </style:style>
    <style:style style:name="P31" style:family="paragraph">
      <style:paragraph-properties fo:text-align="center"/>
      <style:text-properties fo:font-family="'Comic Sans MS'" style:font-pitch="variable" fo:font-size="15pt"/>
    </style:style>
    <style:style style:name="P32" style:family="paragraph">
      <style:text-properties fo:font-family="'Comic Sans MS'" style:font-pitch="variable" fo:font-size="15pt"/>
    </style:style>
    <style:style style:name="P33" style:family="paragraph">
      <style:paragraph-properties fo:margin-left="0cm" fo:margin-right="0cm" fo:text-align="center" fo:text-indent="0cm"/>
      <style:text-properties fo:font-family="'Comic Sans MS'" style:font-pitch="variable" fo:font-size="24pt"/>
    </style:style>
    <style:style style:name="P34" style:family="paragraph">
      <style:paragraph-properties fo:margin-left="1.2cm" fo:margin-right="0cm" text:enable-numbering="false" fo:text-indent="-0.9cm"/>
    </style:style>
    <style:style style:name="P35" style:family="paragraph">
      <style:paragraph-properties fo:margin-left="1.2cm" fo:margin-right="0cm" fo:text-align="center" text:enable-numbering="false" fo:text-indent="-0.9cm"/>
    </style:style>
    <style:style style:name="P36" style:family="paragraph">
      <style:paragraph-properties fo:margin-left="1.2cm" fo:margin-right="0cm" fo:text-align="start" text:enable-numbering="true" fo:text-indent="-0.9cm"/>
    </style:style>
    <style:style style:name="P37" style:family="paragraph">
      <style:paragraph-properties fo:margin-left="0cm" fo:margin-right="0cm" fo:text-indent="0cm"/>
      <style:text-properties fo:font-family="Courier" style:font-family-generic="modern" style:font-pitch="fixed" fo:font-size="13pt" fo:font-weight="bold"/>
    </style:style>
    <style:style style:name="P38" style:family="paragraph">
      <style:paragraph-properties fo:margin-left="0cm" fo:margin-right="0cm" fo:text-indent="0cm"/>
      <style:text-properties fo:font-family="'Comic Sans MS'" style:font-pitch="variable" fo:font-size="13pt"/>
    </style:style>
    <style:style style:name="P39" style:family="paragraph">
      <style:paragraph-properties fo:text-align="center"/>
      <style:text-properties fo:font-family="Impact" style:font-pitch="variable" fo:font-size="15pt"/>
    </style:style>
    <style:style style:name="P40" style:family="paragraph">
      <style:paragraph-properties fo:margin-left="0cm" fo:margin-right="0cm" fo:text-align="center" fo:text-indent="0cm"/>
      <style:text-properties fo:font-size="60pt"/>
    </style:style>
    <style:style style:name="P41" style:family="paragraph">
      <style:paragraph-properties fo:margin-left="0cm" fo:margin-right="0cm" fo:text-align="center" fo:text-indent="0cm"/>
      <style:text-properties fo:font-family="'Bitstream Charter'" style:font-pitch="variable" fo:font-size="60pt" fo:font-weight="bold"/>
    </style:style>
    <style:style style:name="P42" style:family="paragraph">
      <style:paragraph-properties fo:margin-left="0cm" fo:margin-right="0cm" fo:text-indent="0cm"/>
      <style:text-properties fo:font-family="Impact" style:font-pitch="variable" fo:font-size="15pt"/>
    </style:style>
    <style:style style:name="P43" style:family="paragraph">
      <style:paragraph-properties fo:margin-left="0cm" fo:margin-right="0cm" fo:text-align="center" fo:text-indent="0cm"/>
      <style:text-properties fo:font-size="15pt"/>
    </style:style>
    <style:style style:name="P44" style:family="paragraph">
      <style:paragraph-properties fo:margin-left="0cm" fo:margin-right="0cm" fo:text-align="center" fo:text-indent="0cm"/>
      <style:text-properties fo:font-family="'Bitstream Charter'" style:font-pitch="variable" fo:font-size="15pt"/>
    </style:style>
    <style:style style:name="P45" style:family="paragraph">
      <style:paragraph-properties fo:margin-left="0cm" fo:margin-right="0cm" fo:text-indent="0cm"/>
      <style:text-properties fo:font-size="36pt"/>
    </style:style>
    <style:style style:name="P46" style:family="paragraph">
      <style:paragraph-properties fo:margin-left="0cm" fo:margin-right="0cm" fo:text-indent="0cm"/>
      <style:text-properties fo:font-family="'Bitstream Charter'" style:font-pitch="variable" fo:font-size="36pt" fo:font-weight="bold"/>
    </style:style>
    <style:style style:name="P47" style:family="paragraph">
      <style:paragraph-properties fo:margin-left="0cm" fo:margin-right="0cm" fo:text-indent="0cm"/>
      <style:text-properties fo:font-size="15pt"/>
    </style:style>
    <style:style style:name="P48" style:family="paragraph">
      <style:paragraph-properties fo:margin-left="0cm" fo:margin-right="0cm" fo:text-indent="0cm"/>
      <style:text-properties fo:font-family="'Bitstream Charter'" style:font-pitch="variable" fo:font-size="15pt" fo:font-weight="bold"/>
    </style:style>
    <style:style style:name="P49" style:family="paragraph">
      <style:paragraph-properties fo:margin-left="0cm" fo:margin-right="0cm" fo:text-indent="0cm"/>
      <style:text-properties fo:font-family="'Comic Sans MS'" style:font-pitch="variable"/>
    </style:style>
    <style:style style:name="P50" style:family="paragraph">
      <style:paragraph-properties fo:margin-left="0cm" fo:margin-right="0cm" fo:text-indent="0cm"/>
      <style:text-properties fo:font-family="'Comic Sans MS'" style:font-pitch="variable" fo:font-size="16pt"/>
    </style:style>
    <style:style style:name="P51" style:family="paragraph">
      <style:text-properties fo:font-family="'Comic Sans MS'" style:font-pitch="variable" fo:font-size="14pt"/>
    </style:style>
    <style:style style:name="P52" style:family="paragraph">
      <style:paragraph-properties fo:margin-left="0cm" fo:margin-right="0cm" fo:text-align="center" fo:text-indent="0cm"/>
      <style:text-properties fo:font-family="'Comic Sans MS'" style:font-pitch="variable" fo:font-size="14pt"/>
    </style:style>
    <style:style style:name="P53" style:family="paragraph">
      <style:paragraph-properties fo:margin-left="0cm" fo:margin-right="0cm" fo:text-align="center" fo:text-indent="0cm"/>
      <style:text-properties fo:font-family="'Comic Sans MS'" style:font-pitch="variable" fo:font-size="16pt"/>
    </style:style>
    <style:style style:name="T1" style:family="text">
      <style:text-properties fo:font-family="'Comic Sans MS'" style:font-pitch="variable"/>
    </style:style>
    <style:style style:name="T2" style:family="text">
      <style:text-properties fo:color="#000000" fo:font-family="'Comic Sans MS'" style:font-pitch="variable" style:font-family-asian="'Comic Sans MS'" style:font-pitch-asian="variable" style:font-family-complex="'Comic Sans MS'" style:font-pitch-complex="variable"/>
    </style:style>
    <style:style style:name="T3" style:family="text">
      <style:text-properties fo:font-family="'Comic Sans MS'" style:font-pitch="variable" style:font-family-asian="'Comic Sans MS'" style:font-pitch-asian="variable" style:font-family-complex="'Comic Sans MS'" style:font-pitch-complex="variable"/>
    </style:style>
    <style:style style:name="T4" style:family="text">
      <style:text-properties fo:color="#008000" fo:font-family="'Comic Sans MS'" style:font-pitch="variable" style:font-family-asian="'Comic Sans MS'" style:font-pitch-asian="variable" style:font-family-complex="'Comic Sans MS'" style:font-pitch-complex="variable"/>
    </style:style>
    <style:style style:name="T5" style:family="text">
      <style:text-properties fo:color="#000080" fo:font-family="'Comic Sans MS'" style:font-pitch="variable"/>
    </style:style>
    <style:style style:name="T6" style:family="text">
      <style:text-properties fo:color="#ff6633" fo:font-family="'Comic Sans MS'" style:font-pitch="variable"/>
    </style:style>
    <style:style style:name="T7" style:family="text">
      <style:text-properties fo:font-family="'Comic Sans MS'" style:font-pitch="variable" fo:font-size="16pt"/>
    </style:style>
    <style:style style:name="T8" style:family="text">
      <style:text-properties fo:font-size="15pt"/>
    </style:style>
    <style:style style:name="T9" style:family="text">
      <style:text-properties fo:font-family="Courier" style:font-family-generic="modern" style:font-pitch="fixed" fo:font-size="15pt" fo:font-weight="bold"/>
    </style:style>
    <style:style style:name="T10" style:family="text">
      <style:text-properties fo:color="#000080" fo:font-family="Courier" style:font-family-generic="modern" style:font-pitch="fixed" fo:font-size="15pt" fo:font-weight="bold"/>
    </style:style>
    <style:style style:name="T11" style:family="text">
      <style:text-properties fo:color="#ff0000" fo:font-family="Courier" style:font-family-generic="modern" style:font-pitch="fixed" fo:font-size="15pt" fo:font-weight="bold"/>
    </style:style>
    <style:style style:name="T12" style:family="text">
      <style:text-properties fo:color="#ff6633" fo:font-family="Courier" style:font-family-generic="modern" style:font-pitch="fixed" fo:font-size="15pt" fo:font-weight="bold"/>
    </style:style>
    <style:style style:name="T13" style:family="text">
      <style:text-properties fo:font-family="'Comic Sans MS'" style:font-pitch="variable" fo:font-weight="bold"/>
    </style:style>
    <style:style style:name="T14" style:family="text">
      <style:text-properties fo:font-family="Courier" style:font-family-generic="modern" style:font-pitch="fixed" fo:font-size="14pt" fo:font-weight="bold"/>
    </style:style>
    <style:style style:name="T15" style:family="text">
      <style:text-properties fo:color="#ff6633" fo:font-family="Courier" style:font-family-generic="modern" style:font-pitch="fixed" fo:font-size="14pt" fo:font-weight="bold"/>
    </style:style>
    <style:style style:name="T16" style:family="text">
      <style:text-properties fo:color="#008000" fo:font-family="Courier" style:font-family-generic="modern" style:font-pitch="fixed" fo:font-size="14pt" fo:font-weight="bold"/>
    </style:style>
    <style:style style:name="T17" style:family="text">
      <style:text-properties fo:color="#ff0000" fo:font-family="Courier" style:font-family-generic="modern" style:font-pitch="fixed" fo:font-size="14pt" fo:font-weight="bold"/>
    </style:style>
    <style:style style:name="T18" style:family="text">
      <style:text-properties fo:color="#0047ff" fo:font-family="Courier" style:font-family-generic="modern" style:font-pitch="fixed" fo:font-size="14pt" fo:font-weight="bold"/>
    </style:style>
    <style:style style:name="T19" style:family="text">
      <style:text-properties style:text-position="super 58%" fo:font-family="'Comic Sans MS'" style:font-pitch="variable" fo:font-size="18pt" style:font-size-asian="18pt" style:font-size-complex="18pt"/>
    </style:style>
    <style:style style:name="T20" style:family="text">
      <style:text-properties fo:font-family="'Comic Sans MS'" style:font-pitch="variable" fo:font-size="14pt"/>
    </style:style>
    <style:style style:name="T21" style:family="text">
      <style:text-properties fo:font-family="'Comic Sans MS'" style:font-pitch="variable" fo:font-size="15pt"/>
    </style:style>
    <style:style style:name="T22" style:family="text">
      <style:text-properties fo:color="#000080" fo:font-family="'Comic Sans MS'" style:font-pitch="variable" fo:font-size="15pt"/>
    </style:style>
    <style:style style:name="T23" style:family="text">
      <style:text-properties fo:color="#008000" fo:font-family="'Comic Sans MS'" style:font-pitch="variable" fo:font-size="15pt"/>
    </style:style>
    <style:style style:name="T24" style:family="text">
      <style:text-properties fo:color="#ff0000" fo:font-family="'Comic Sans MS'" style:font-pitch="variable" fo:font-size="15pt"/>
    </style:style>
    <style:style style:name="T25" style:family="text">
      <style:text-properties fo:color="#ff0000" fo:font-family="'Comic Sans MS'" style:font-pitch="variable" fo:font-size="14pt"/>
    </style:style>
    <style:style style:name="T26" style:family="text">
      <style:text-properties fo:color="#008000" fo:font-family="'Comic Sans MS'" style:font-pitch="variable" fo:font-size="14pt"/>
    </style:style>
    <style:style style:name="T27" style:family="text">
      <style:text-properties style:text-position="sub 58%" fo:font-family="'Comic Sans MS'" style:font-pitch="variable" fo:font-size="14pt"/>
    </style:style>
    <style:style style:name="T28" style:family="text">
      <style:text-properties style:text-position="0% 100%" fo:font-family="'Comic Sans MS'" style:font-pitch="variable" fo:font-size="14pt"/>
    </style:style>
    <style:style style:name="T29" style:family="text">
      <style:text-properties style:text-position="super 58%" fo:font-family="'Comic Sans MS'" style:font-pitch="variable" fo:font-size="14pt"/>
    </style:style>
    <style:style style:name="T30" style:family="text">
      <style:text-properties fo:color="#dc2300" fo:font-family="'Comic Sans MS'" style:font-pitch="variable" fo:font-size="16pt" fo:font-weight="bold"/>
    </style:style>
    <style:style style:name="T31" style:family="text">
      <style:text-properties style:text-position="super 58%" fo:font-family="'Comic Sans MS'" style:font-pitch="variable" fo:font-size="16pt"/>
    </style:style>
    <style:style style:name="T32" style:family="text">
      <style:text-properties fo:font-size="14pt"/>
    </style:style>
    <style:style style:name="T33" style:family="text"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fo:color="#ff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6" style:family="text">
      <style:text-properties fo:color="#008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style:use-window-font-color="true" style:text-outline="false" style:text-line-through-style="none" style:text-position="0% 100%" fo:font-family="Symbol" style:font-style-name="Medium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none" style:country-asian="none" style:font-style-asian="normal" style:font-weight-asian="normal" style:font-family-complex="Symbol" style:font-style-name-complex="Medium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8" style:family="text">
      <style:text-properties style:use-window-font-color="true" style:text-outline="false" style:text-line-through-style="none" style:text-position="sub 58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none" style:country-asian="none" style:font-style-asian="normal" style:font-weight-asian="normal" style:font-family-complex="Symbol" style:font-style-name-complex="Medium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none" style:country-asian="none" style:font-style-asian="normal" style:font-weight-asian="normal" style:font-family-complex="Symbol" style:font-style-name-complex="Medium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40" style:family="text">
      <style:text-properties fo:color="#00008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41" style:family="text">
      <style:text-properties fo:font-family="'Comic Sans MS'" style:font-pitch="variable" fo:font-size="14pt" fo:font-weight="bold"/>
    </style:style>
    <style:style style:name="T42" style:family="text">
      <style:text-properties fo:color="#00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fo:color="#ff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none" style:country-asian="none" style:font-style-asian="normal" style:font-weight-asian="normal" style:font-family-complex="Symbol" style:font-style-name-complex="Medium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44" style:family="text">
      <style:text-properties fo:color="#ff0000"/>
    </style:style>
    <style:style style:name="T45" style:family="text">
      <style:text-properties fo:color="#000000"/>
    </style:style>
    <style:style style:name="T46" style:family="text">
      <style:text-properties fo:color="#000000" fo:font-weight="normal"/>
    </style:style>
    <style:style style:name="T47" style:family="text">
      <style:text-properties fo:color="#000080" fo:font-weight="normal"/>
    </style:style>
    <style:style style:name="T48" style:family="text">
      <style:text-properties style:text-position="super 58%"/>
    </style:style>
    <style:style style:name="T49" style:family="text">
      <style:text-properties style:text-position="0% 100%"/>
    </style:style>
    <style:style style:name="T50" style:family="text">
      <style:text-properties style:text-position="0% 100%" fo:font-family="'Comic Sans MS'" style:font-pitch="variable" style:font-family-asian="'Comic Sans MS'" style:font-pitch-asian="variable" style:font-family-complex="'Comic Sans MS'" style:font-pitch-complex="variable"/>
    </style:style>
    <style:style style:name="T51" style:family="text">
      <style:text-properties style:text-position="sub 58%" fo:font-family="'Comic Sans MS'" style:font-pitch="variable" style:font-family-asian="'Comic Sans MS'" style:font-pitch-asian="variable" style:font-family-complex="'Comic Sans MS'" style:font-pitch-complex="variable"/>
    </style:style>
    <style:style style:name="T52" style:family="text">
      <style:text-properties fo:color="#ff0000" style:text-position="0% 100%" fo:font-family="'Comic Sans MS'" style:font-pitch="variable" style:font-family-asian="'Comic Sans MS'" style:font-pitch-asian="variable" style:font-family-complex="'Comic Sans MS'" style:font-pitch-complex="variable"/>
    </style:style>
    <style:style style:name="T53" style:family="text">
      <style:text-properties fo:color="#000000" fo:font-family="'Comic Sans MS'" style:font-pitch="variable" fo:font-size="15pt"/>
    </style:style>
    <style:style style:name="T54" style:family="text">
      <style:text-properties fo:color="#008000" style:text-position="sub 58%" fo:font-family="'Comic Sans MS'" style:font-pitch="variable" fo:font-size="15pt"/>
    </style:style>
    <style:style style:name="T55" style:family="text">
      <style:text-properties fo:font-family="'Comic Sans MS'" style:font-pitch="variable" fo:font-size="24pt"/>
    </style:style>
    <style:style style:name="T56" style:family="text">
      <style:text-properties style:text-position="sub 58%" fo:font-family="'Comic Sans MS'" style:font-pitch="variable" fo:font-size="24pt"/>
    </style:style>
    <style:style style:name="T57" style:family="text">
      <style:text-properties fo:font-family="Symbol" style:font-style-name="Medium" fo:font-size="24pt" style:font-family-asian="Symbol" style:font-style-name-asian="Medium" style:font-family-complex="Symbol" style:font-style-name-complex="Medium"/>
    </style:style>
    <style:style style:name="T58" style:family="text">
      <style:text-properties style:text-position="super 58%" fo:font-family="Symbol" style:font-style-name="Medium" fo:font-size="24pt" style:font-family-asian="Symbol" style:font-style-name-asian="Medium" style:font-family-complex="Symbol" style:font-style-name-complex="Medium"/>
    </style:style>
    <style:style style:name="T59" style:family="text">
      <style:text-properties fo:font-family="'Comic Sans MS'" style:font-pitch="variable" fo:font-size="24pt" style:font-family-asian="Symbol" style:font-style-name-asian="Medium" style:font-family-complex="Symbol" style:font-style-name-complex="Medium"/>
    </style:style>
    <style:style style:name="T60" style:family="text">
      <style:text-properties style:text-position="super 58%" fo:font-family="'Comic Sans MS'" style:font-pitch="variable" fo:font-size="24pt" style:font-family-asian="Symbol" style:font-style-name-asian="Medium" style:font-family-complex="Symbol" style:font-style-name-complex="Medium"/>
    </style:style>
    <style:style style:name="T61" style:family="text">
      <style:text-properties fo:color="#000000" fo:font-size="32pt"/>
    </style:style>
    <style:style style:name="T62" style:family="text">
      <style:text-properties fo:color="#000000" style:text-position="sub 58%" fo:font-size="32pt"/>
    </style:style>
    <style:style style:name="T63" style:family="text">
      <style:text-properties fo:color="#000000" fo:font-family="Symbol" style:font-style-name="Medium" fo:font-size="32pt" style:font-family-asian="Symbol" style:font-style-name-asian="Medium" style:font-family-complex="Symbol" style:font-style-name-complex="Medium"/>
    </style:style>
    <style:style style:name="T64" style:family="text">
      <style:text-properties fo:color="#000000" style:text-position="super 58%" fo:font-size="32pt"/>
    </style:style>
    <style:style style:name="T65" style:family="text">
      <style:text-properties fo:color="#ff0000" style:text-position="super 58%" fo:font-size="32pt"/>
    </style:style>
    <style:style style:name="T66" style:family="text">
      <style:text-properties fo:color="#0000ff" fo:font-family="OpenSymbol" style:font-pitch="variable" style:font-charset="x-symbol" fo:font-size="32pt" style:font-family-asian="OpenSymbol" style:font-pitch-asian="variable" style:font-charset-asian="x-symbol" style:font-family-complex="OpenSymbol" style:font-pitch-complex="variable" style:font-charset-complex="x-symbol"/>
    </style:style>
    <style:style style:name="T67" style:family="text">
      <style:text-properties fo:color="#0000ff" fo:font-size="32pt"/>
    </style:style>
    <style:style style:name="T68" style:family="text">
      <style:text-properties fo:color="#0000ff" style:text-position="sub 58%" fo:font-size="32pt"/>
    </style:style>
    <style:style style:name="T69" style:family="text">
      <style:text-properties fo:color="#0000ff" style:text-position="super 58%" fo:font-size="32pt"/>
    </style:style>
    <style:style style:name="T70" style:family="text">
      <style:text-properties fo:color="#000000" fo:font-family="Symbol" style:font-style-name="Medium" style:font-family-asian="Symbol" style:font-style-name-asian="Medium" style:font-family-complex="Symbol" style:font-style-name-complex="Medium"/>
    </style:style>
    <style:style style:name="T71" style:family="text">
      <style:text-properties fo:color="#000000" style:text-position="super 58%" fo:font-family="Symbol" style:font-style-name="Medium" fo:font-size="32pt" style:font-family-asian="Symbol" style:font-style-name-asian="Medium" style:font-family-complex="Symbol" style:font-style-name-complex="Medium"/>
    </style:style>
    <style:style style:name="T72" style:family="text">
      <style:text-properties fo:color="#800080" fo:font-size="32pt"/>
    </style:style>
    <style:style style:name="T73" style:family="text">
      <style:text-properties fo:color="#800080" style:text-position="sub 58%" fo:font-size="32pt"/>
    </style:style>
    <style:style style:name="T74" style:family="text">
      <style:text-properties fo:color="#800080" style:text-position="super 58%" fo:font-size="32pt"/>
    </style:style>
    <style:style style:name="T75" style:family="text">
      <style:text-properties fo:color="#000000" style:text-position="0% 100%" fo:font-size="32pt"/>
    </style:style>
    <style:style style:name="T76" style:family="text">
      <style:text-properties fo:color="#000080"/>
    </style:style>
    <style:style style:name="T77" style:family="text">
      <style:text-properties fo:color="#800080" style:text-position="0% 100%"/>
    </style:style>
    <style:style style:name="T78" style:family="text">
      <style:text-properties fo:color="#800080" style:text-position="sub 58%"/>
    </style:style>
    <style:style style:name="T79" style:family="text">
      <style:text-properties fo:color="#000080" style:text-position="0% 100%"/>
    </style:style>
    <style:style style:name="T80" style:family="text">
      <style:text-properties style:text-position="sub 58%"/>
    </style:style>
    <style:style style:name="T81" style:family="text">
      <style:text-properties fo:font-family="Courier" style:font-family-generic="modern" style:font-pitch="fixed" fo:font-size="13pt" fo:font-weight="bold"/>
    </style:style>
    <style:style style:name="T82" style:family="text">
      <style:text-properties fo:color="#0000ff" fo:font-family="Courier" style:font-family-generic="modern" style:font-pitch="fixed" fo:font-size="13pt" fo:font-weight="bold"/>
    </style:style>
    <style:style style:name="T83" style:family="text">
      <style:text-properties fo:color="#800080" fo:font-family="Courier" style:font-family-generic="modern" style:font-pitch="fixed" fo:font-size="13pt" fo:font-weight="bold"/>
    </style:style>
    <style:style style:name="T84" style:family="text">
      <style:text-properties fo:color="#000080" fo:font-family="Courier" style:font-family-generic="modern" style:font-pitch="fixed" fo:font-size="13pt" fo:font-weight="bold"/>
    </style:style>
    <style:style style:name="T85" style:family="text">
      <style:text-properties fo:color="#ff6633" fo:font-family="Courier" style:font-family-generic="modern" style:font-pitch="fixed" fo:font-size="13pt" fo:font-weight="bold"/>
    </style:style>
    <style:style style:name="T86" style:family="text">
      <style:text-properties fo:color="#ff0000" fo:font-family="Courier" style:font-family-generic="modern" style:font-pitch="fixed" fo:font-size="13pt" fo:font-weight="bold"/>
    </style:style>
    <style:style style:name="T87" style:family="text">
      <style:text-properties fo:color="#0000ff"/>
    </style:style>
    <style:style style:name="T88" style:family="text">
      <style:text-properties fo:color="#0000ff" fo:font-family="Courier" style:font-family-generic="modern" style:font-pitch="fixed" fo:font-size="14pt" fo:font-weight="bold"/>
    </style:style>
    <style:style style:name="T89" style:family="text">
      <style:text-properties fo:color="#800080" fo:font-family="Courier" style:font-family-generic="modern" style:font-pitch="fixed" fo:font-size="14pt" fo:font-weight="bold"/>
    </style:style>
    <style:style style:name="T90" style:family="text">
      <style:text-properties fo:color="#198a8a" fo:font-family="Courier" style:font-family-generic="modern" style:font-pitch="fixed" fo:font-size="14pt" fo:font-weight="bold"/>
    </style:style>
    <style:style style:name="T91" style:family="text">
      <style:text-properties fo:color="#000080" fo:font-family="Courier" style:font-family-generic="modern" style:font-pitch="fixed" fo:font-size="14pt" fo:font-weight="bold"/>
    </style:style>
    <style:style style:name="T92" style:family="text">
      <style:text-properties fo:font-family="Courier" style:font-family-generic="modern" style:font-pitch="fixed" fo:font-size="13pt"/>
    </style:style>
    <style:style style:name="T93" style:family="text">
      <style:text-properties fo:color="#198a8a" fo:font-family="Courier" style:font-family-generic="modern" style:font-pitch="fixed" fo:font-size="13pt" fo:font-weight="bold"/>
    </style:style>
    <style:style style:name="T94" style:family="text">
      <style:text-properties fo:color="#33a3a3" fo:font-family="Courier" style:font-family-generic="modern" style:font-pitch="fixed" fo:font-size="13pt" fo:font-weight="bold"/>
    </style:style>
    <style:style style:name="T95" style:family="text">
      <style:text-properties fo:color="#008000" fo:font-family="Courier" style:font-family-generic="modern" style:font-pitch="fixed" fo:font-size="13pt" fo:font-weight="bold"/>
    </style:style>
    <style:style style:name="T96" style:family="text">
      <style:text-properties fo:font-size="14pt" fo:font-weight="bold"/>
    </style:style>
    <style:style style:name="T97" style:family="text">
      <style:text-properties fo:font-family="'Bitstream Charter'" style:font-pitch="variable" fo:font-size="60pt" fo:font-weight="bold"/>
    </style:style>
    <style:style style:name="T98" style:family="text">
      <style:text-properties fo:font-family="'Bitstream Charter'" style:font-pitch="variable" fo:font-weight="bold"/>
    </style:style>
    <style:style style:name="T99" style:family="text">
      <style:text-properties fo:font-family="'Bitstream Charter'" style:font-pitch="variable"/>
    </style:style>
    <style:style style:name="T100" style:family="text">
      <style:text-properties fo:font-family="'Bitstream Charter'" style:font-pitch="variable" fo:font-size="36pt" fo:font-weight="bold"/>
    </style:style>
    <style:style style:name="T101" style:family="text">
      <style:text-properties fo:font-family="'Comic Sans MS'" style:font-pitch="variable"/>
    </style:style>
    <style:style style:name="T102" style:family="text">
      <style:text-properties fo:font-family="'Comic Sans MS'" style:font-pitch="variable" fo:font-size="16pt"/>
    </style:style>
    <style:style style:name="T103" style:family="text">
      <style:text-properties fo:font-family="'Comic Sans MS'" style:font-pitch="variable" fo:font-size="16pt" fo:font-weight="bold"/>
    </style:style>
    <style:style style:name="T104" style:family="text">
      <style:text-properties fo:font-family="'Comic Sans MS'" style:font-pitch="variable" fo:font-size="14pt" fo:font-weight="bold"/>
    </style:style>
    <style:style style:name="T105" style:family="text">
      <style:text-properties fo:font-family="'Comic Sans MS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spects of the Class Structure in Chroma</text:p>
          </draw:text-box>
        </draw:frame>
        <draw:frame presentation:style-name="pr2" draw:text-style-name="P3" draw:layer="layout" svg:width="23.711cm" svg:height="15.396cm" svg:x="3.848cm" svg:y="3.23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B</text:span><text:span text:style-name="T2">á</text:span><text:span text:style-name="T1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Jefferson Lab, Newport News, 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given a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HackLatt'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NeSC, Edinburg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March 29, 200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>
            <draw:text-box>
              <text:p text:style-name="P4">foo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Philosophy</text:p>
          </draw:text-box>
        </draw:frame>
        <draw:frame presentation:style-name="pr4" draw:text-style-name="P5" draw:layer="layout" svg:width="23.711cm" svg:height="15.483cm" svg:x="3.848cm" svg:y="3.23cm" presentation:class="outline" presentation:user-transformed="true">
          <draw:text-box>
            <text:list text:style-name="L4">
              <text:list-item>
                <text:p text:style-name="P5">Code as much as possible in terms of abstract / base classes and virtual functions</text:p>
              </text:list-item>
            </text:list>
            <text:list text:style-name="L4">
              <text:list-item>
                <text:p text:style-name="P5">As classes are derived try and write 'defaults'</text:p>
              </text:list-item>
            </text:list>
            <text:list text:style-name="L4">
              <text:list-item>
                <text:list>
                  <text:list-item>
                    <text:p text:style-name="P6">Try to write things only once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factor rather than duplicate and exte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ldor category default influence</text:p>
                  </text:list-item>
                </text:list>
              </text:list-item>
            </text:list>
            <text:list text:style-name="L4">
              <text:list-item>
                <text:p text:style-name="P5">Force type correctness where possible using the Covariant return rule</text:p>
              </text:list-item>
            </text:list>
            <text:list text:style-name="L4">
              <text:list-item>
                <text:list>
                  <text:list-item>
                    <text:p text:style-name="P6">Mirrored hierarchy trees</text:p>
                  </text:list-item>
                </text:list>
              </text:list-item>
            </text:list>
            <text:list text:style-name="L4">
              <text:list-item>
                <text:p text:style-name="P5">XML and factories - polymorphism of parameters</text:p>
              </text:list-item>
            </text:list>
          </draw:text-box>
        </draw:frame>
        <draw:frame draw:style-name="gr2" draw:text-style-name="P7" draw:layer="layout" svg:width="0.035cm" svg:height="1.237cm" svg:x="6.425cm" svg:y="12.851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 Broad Overview of the Base Classes</text:p>
          </draw:text-box>
        </draw:frame>
        <draw:rect draw:style-name="gr3" draw:text-style-name="P8" draw:layer="layout" svg:width="4.467cm" svg:height="1.306cm" svg:x="22.438cm" svg:y="7.284cm">
          <text:p text:style-name="P1"><text:span text:style-name="T7">LinearOperator</text:span></text:p>
        </draw:rect>
        <draw:rect draw:style-name="gr3" draw:text-style-name="P9" draw:layer="layout" svg:width="4.501cm" svg:height="1.168cm" svg:x="22.403cm" svg:y="5.841cm">
          <text:p text:style-name="P1"><text:span text:style-name="T1">ConnectState</text:span></text:p>
        </draw:rect>
        <draw:rect draw:style-name="gr3" draw:text-style-name="P9" draw:layer="layout" svg:width="4.433cm" svg:height="1.099cm" svg:x="22.472cm" svg:y="8.865cm">
          <text:p text:style-name="P1"><text:span text:style-name="T1">SystemSolver</text:span></text:p>
        </draw:rect>
        <draw:rect draw:style-name="gr3" draw:text-style-name="P9" draw:id="id3" draw:layer="layout" svg:width="3.883cm" svg:height="1.203cm" svg:x="16.151cm" svg:y="4.535cm">
          <text:p text:style-name="P1"><text:span text:style-name="T1">GaugeAction</text:span></text:p>
        </draw:rect>
        <draw:rect draw:style-name="gr3" draw:text-style-name="P9" draw:id="id1" draw:layer="layout" svg:width="4.707cm" svg:height="1.58cm" svg:x="15.703cm" svg:y="6.975cm">
          <text:p text:style-name="P1"><text:span text:style-name="T1">FermionAction</text:span></text:p>
        </draw:rect>
        <draw:rect draw:style-name="gr3" draw:text-style-name="P9" draw:layer="layout" svg:width="3.368cm" svg:height="0.928cm" svg:x="10.72cm" svg:y="4.672cm">
          <text:p text:style-name="P1"><text:span text:style-name="T1">GaugeBC</text:span></text:p>
        </draw:rect>
        <draw:rect draw:style-name="gr3" draw:text-style-name="P9" draw:layer="layout" svg:width="3.196cm" svg:height="0.962cm" svg:x="10.893cm" svg:y="7.215cm">
          <text:p text:style-name="P1"><text:span text:style-name="T1">FermBC</text:span></text:p>
        </draw:rect>
        <draw:rect draw:style-name="gr4" draw:text-style-name="P3" draw:layer="layout" svg:width="6.357cm" svg:height="1.443cm" svg:x="3.297cm" svg:y="10.513cm">
          <text:p text:style-name="P1"><text:span text:style-name="T1">InlineMeasurement</text:span></text:p>
        </draw:rect>
        <draw:line draw:style-name="gr5" draw:text-style-name="P9" draw:layer="layout" svg:x1="20.513cm" svg:y1="7.388cm" svg:x2="22.369cm" svg:y2="6.391cm">
          <text:p text:style-name="P1"/>
        </draw:line>
        <draw:line draw:style-name="gr5" draw:text-style-name="P9" draw:layer="layout" svg:x1="20.41cm" svg:y1="7.972cm" svg:x2="22.369cm" svg:y2="7.972cm">
          <text:p text:style-name="P1"/>
        </draw:line>
        <draw:line draw:style-name="gr5" draw:text-style-name="P9" draw:layer="layout" svg:x1="20.445cm" svg:y1="8.384cm" svg:x2="22.403cm" svg:y2="9.381cm">
          <text:p text:style-name="P1"/>
        </draw:line>
        <draw:line draw:style-name="gr5" draw:text-style-name="P9" draw:layer="layout" svg:x1="20.032cm" svg:y1="5.704cm" svg:x2="22.3cm" svg:y2="6.116cm">
          <text:p text:style-name="P1"/>
        </draw:line>
        <draw:line draw:style-name="gr6" draw:text-style-name="P9" draw:layer="layout" svg:x1="14.191cm" svg:y1="5.188cm" svg:x2="15.978cm" svg:y2="5.188cm">
          <text:p text:style-name="P1"/>
        </draw:line>
        <draw:line draw:style-name="gr6" draw:text-style-name="P9" draw:layer="layout" svg:x1="14.157cm" svg:y1="7.765cm" svg:x2="15.634cm" svg:y2="7.765cm">
          <text:p text:style-name="P1"/>
        </draw:line>
        <draw:rect draw:style-name="gr7" draw:text-style-name="P9" draw:layer="layout" svg:width="17.215cm" svg:height="6.735cm" svg:x="10.274cm" svg:y="3.814cm">
          <text:p text:style-name="P1"/>
        </draw:rect>
        <draw:line draw:style-name="gr8" draw:text-style-name="P9" draw:layer="layout" svg:x1="10.239cm" svg:y1="7.834cm" svg:x2="6.46cm" svg:y2="10.514cm">
          <text:p text:style-name="P1"/>
        </draw:line>
        <draw:connector draw:style-name="gr9" draw:text-style-name="P9" draw:layer="layout" svg:x1="18.056cm" svg:y1="8.555cm" svg:x2="23.228cm" svg:y2="13.608cm" draw:start-shape="id1" draw:start-glue-point="2" draw:end-shape="id2" draw:end-glue-point="0">
          <text:p text:style-name="P1"/>
        </draw:connector>
        <draw:connector draw:style-name="gr9" draw:text-style-name="P9" draw:layer="layout" svg:x1="20.034cm" svg:y1="5.136cm" svg:x2="21.338cm" svg:y2="11.03cm" draw:start-shape="id3" draw:start-glue-point="1">
          <text:p text:style-name="P1"/>
        </draw:connector>
        <draw:line draw:style-name="gr10" draw:text-style-name="P9" draw:layer="layout" svg:x1="3.367cm" svg:y1="3.711cm" svg:x2="4.982cm" svg:y2="3.711cm">
          <text:p text:style-name="P1"/>
        </draw:line>
        <draw:line draw:style-name="gr11" draw:text-style-name="P9" draw:layer="layout" svg:x1="3.401cm" svg:y1="4.81cm" svg:x2="4.948cm" svg:y2="4.81cm">
          <text:p text:style-name="P1"/>
        </draw:line>
        <draw:frame draw:style-name="gr12" draw:text-style-name="P10" draw:layer="layout" svg:width="2.783cm" svg:height="0.889cm" svg:x="4.948cm" svg:y="4.33cm">
          <draw:text-box>
            <text:p text:style-name="P1"><text:span text:style-name="T8">creates</text:span></text:p>
          </draw:text-box>
        </draw:frame>
        <draw:frame draw:style-name="gr12" draw:text-style-name="P10" draw:layer="layout" svg:width="3.608cm" svg:height="0.889cm" svg:x="5.188cm" svg:y="3.367cm">
          <draw:text-box>
            <text:p text:style-name="P1"><text:span text:style-name="T8">uses</text:span></text:p>
          </draw:text-box>
        </draw:frame>
        <draw:line draw:style-name="gr13" draw:text-style-name="P9" draw:layer="layout" svg:x1="3.505cm" svg:y1="5.704cm" svg:x2="4.879cm" svg:y2="5.704cm">
          <text:p text:style-name="P1"/>
        </draw:line>
        <draw:frame draw:style-name="gr12" draw:text-style-name="P10" draw:layer="layout" svg:width="4.398cm" svg:height="0.889cm" svg:x="4.981cm" svg:y="5.224cm">
          <draw:text-box>
            <text:p text:style-name="P1"><text:span text:style-name="T8">aggregates</text:span></text:p>
          </draw:text-box>
        </draw:frame>
        <draw:g>
          <draw:rect draw:style-name="gr3" draw:text-style-name="P9" draw:id="id2" draw:layer="layout" svg:width="4.88cm" svg:height="1.306cm" svg:x="20.788cm" svg:y="13.608cm">
            <text:p text:style-name="P1"><text:span text:style-name="T1">AbsMonomial</text:span></text:p>
          </draw:rect>
          <draw:rect draw:style-name="gr3" draw:text-style-name="P9" draw:layer="layout" svg:width="5.533cm" svg:height="1.202cm" svg:x="12.644cm" svg:y="13.676cm">
            <text:p text:style-name="P1"><text:span text:style-name="T1">AbsHamiltonian</text:span></text:p>
          </draw:rect>
          <draw:rect draw:style-name="gr3" draw:text-style-name="P9" draw:layer="layout" svg:width="5.567cm" svg:height="1.271cm" svg:x="12.645cm" svg:y="16.871cm">
            <text:p text:style-name="P1"><text:span text:style-name="T1">AbsFieldState</text:span></text:p>
          </draw:rect>
          <draw:rect draw:style-name="gr3" draw:text-style-name="P9" draw:layer="layout" svg:width="5.841cm" svg:height="1.271cm" svg:x="5.051cm" svg:y="14.432cm">
            <text:p text:style-name="P1"><text:span text:style-name="T1">AbsMDIntegrator</text:span></text:p>
          </draw:rect>
          <draw:rect draw:style-name="gr3" draw:text-style-name="P9" draw:layer="layout" svg:width="5.876cm" svg:height="1.307cm" svg:x="5.119cm" svg:y="16.768cm">
            <text:p text:style-name="P1"><text:span text:style-name="T1">AbsHMCTrj</text:span></text:p>
          </draw:rect>
          <draw:rect draw:style-name="gr3" draw:text-style-name="P9" draw:layer="layout" svg:width="8.663cm" svg:height="1.237cm" svg:x="12.641cm" svg:y="15.29cm">
            <text:p text:style-name="P1"><text:span text:style-name="T1">AbsChronologicalPredictor</text:span></text:p>
          </draw:rect>
          <draw:line draw:style-name="gr14" draw:text-style-name="P9" draw:layer="layout" svg:x1="10.927cm" svg:y1="14.878cm" svg:x2="12.645cm" svg:y2="14.191cm">
            <text:p text:style-name="P1"/>
          </draw:line>
          <draw:line draw:style-name="gr8" draw:text-style-name="P9" draw:layer="layout" svg:x1="12.645cm" svg:y1="17.352cm" svg:x2="10.858cm" svg:y2="15.669cm">
            <text:p text:style-name="P1"/>
          </draw:line>
          <draw:line draw:style-name="gr8" draw:text-style-name="P9" draw:layer="layout" svg:x1="8.006cm" svg:y1="15.703cm" svg:x2="8.006cm" svg:y2="16.768cm">
            <text:p text:style-name="P1"/>
          </draw:line>
          <draw:line draw:style-name="gr15" draw:text-style-name="P9" draw:layer="layout" svg:x1="20.582cm" svg:y1="14.294cm" svg:x2="18.28cm" svg:y2="14.294cm">
            <text:p text:style-name="P1"/>
          </draw:line>
          <draw:line draw:style-name="gr10" draw:text-style-name="P9" draw:layer="layout" svg:x1="11.133cm" svg:y1="17.627cm" svg:x2="12.576cm" svg:y2="17.627cm">
            <text:p text:style-name="P1"/>
          </draw:line>
          <draw:line draw:style-name="gr16" draw:text-style-name="P11" draw:layer="layout" svg:x1="23.813cm" svg:y1="14.879cm" svg:x2="21.27cm" svg:y2="15.91cm">
            <text:p text:style-name="P1"/>
          </draw:lin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onnectState</text:p>
          </draw:text-box>
        </draw:frame>
        <draw:frame presentation:style-name="pr4" draw:text-style-name="P5" draw:layer="layout" svg:width="11.57cm" svg:height="15.396cm" svg:x="3.848cm" svg:y="3.23cm" presentation:class="outline">
          <draw:text-box>
            <text:list text:style-name="L4">
              <text:list-item>
                <text:p text:style-name="P5">In order to be useful raw gauge field states need extra info eg:</text:p>
              </text:list-item>
            </text:list>
            <text:list text:style-name="L4">
              <text:list-item>
                <text:list>
                  <text:list-item>
                    <text:p text:style-name="P6">Boundary 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k smea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igenvectors/values</text:p>
                  </text:list-item>
                </text:list>
              </text:list-item>
            </text:list>
            <text:list text:style-name="L4">
              <text:list-item>
                <text:p text:style-name="P5">ConnectState manages this</text:p>
              </text:list-item>
            </text:list>
            <text:list text:style-name="L4">
              <text:list-item>
                <text:p text:style-name="P5">Created by</text:p>
              </text:list-item>
            </text:list>
            <text:list text:style-name="L4">
              <text:list-item>
                <text:list>
                  <text:list-item>
                    <text:p text:style-name="P6">FermionAction</text:p>
                  </text:list-item>
                </text:list>
              </text:list-item>
            </text:list>
          </draw:text-box>
        </draw:frame>
        <draw:g>
          <draw:frame draw:style-name="gr12" draw:text-style-name="P12" draw:layer="layout" svg:width="13.191cm" svg:height="6.311cm" svg:x="14.603cm" svg:y="7.8cm">
            <draw:text-box>
              <text:p text:style-name="P1"><text:span text:style-name="T9">// Raw Gauge Field</text:span></text:p>
              <text:p text:style-name="P1"><text:span text:style-name="T10">multi1d&lt;LatticeColorMatrix&gt; u(Nd);</text:span></text:p>
              <text:p text:style-name="P1"><text:span text:style-name="T9">FermionAction&amp; S = ...;</text:span></text:p>
              <text:p text:style-name="P1"><text:span text:style-name="T9"/></text:p>
              <text:p text:style-name="P1"><text:span text:style-name="T9">Handle&lt;ConnectState&gt; state( <text:s/></text:span></text:p>
              <text:p text:style-name="P1"><text:span text:style-name="T9"><text:s text:c="20"/></text:span><text:span text:style-name="T11">S.createState(</text:span><text:span text:style-name="T10">u</text:span><text:span text:style-name="T11">)</text:span><text:span text:style-name="T9"> ); </text:span></text:p>
              <text:p text:style-name="P1"><text:span text:style-name="T9"/></text:p>
              <text:p text:style-name="P1"><text:span text:style-name="T9">Handle&lt;LinearOperator&lt;LatticeFermion&gt; &gt;</text:span></text:p>
              <text:p text:style-name="P1"><text:span text:style-name="T9"><text:tab/></text:span><text:span text:style-name="T12">S.linOp(state)</text:span><text:span text:style-name="T9">;</text:span></text:p>
              <text:p text:style-name="P1"><text:span text:style-name="T9"/></text:p>
            </draw:text-box>
          </draw:frame>
          <draw:custom-shape draw:style-name="gr17" draw:text-style-name="P9" draw:layer="layout" svg:width="4.879cm" svg:height="1.89cm" svg:x="22.369cm" svg:y="5.36cm">
            <text:p text:style-name="P2"><text:span text:style-name="T1">Raw Field</text:span></text:p>
            <draw:enhanced-geometry svg:viewBox="0 0 21600 21600" draw:text-areas="800 800 20800 20800" draw:type="round-rectangular-callout" draw:modifiers="1372.13114754098 34930.0898995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9" draw:layer="layout" svg:width="5.567cm" svg:height="1.134cm" svg:x="22.128cm" svg:y="9.14cm">
            <text:p text:style-name="P2"><text:span text:style-name="T1">Knows about BC-s</text:span></text:p>
            <draw:enhanced-geometry svg:viewBox="0 0 21600 21600" draw:text-areas="800 800 20800 20800" draw:type="round-rectangular-callout" draw:modifiers="-12390.5172413793 11784.4121532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9" draw:layer="layout" svg:width="6.323cm" svg:height="3.162cm" svg:x="21.372cm" svg:y="13.744cm">
            <text:p text:style-name="P2"><text:span text:style-name="T1">Factory Function:</text:span></text:p>
            <text:p text:style-name="P2"><text:span text:style-name="T1">applies BC-s to field</text:span></text:p>
            <draw:enhanced-geometry svg:viewBox="0 0 21600 21600" draw:text-areas="800 800 20800 20800" draw:type="round-rectangular-callout" draw:modifiers="2117.64705882353 -13842.301612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3" draw:layer="layout" svg:width="6.117cm" svg:height="3.23cm" svg:x="14.878cm" svg:y="14.707cm">
            <text:p text:style-name="P2"><text:span text:style-name="T1">LinearOperator</text:span></text:p>
            <text:p text:style-name="P2"><text:span text:style-name="T1">gets field with BCs</text:span></text:p>
            <text:p text:style-name="P2"><text:span text:style-name="T1">applied</text:span></text:p>
            <draw:enhanced-geometry svg:viewBox="0 0 21600 21600" draw:text-areas="800 800 20800 20800" draw:type="round-rectangular-callout" draw:modifiers="17596.3386727689 -9880.77994428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onnectState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Some Derivations of ConnectState</text:p>
              </text:list-item>
            </text:list>
            <text:list text:style-name="L4">
              <text:list-item>
                <text:list>
                  <text:list-item>
                    <text:p text:style-name="P6">SimpleConnectState (just u and BC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igenState (u and e-values &amp; vector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toutState (in developmen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verlapState( deprecated older version of EigenState)</text:p>
                  </text:list-item>
                </text:list>
              </text:list-item>
            </text:list>
            <text:list text:style-name="L4">
              <text:list-item>
                <text:p text:style-name="P5">Member Functions:</text:p>
              </text:list-item>
            </text:list>
            <text:list text:style-name="L4">
              <text:list-item>
                <text:list>
                  <text:list-item>
                    <text:p text:style-name="P6">getLinks() - return internal fiel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riv() - force w.r.t thin (unsmeared lin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FermBCs</text:p>
          </draw:text-box>
        </draw:frame>
        <draw:frame presentation:style-name="pr4" draw:text-style-name="P5" draw:layer="layout" svg:width="23.711cm" svg:height="15.683cm" svg:x="3.848cm" svg:y="3.23cm" presentation:class="outline" presentation:user-transformed="true">
          <draw:text-box>
            <text:list text:style-name="L4">
              <text:list-item>
                <text:p text:style-name="P5">Interface for applying fermionic BCs</text:p>
              </text:list-item>
            </text:list>
            <text:list text:style-name="L4">
              <text:list-item>
                <text:p text:style-name="P5">Templated on type of FermionField</text:p>
              </text:list-item>
            </text:list>
            <text:list text:style-name="L4">
              <text:list-item>
                <text:p text:style-name="P5">Produced by factory</text:p>
              </text:list-item>
            </text:list>
            <text:list text:style-name="L4">
              <text:list-item>
                <text:p text:style-name="P5">Managed/Used by FermionAction and other GaugeBCs and FermBCs (eg Schroedinger Functional)</text:p>
              </text:list-item>
            </text:list>
            <text:list text:style-name="L4">
              <text:list-item>
                <text:p text:style-name="P5">Main memebrs:</text:p>
              </text:list-item>
            </text:list>
            <text:list text:style-name="L4">
              <text:list-item>
                <text:list>
                  <text:list-item>
                    <text:p text:style-name="P6">modifyU(u) – Apply boundaries to gauge fiel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difyF(psi) – Apply boundaries to fermion fie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/>zero(F) – Zero Force on boundary (eg Schroedinger func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Operator</text:p>
          </draw:text-box>
        </draw:frame>
        <draw:frame presentation:style-name="pr6" draw:text-style-name="P5" draw:layer="layout" svg:width="23.711cm" svg:height="5.498cm" svg:x="3.848cm" svg:y="3.23cm" presentation:class="outline" presentation:user-transformed="true">
          <draw:text-box>
            <text:list text:style-name="L4">
              <text:list-item>
                <text:p text:style-name="P5">BaseType for matrices</text:p>
              </text:list-item>
            </text:list>
            <text:list text:style-name="L4">
              <text:list-item>
                <text:p text:style-name="P5">Templated on Fermion Type</text:p>
              </text:list-item>
            </text:list>
            <text:list text:style-name="L4">
              <text:list-item>
                <text:p text:style-name="P5">Function Object ( has overloaded operator() )</text:p>
              </text:list-item>
            </text:list>
          </draw:text-box>
        </draw:frame>
        <draw:frame draw:style-name="gr18" draw:text-style-name="P13" draw:layer="layout" svg:width="23.945cm" svg:height="7.03cm" svg:x="4.055cm" svg:y="9.67cm">
          <draw:text-box>
            <text:p text:style-name="P1"><text:span text:style-name="T13"><text:s/></text:span><text:span text:style-name="T14"><text:s/></text:span><text:span text:style-name="T14">template&lt;typename T&gt;</text:span></text:p>
            <text:p text:style-name="P1"><text:span text:style-name="T14"><text:s text:c="2"/></text:span><text:span text:style-name="T14">class LinearOperator</text:span></text:p>
            <text:p text:style-name="P1"><text:span text:style-name="T14"><text:s text:c="2"/></text:span><text:span text:style-name="T14">{</text:span></text:p>
            <text:p text:style-name="P1"><text:span text:style-name="T14"><text:s text:c="2"/></text:span><text:span text:style-name="T14">public:</text:span></text:p>
            <text:p text:style-name="P1"><text:span text:style-name="T14"><text:s text:c="4"/></text:span><text:span text:style-name="T14">virtual void </text:span><text:span text:style-name="T15">operator()</text:span><text:span text:style-name="T14"> (</text:span><text:span text:style-name="T16">T&amp; chi</text:span><text:span text:style-name="T14">, </text:span><text:span text:style-name="T17">const T&amp; psi</text:span><text:span text:style-name="T14">, </text:span><text:span text:style-name="T18">enum PlusMinus isign</text:span><text:span text:style-name="T14">) const = 0;</text:span></text:p>
            <text:p text:style-name="P1"><text:span text:style-name="T14"><text:s text:c="2"/></text:span></text:p>
            <text:p text:style-name="P1"><text:span text:style-name="T14"><text:s text:c="4"/></text:span><text:span text:style-name="T14">virtual const OrderedSubset&amp; </text:span><text:span text:style-name="T15">subset()</text:span><text:span text:style-name="T14"> const = 0;</text:span></text:p>
            <text:p text:style-name="P1"><text:span text:style-name="T14"><text:s/></text:span></text:p>
            <text:p text:style-name="P1"><text:span text:style-name="T14"><text:s text:c="3"/></text:span><text:span text:style-name="T14">// ... others omitted for lack of space</text:span></text:p>
            <text:p text:style-name="P1"><text:span text:style-name="T14"><text:s/></text:span><text:span text:style-name="T14">};</text:span></text:p>
          </draw:text-box>
        </draw:frame>
        <draw:g>
          <draw:frame draw:style-name="gr2" draw:text-style-name="P7" draw:layer="layout" svg:width="22.919cm" svg:height="1.237cm" svg:x="3.573cm" svg:y="8.934cm">
            <draw:text-box>
              <text:p text:style-name="P1"/>
            </draw:text-box>
          </draw:frame>
          <draw:custom-shape draw:style-name="gr19" draw:text-style-name="P9" draw:layer="layout" svg:width="5.704cm" svg:height="2.371cm" svg:x="21.578cm" svg:y="9.004cm">
            <text:p text:style-name="P2"><text:span text:style-name="T1">PLUS apply M</text:span></text:p>
            <text:p text:style-name="P2"><text:span text:style-name="T1">MINUS apply M</text:span><text:span text:style-name="T19">+</text:span></text:p>
            <draw:enhanced-geometry svg:viewBox="0 0 21600 21600" draw:text-areas="800 800 20800 20800" draw:type="round-rectangular-callout" draw:modifiers="-386.187554776512 30979.4266441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9" draw:layer="layout" svg:width="6.426cm" svg:height="1.856cm" svg:x="20.788cm" svg:y="13.401cm">
            <text:p text:style-name="P2"><text:span text:style-name="T1">Know which subset</text:span></text:p>
            <text:p text:style-name="P2"><text:span text:style-name="T1">to act on </text:span></text:p>
            <draw:enhanced-geometry svg:viewBox="0 0 21600 21600" draw:text-areas="800 800 20800 20800" draw:type="round-rectangular-callout" draw:modifiers="-3347.37824801618 11585.1373182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9" draw:layer="layout" svg:width="3.952cm" svg:height="2.474cm" svg:x="16.665cm" svg:y="9.346cm">
            <text:p text:style-name="P2"><text:span text:style-name="T1">Source </text:span></text:p>
            <text:p text:style-name="P2"><text:span text:style-name="T1">Vector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9" draw:layer="layout" svg:width="3.676cm" svg:height="2.164cm" svg:x="12.061cm" svg:y="9.175cm">
            <text:p text:style-name="P2"><text:span text:style-name="T1">Target</text:span></text:p>
            <text:p text:style-name="P2"><text:span text:style-name="T1">Vector</text:span></text:p>
            <draw:enhanced-geometry svg:viewBox="0 0 21600 21600" draw:text-areas="800 800 20800 20800" draw:type="round-rectangular-callout" draw:modifiers="8676.42099537667 31187.8060046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Operator</text:p>
          </draw:text-box>
        </draw:frame>
        <draw:frame presentation:style-name="pr7" draw:text-style-name="P5" draw:layer="layout" svg:width="23.711cm" svg:height="3.574cm" svg:x="3.848cm" svg:y="3.23cm" presentation:class="outline" presentation:user-transformed="true">
          <draw:text-box>
            <text:list text:style-name="L4">
              <text:list-item>
                <text:p text:style-name="P5">Created by FermionAction (factory method)</text:p>
              </text:list-item>
            </text:list>
            <text:list text:style-name="L4">
              <text:list-item>
                <text:p text:style-name="P5">Typical Use Pattern:</text:p>
              </text:list-item>
            </text:list>
          </draw:text-box>
        </draw:frame>
        <draw:g>
          <draw:g>
            <draw:frame draw:style-name="gr12" draw:text-style-name="P12" draw:layer="layout" svg:width="20.961cm" svg:height="8.114cm" svg:x="4.988cm" svg:y="8.934cm">
              <draw:text-box>
                <text:p text:style-name="P1"><text:span text:style-name="T9">// Raw Gauge Field</text:span></text:p>
                <text:p text:style-name="P1"><text:span text:style-name="T10">multi1d&lt;LatticeColorMatrix&gt; u(Nd);</text:span></text:p>
                <text:p text:style-name="P1"><text:span text:style-name="T9">FermionAction&amp; S = ...;</text:span></text:p>
                <text:p text:style-name="P1"><text:span text:style-name="T9"/></text:p>
                <text:p text:style-name="P1"><text:span text:style-name="T9">Handle&lt;ConnectState&gt; state( </text:span><text:span text:style-name="T11">S.createState(</text:span><text:span text:style-name="T10">u</text:span><text:span text:style-name="T11">)</text:span><text:span text:style-name="T9"> ); </text:span></text:p>
                <text:p text:style-name="P1"><text:span text:style-name="T9"/></text:p>
                <text:p text:style-name="P1"><text:span text:style-name="T9">Handle&lt;</text:span><text:span text:style-name="T11">LinearOperator&lt;LatticeFermion&gt; </text:span><text:span text:style-name="T9">&gt; <text:s/></text:span><text:span text:style-name="T11">M(</text:span><text:span text:style-name="T9"> </text:span><text:span text:style-name="T10">S.linOp(state)</text:span><text:span text:style-name="T12"> </text:span><text:span text:style-name="T11">)</text:span><text:span text:style-name="T12"> </text:span><text:span text:style-name="T9">;</text:span></text:p>
                <text:p text:style-name="P1"><text:span text:style-name="T9"/></text:p>
                <text:p text:style-name="P1"><text:span text:style-name="T9">LatticeFermion y, x;</text:span></text:p>
                <text:p text:style-name="P1"><text:span text:style-name="T9">gaussian(x);</text:span></text:p>
                <text:p text:style-name="P1"><text:span text:style-name="T9"/></text:p>
                <text:p text:style-name="P1"><text:span text:style-name="T11">(*M)(y, x, PLUS);</text:span></text:p>
                <text:p text:style-name="P1"><text:span text:style-name="T11"/></text:p>
              </draw:text-box>
            </draw:frame>
          </draw:g>
          <draw:custom-shape draw:style-name="gr19" draw:text-style-name="P9" draw:layer="layout" svg:width="3.917cm" svg:height="2.783cm" svg:x="16.013cm" svg:y="6.941cm">
            <text:p text:style-name="P2"><text:span text:style-name="T1">Create state</text:span></text:p>
            <text:p text:style-name="P2"><text:span text:style-name="T1">for Fermion</text:span></text:p>
            <text:p text:style-name="P2"><text:span text:style-name="T1">Kernel</text:span></text:p>
            <draw:enhanced-geometry svg:viewBox="0 0 21600 21600" draw:text-areas="800 800 20800 20800" draw:type="round-rectangular-callout" draw:modifiers="3787.44257274119 32795.6896551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9" draw:layer="layout" svg:width="4.81cm" svg:height="3.849cm" svg:x="21.304cm" svg:y="7.73cm">
            <text:p text:style-name="P2"><text:span text:style-name="T1">Create</text:span></text:p>
            <text:p text:style-name="P2"><text:span text:style-name="T1">LinearOperator</text:span></text:p>
            <text:p text:style-name="P2"><text:span text:style-name="T1">(fix in links)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3" draw:layer="layout" svg:width="10.686cm" svg:height="2.062cm" svg:x="12.748cm" svg:y="13.916cm">
            <text:p text:style-name="P2"><text:span text:style-name="T1">De-reference Handle</text:span></text:p>
            <text:p text:style-name="P2"><text:span text:style-name="T1">and apply lin. op: y = M x</text:span></text:p>
            <draw:enhanced-geometry svg:viewBox="0 0 21600 21600" draw:text-areas="800 800 20800 20800" draw:type="round-rectangular-callout" draw:modifiers="-3888.68719004398 19076.6844401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ome Derivations of LinearOperator</text:p>
          </draw:text-box>
        </draw:frame>
        <draw:g draw:id="id8">
          <draw:rect draw:style-name="gr20" draw:text-style-name="P14" draw:layer="layout" svg:width="8.04cm" svg:height="1.803cm" svg:x="4.518cm" svg:y="6.788cm">
            <text:p text:style-name="P1"><text:span text:style-name="T20">DiffLinearOperator&lt;T,P&gt;</text:span></text:p>
            <text:p text:style-name="P1"><text:span text:style-name="T20">+ deriv() <text:s/>- time “derivative” <text:s text:c="9"/></text:span></text:p>
          </draw:rect>
          <draw:frame draw:style-name="gr21" draw:text-style-name="P15" draw:layer="layout" svg:width="0.552cm" svg:height="1.237cm" svg:x="8.486cm" svg:y="6.886cm">
            <draw:text-box>
              <text:p text:style-name="P1"/>
            </draw:text-box>
          </draw:frame>
          <draw:rect draw:style-name="gr22" draw:text-style-name="P11" draw:layer="layout" svg:width="8.04cm" svg:height="0.886cm" svg:x="4.519cm" svg:y="6.812cm">
            <text:p text:style-name="P1"/>
          </draw:rect>
        </draw:g>
        <draw:g draw:id="id10">
          <draw:rect draw:style-name="gr20" draw:text-style-name="P14" draw:layer="layout" svg:width="8.04cm" svg:height="2.508cm" svg:x="4.588cm" svg:y="3.625cm">
            <text:p text:style-name="P1"><text:span text:style-name="T20">LinearOperator&lt;T&gt; <text:s text:c="8"/></text:span></text:p>
            <text:p text:style-name="P1"><text:span text:style-name="T20">operator() = 0- apply</text:span></text:p>
            <text:p text:style-name="P1"><text:span text:style-name="T20">subset() <text:s/>=0 <text:s text:c="2"/>- working subset <text:s text:c="5"/></text:span></text:p>
          </draw:rect>
          <draw:frame draw:style-name="gr23" draw:text-style-name="P15" draw:layer="layout" svg:width="0.552cm" svg:height="1.237cm" svg:x="8.556cm" svg:y="3.762cm">
            <draw:text-box>
              <text:p text:style-name="P1"/>
            </draw:text-box>
          </draw:frame>
          <draw:rect draw:style-name="gr22" draw:text-style-name="P11" draw:layer="layout" svg:width="8.04cm" svg:height="0.928cm" svg:x="4.589cm" svg:y="3.659cm">
            <text:p text:style-name="P1"/>
          </draw:rect>
        </draw:g>
        <draw:rect draw:style-name="gr20" draw:text-style-name="P11" draw:id="id9" draw:layer="layout" svg:width="8.007cm" svg:height="1.511cm" svg:x="4.501cm" svg:y="9.124cm">
          <text:p text:style-name="P1"><text:span text:style-name="T20">UnprecLinearOperator&lt;T,P&gt;</text:span></text:p>
          <text:p text:style-name="P1"><text:span text:style-name="T20">*subset() = all <text:s text:c="31"/></text:span></text:p>
        </draw:rect>
        <draw:rect draw:style-name="gr24" draw:text-style-name="P11" draw:layer="layout" svg:width="8.006cm" svg:height="0.789cm" svg:x="4.517cm" svg:y="9.125cm">
          <text:p text:style-name="P1"/>
        </draw:rect>
        <draw:g draw:id="id5">
          <draw:frame draw:style-name="gr25" draw:text-style-name="P10" draw:layer="layout" svg:width="12.734cm" svg:height="8.408cm" svg:x="15.043cm" svg:y="3.265cm">
            <draw:text-box>
              <text:p text:style-name="P1"><text:span text:style-name="T21">EvenOddPrecLinearOperator&lt;T,P&gt;</text:span></text:p>
              <text:p text:style-name="P1"><text:span text:style-name="T22">+evenEvenLinOp()=0,+evenOddLinOp()=0</text:span></text:p>
              <text:p text:style-name="P1"><text:span text:style-name="T22">+oddEvenLinOp()=0, <text:s/>+oddOddLinOp()=0</text:span></text:p>
              <text:p text:style-name="P1"><text:span text:style-name="T22">+evenEvenInvLinOp()=0, </text:span></text:p>
              <text:p text:style-name="P1"><text:span text:style-name="T23">+derivEvenEvenLinOp()=0</text:span></text:p>
              <text:p text:style-name="P1"><text:span text:style-name="T23">+derivOddOddLinOp()=0, +derivEvenOddLinOp()=0</text:span></text:p>
              <text:p text:style-name="P1"><text:span text:style-name="T23">+derivOddEvenLinOp()=0,</text:span></text:p>
              <text:p text:style-name="P1"><text:span text:style-name="T24">*operator()</text:span></text:p>
              <text:p text:style-name="P1"><text:span text:style-name="T24">*unprecLinOp()</text:span></text:p>
              <text:p text:style-name="P1"><text:span text:style-name="T24">*derivUnprecLinOp()</text:span></text:p>
              <text:p text:style-name="P1"><text:span text:style-name="T24">*subset() = rb[1] – odd subset</text:span></text:p>
            </draw:text-box>
          </draw:frame>
          <draw:rect draw:style-name="gr26" draw:text-style-name="P11" draw:layer="layout" svg:width="12.699cm" svg:height="8.336cm" svg:x="15.082cm" svg:y="3.313cm">
            <text:p text:style-name="P1"/>
          </draw:rect>
          <draw:rect draw:style-name="gr26" draw:text-style-name="P11" draw:layer="layout" svg:width="12.666cm" svg:height="0.696cm" svg:x="15.098cm" svg:y="3.345cm">
            <text:p text:style-name="P1"/>
          </draw:rect>
        </draw:g>
        <draw:line draw:style-name="gr26" draw:text-style-name="P11" draw:layer="layout" svg:x1="15.222cm" svg:y1="7.113cm" svg:x2="12.474cm" svg:y2="7.113cm">
          <text:p text:style-name="P1"/>
        </draw:line>
        <draw:custom-shape draw:style-name="gr27" draw:text-style-name="P11" draw:layer="layout" svg:width="0.584cm" svg:height="1.581cm" svg:x="20.771cm" svg:y="9.037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6" draw:layer="layout" svg:width="6.426cm" svg:height="1.681cm" svg:x="21.131cm" svg:y="8.779cm">
          <draw:text-box>
            <text:p text:style-name="P1"><text:span text:style-name="T20">Default Implentation</text:span></text:p>
            <text:p text:style-name="P1"><text:span text:style-name="T20">through virtual functions </text:span></text:p>
          </draw:text-box>
        </draw:frame>
        <draw:g draw:id="id4">
          <draw:frame draw:style-name="gr29" draw:text-style-name="P16" draw:layer="layout" svg:width="10.347cm" svg:height="1.959cm" svg:x="17.487cm" svg:y="13.689cm">
            <draw:text-box>
              <text:p text:style-name="P1"><text:span text:style-name="T20">EvenOddPrecConstDetLinearOperator&lt;T,P&gt;</text:span></text:p>
              <text:p text:style-name="P1"><text:span text:style-name="T25">*deriv() </text:span><text:span text:style-name="T20"><text:s/>- Default Force implementation</text:span></text:p>
            </draw:text-box>
          </draw:frame>
          <draw:g>
            <draw:rect draw:style-name="gr30" draw:text-style-name="P11" draw:layer="layout" svg:width="10.323cm" svg:height="1.907cm" svg:x="17.542cm" svg:y="13.707cm">
              <text:p text:style-name="P1"/>
            </draw:rect>
            <draw:rect draw:style-name="gr30" draw:text-style-name="P11" draw:layer="layout" svg:width="10.323cm" svg:height="0.899cm" svg:x="17.542cm" svg:y="13.707cm">
              <text:p text:style-name="P1"/>
            </draw:rect>
          </draw:g>
        </draw:g>
        <draw:g draw:id="id6">
          <draw:g>
            <draw:frame draw:style-name="gr31" draw:text-style-name="P16" draw:layer="layout" svg:width="10.035cm" svg:height="3.061cm" svg:x="17.804cm" svg:y="15.808cm">
              <draw:text-box>
                <text:p text:style-name="P1"><text:span text:style-name="T20">EvenOddPrecLogDetLinearOperator&lt;T,P&gt;</text:span></text:p>
                <text:p text:style-name="P1"><text:span text:style-name="T25">*deriv() </text:span><text:span text:style-name="T20"><text:s/>- Default Force implementation</text:span></text:p>
                <text:p text:style-name="P1"><text:span text:style-name="T26">+derivEvenEvenLogDet() = 0</text:span></text:p>
                <text:p text:style-name="P1"><text:span text:style-name="T26">+logDetEvenEven() = 0 </text:span></text:p>
              </draw:text-box>
            </draw:frame>
            <draw:g>
              <draw:rect draw:style-name="gr30" draw:text-style-name="P11" draw:layer="layout" svg:width="9.997cm" svg:height="2.993cm" svg:x="17.803cm" svg:y="15.855cm">
                <text:p text:style-name="P1"/>
              </draw:rect>
              <draw:rect draw:style-name="gr30" draw:text-style-name="P11" draw:layer="layout" svg:width="9.999cm" svg:height="0.814cm" svg:x="17.801cm" svg:y="15.852cm">
                <text:p text:style-name="P1"/>
              </draw:rect>
            </draw:g>
          </draw:g>
        </draw:g>
        <draw:g draw:id="id7">
          <draw:g>
            <draw:rect draw:style-name="gr32" draw:text-style-name="P11" draw:layer="layout" svg:width="10.622cm" svg:height="6.196cm" svg:x="3.329cm" svg:y="11.409cm">
              <text:p text:style-name="P1"/>
            </draw:rect>
            <draw:frame draw:style-name="gr33" draw:text-style-name="P10" draw:layer="layout" svg:width="10.279cm" svg:height="6.197cm" svg:x="3.397cm" svg:y="11.374cm">
              <draw:text-box>
                <text:p text:style-name="P1"><text:span text:style-name="T21">EvenOddLinearOperator&lt;T,P&gt;</text:span></text:p>
                <text:p text:style-name="P1"><text:span text:style-name="T22">+evenEvenLinOp()=0,+evenOddLinOp()=0</text:span></text:p>
                <text:p text:style-name="P1"><text:span text:style-name="T22">+oddEvenLinOp()=0, <text:s/>+oddOddLinOp()=0</text:span></text:p>
                <text:p text:style-name="P1"><text:span text:style-name="T23">+derivEvenEvenLinOp()=0 </text:span></text:p>
                <text:p text:style-name="P1"><text:span text:style-name="T23">+derivOddOddLinOp()=0, </text:span></text:p>
                <text:p text:style-name="P1"><text:span text:style-name="T23">+derivEvenOddLinOp()=0</text:span></text:p>
                <text:p text:style-name="P1"><text:span text:style-name="T23"><text:s/></text:span><text:span text:style-name="T23">+derivOddEvenLinOp()=0,</text:span></text:p>
                <text:p text:style-name="P1"><text:span text:style-name="T24">*operator(), *deriv(),*subset()</text:span></text:p>
              </draw:text-box>
            </draw:frame>
            <draw:g>
              <draw:rect draw:style-name="gr30" draw:text-style-name="P11" draw:layer="layout" svg:width="10.617cm" svg:height="0.864cm" svg:x="3.333cm" svg:y="11.409cm">
                <text:p text:style-name="P1"/>
              </draw:rect>
            </draw:g>
          </draw:g>
        </draw:g>
        <draw:connector draw:style-name="gr34" draw:text-style-name="P11" draw:layer="layout" svg:x1="17.487cm" svg:y1="14.668cm" svg:x2="21.412cm" svg:y2="11.673cm" draw:start-shape="id4" draw:start-glue-point="3" draw:end-shape="id5" draw:end-glue-point="2">
          <text:p text:style-name="P1"/>
        </draw:connector>
        <draw:connector draw:style-name="gr34" draw:text-style-name="P11" draw:layer="layout" draw:line-skew="-1.216cm -1.395cm" svg:x1="17.801cm" svg:y1="17.338cm" svg:x2="21.412cm" svg:y2="11.673cm" draw:start-shape="id6" draw:start-glue-point="3" draw:end-shape="id5" draw:end-glue-point="2">
          <text:p text:style-name="P1"/>
        </draw:connector>
        <draw:connector draw:style-name="gr34" draw:text-style-name="P11" draw:layer="layout" draw:line-skew="-0.285cm" svg:x1="13.951cm" svg:y1="14.489cm" svg:x2="12.559cm" svg:y2="7.689cm" draw:start-shape="id7" draw:start-glue-point="1" draw:end-shape="id8" draw:end-glue-point="1">
          <text:p text:style-name="P1"/>
        </draw:connector>
        <draw:custom-shape draw:style-name="gr35" draw:text-style-name="P14" draw:layer="layout" svg:width="11.511cm" svg:height="0.894cm" svg:x="3.505cm" svg:y="17.867cm">
          <text:p text:style-name="P2"><text:span text:style-name="T20">Even-Odd without preconditioning eg staggered</text:span></text:p>
          <draw:enhanced-geometry svg:viewBox="0 0 21600 21600" draw:text-areas="800 800 20800 20800" draw:type="round-rectangular-callout" draw:modifiers="2167.52857258653 -11584.3575418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3.574cm" svg:height="0.859cm" svg:x="14.034cm" svg:y="16.056cm">
          <text:p text:style-name="P2"><text:span text:style-name="T20">eg: clover</text:span></text:p>
          <draw:enhanced-geometry svg:viewBox="0 0 21600 21600" draw:text-areas="800 800 20800 20800" draw:type="round-rectangular-callout" draw:modifiers="23557.5944055944 2863.25581395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1" draw:layer="layout" svg:width="5.635cm" svg:height="1.443cm" svg:x="22.026cm" svg:y="5.704cm">
          <text:p text:style-name="P2"><text:span text:style-name="T20">Schur preconditioning:</text:span></text:p>
          <text:p text:style-name="P2"><text:span text:style-name="T20">M=A</text:span><text:span text:style-name="T27">oo</text:span><text:span text:style-name="T20">- A</text:span><text:span text:style-name="T27">oe</text:span><text:span text:style-name="T28">A</text:span><text:span text:style-name="T27">ee</text:span><text:span text:style-name="T29">-1</text:span><text:span text:style-name="T28">A</text:span><text:span text:style-name="T27">eo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8.626cm" svg:height="1.031cm" svg:x="19.214cm" svg:y="12.59cm">
          <text:p text:style-name="P2"><text:span text:style-name="T20">A</text:span><text:span text:style-name="T27">ee</text:span><text:span text:style-name="T20"> is gauge independent: eg <text:s/>Wilson</text:span></text:p>
          <draw:enhanced-geometry svg:viewBox="0 0 21600 21600" draw:text-areas="800 800 20800 20800" draw:type="round-rectangular-callout" draw:modifiers="5766.17595919787 27355.8139534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2.165cm" svg:height="2.234cm" svg:x="12.783cm" svg:y="4.673cm">
          <text:p text:style-name="P2"><text:span text:style-name="T20">Type of</text:span></text:p>
          <text:p text:style-name="P2"><text:span text:style-name="T20">momenta</text:span></text:p>
          <draw:enhanced-geometry svg:viewBox="0 0 21600 21600" draw:text-areas="800 800 20800 20800" draw:type="round-rectangular-callout" draw:modifiers="-24671.4681440443 24576.644295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7" draw:text-style-name="P11" draw:layer="layout" draw:line-skew="-0.608cm" svg:x1="4.501cm" svg:y1="9.879cm" svg:x2="4.467cm" svg:y2="8.213cm" draw:start-shape="id9" draw:start-glue-point="3">
          <text:p text:style-name="P1"/>
        </draw:connector>
        <draw:connector draw:style-name="gr37" draw:text-style-name="P11" draw:layer="layout" draw:line-skew="-0.693cm" svg:x1="4.518cm" svg:y1="7.689cm" svg:x2="4.588cm" svg:y2="4.879cm" draw:start-shape="id8" draw:start-glue-point="3" draw:end-shape="id10" draw:end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 Operator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Similar hierarchy is mirrored with 5D variants</text:p>
              </text:list-item>
            </text:list>
            <text:list text:style-name="L4">
              <text:list-item>
                <text:list>
                  <text:list-item>
                    <text:p text:style-name="P6">convention XXXLinOpArray in name </text:p>
                  </text:list-item>
                </text:list>
              </text:list-item>
            </text:list>
            <text:list text:style-name="L4">
              <text:list-item>
                <text:p text:style-name="P5">Key points</text:p>
              </text:list-item>
            </text:list>
            <text:list text:style-name="L4">
              <text:list-item>
                <text:list>
                  <text:list-item>
                    <text:p text:style-name="P6">Differentiable Linear operator knows how to take derivative wrt to embedded gauge fiel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 second step of chain rule done by ConnectState (deriv wrt thin link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lsonesque Hierarchy follows (4D Schur like) Even Odd preconditioning (rather than Hermiticity et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orkhorse of the fermion sec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Fermion Actions</text:p>
          </draw:text-box>
        </draw:frame>
        <draw:frame presentation:style-name="pr8" draw:text-style-name="P5" draw:layer="layout" svg:width="23.711cm" svg:height="7.766cm" svg:x="3.917cm" svg:y="3.23cm" presentation:class="outline" presentation:user-transformed="true">
          <draw:text-box>
            <text:list text:style-name="L4">
              <text:list-item>
                <text:p text:style-name="P5">Manages related Linear Operators, States and propagator Inverters</text:p>
              </text:list-item>
            </text:list>
            <text:list text:style-name="L4">
              <text:list-item>
                <text:p text:style-name="P5">Created by Factory pattern</text:p>
              </text:list-item>
            </text:list>
            <text:list text:style-name="L4">
              <text:list-item>
                <text:p text:style-name="P5">Not “action” in the true sense, does not know about flavour structure (see monomials later)</text:p>
              </text:list-item>
            </text:list>
          </draw:text-box>
        </draw:frame>
        <draw:g>
          <draw:rect draw:style-name="gr38" draw:text-style-name="P17" draw:layer="layout" svg:width="5.016cm" svg:height="7.456cm" svg:x="7.251cm" svg:y="10.995cm">
            <text:p text:style-name="P1"/>
          </draw:rect>
          <draw:frame draw:style-name="gr39" draw:text-style-name="P18" draw:layer="layout" svg:width="4.81cm" svg:height="1.143cm" svg:x="7.285cm" svg:y="11.141cm">
            <draw:text-box>
              <text:p text:style-name="P1"><text:span text:style-name="T30">Fermion Action</text:span></text:p>
            </draw:text-box>
          </draw:frame>
        </draw:g>
        <draw:rect draw:style-name="gr40" draw:text-style-name="P8" draw:layer="layout" svg:width="3.197cm" svg:height="1.375cm" svg:x="7.731cm" svg:y="12.37cm">
          <text:p text:style-name="P1"><text:span text:style-name="T7">FermBC</text:span></text:p>
        </draw:rect>
        <draw:rect draw:style-name="gr41" draw:text-style-name="P8" draw:id="id12" draw:layer="layout" svg:width="5.772cm" svg:height="1.203cm" svg:x="13.401cm" svg:y="11.442cm">
          <text:p text:style-name="P1"><text:span text:style-name="T7">ConnectState</text:span></text:p>
        </draw:rect>
        <draw:frame draw:style-name="gr42" draw:text-style-name="P10" draw:id="id11" draw:layer="layout" svg:width="4.192cm" svg:height="3.936cm" svg:x="7.767cm" svg:y="14.33cm">
          <draw:text-box>
            <text:p text:style-name="P1"><text:span text:style-name="T21">createState()</text:span></text:p>
            <text:p text:style-name="P1"><text:span text:style-name="T21">linOp()</text:span></text:p>
            <text:p text:style-name="P1"><text:span text:style-name="T21">lMdagM()</text:span></text:p>
            <text:p text:style-name="P1"><text:span text:style-name="T21">qprop()</text:span></text:p>
            <text:p text:style-name="P1"><text:span text:style-name="T21">quarkProp()</text:span></text:p>
          </draw:text-box>
        </draw:frame>
        <draw:rect draw:style-name="gr43" draw:text-style-name="P19" draw:id="id14" draw:layer="layout" svg:width="6.287cm" svg:height="1.34cm" svg:x="13.23cm" svg:y="15.668cm">
          <text:p text:style-name="P1"><text:span text:style-name="T7">LinearOperator (M</text:span><text:span text:style-name="T31">+</text:span><text:span text:style-name="T7">M)</text:span></text:p>
        </draw:rect>
        <draw:rect draw:style-name="gr43" draw:text-style-name="P19" draw:id="id13" draw:layer="layout" svg:width="6.322cm" svg:height="1.34cm" svg:x="13.263cm" svg:y="13.847cm">
          <text:p text:style-name="P1"><text:span text:style-name="T7">LinearOperator (M)</text:span></text:p>
        </draw:rect>
        <draw:rect draw:style-name="gr44" draw:text-style-name="P9" draw:id="id15" draw:layer="layout" svg:width="6.288cm" svg:height="1.271cm" svg:x="13.196cm" svg:y="17.559cm">
          <text:p text:style-name="P1"><text:span text:style-name="T1">SystemSolver</text:span></text:p>
        </draw:rect>
        <draw:line draw:style-name="gr45" draw:text-style-name="P9" draw:layer="layout" svg:x1="11.511cm" svg:y1="14.57cm" svg:x2="13.469cm" svg:y2="11.993cm">
          <text:p text:style-name="P1"/>
        </draw:line>
        <draw:connector draw:style-name="gr45" draw:text-style-name="P9" draw:layer="layout" svg:x1="11.959cm" svg:y1="16.298cm" svg:x2="11.959cm" svg:y2="16.298cm" draw:start-shape="id11" draw:end-shape="id11">
          <text:p text:style-name="P1"/>
        </draw:connector>
        <draw:line draw:style-name="gr45" draw:text-style-name="P9" draw:layer="layout" svg:x1="9.965cm" svg:y1="15.738cm" svg:x2="13.264cm" svg:y2="14.604cm">
          <text:p text:style-name="P1"/>
        </draw:line>
        <draw:line draw:style-name="gr46" draw:text-style-name="P11" draw:layer="layout" svg:x1="10.583cm" svg:y1="16.288cm" svg:x2="13.195cm" svg:y2="16.322cm">
          <text:p text:style-name="P1"><text:span text:style-name="T20">creates</text:span></text:p>
          <text:p text:style-name="P1"><text:span text:style-name="T20"/></text:p>
        </draw:line>
        <draw:line draw:style-name="gr47" draw:text-style-name="P9" draw:layer="layout" svg:x1="9.999cm" svg:y1="17.147cm" svg:x2="13.23cm" svg:y2="17.971cm">
          <text:p text:style-name="P1"/>
        </draw:line>
        <draw:line draw:style-name="gr48" draw:text-style-name="P11" draw:layer="layout" svg:x1="10.996cm" svg:y1="12.714cm" svg:x2="13.332cm" svg:y2="11.752cm">
          <text:p text:style-name="P1"><text:span text:style-name="T20">forwards</text:span></text:p>
          <text:p text:style-name="P1"><text:span text:style-name="T20"/></text:p>
        </draw:line>
        <draw:connector draw:style-name="gr49" draw:text-style-name="P9" draw:layer="layout" draw:line-skew="1.047cm" svg:x1="19.173cm" svg:y1="12.043cm" svg:x2="19.585cm" svg:y2="14.517cm" draw:start-shape="id12" draw:start-glue-point="1" draw:end-shape="id13">
          <text:p text:style-name="P1"/>
        </draw:connector>
        <draw:connector draw:style-name="gr49" draw:text-style-name="P9" draw:layer="layout" draw:line-skew="1.115cm" svg:x1="19.173cm" svg:y1="12.043cm" svg:x2="19.517cm" svg:y2="16.338cm" draw:start-shape="id12" draw:start-glue-point="1" draw:end-shape="id14" draw:end-glue-point="1">
          <text:p text:style-name="P1"/>
        </draw:connector>
        <draw:connector draw:style-name="gr49" draw:text-style-name="P11" draw:layer="layout" draw:line-skew="1.149cm" svg:x1="19.173cm" svg:y1="12.043cm" svg:x2="19.484cm" svg:y2="18.194cm" draw:start-shape="id12" draw:start-glue-point="1" draw:end-shape="id15" draw:end-glue-point="1">
          <text:p text:style-name="P1"/>
        </draw:connector>
        <draw:frame draw:style-name="gr50" draw:text-style-name="P16" draw:layer="layout" svg:width="3.024cm" svg:height="0.806cm" svg:x="19.002cm" svg:y="11.271cm">
          <draw:text-box>
            <text:p text:style-name="P1"><text:span text:style-name="T32">is used by</text:span></text:p>
          </draw:text-box>
        </draw:frame>
        <draw:custom-shape draw:style-name="gr51" draw:text-style-name="P19" draw:layer="layout" svg:width="4.33cm" svg:height="1.649cm" svg:x="21.682cm" svg:y="11.477cm">
          <text:p text:style-name="P2"><text:span text:style-name="T7">The Fermion </text:span></text:p>
          <text:p text:style-name="P2"><text:span text:style-name="T7">Matrix</text:span></text:p>
          <draw:enhanced-geometry svg:viewBox="0 0 21600 21600" draw:text-areas="800 800 20800 20800" draw:type="round-rectangular-callout" draw:modifiers="-10283.8143615793 31051.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9" draw:layer="layout" svg:width="4.397cm" svg:height="2.303cm" svg:x="21.82cm" svg:y="13.504cm">
          <text:p text:style-name="P2"><text:span text:style-name="T7">M</text:span><text:span text:style-name="T31">+</text:span><text:span text:style-name="T7">M may be </text:span></text:p>
          <text:p text:style-name="P2"><text:span text:style-name="T7">optimised (eg</text:span></text:p>
          <text:p text:style-name="P2"><text:span text:style-name="T7">overlap)</text:span></text:p>
          <draw:enhanced-geometry svg:viewBox="0 0 21600 21600" draw:text-areas="800 800 20800 20800" draw:type="round-rectangular-callout" draw:modifiers="-11133.9699863574 20306.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9" draw:layer="layout" svg:width="4.982cm" svg:height="2.2cm" svg:x="21.373cm" svg:y="16.012cm">
          <text:p text:style-name="P2"><text:span text:style-name="T7">Computes 1 </text:span></text:p>
          <text:p text:style-name="P2"><text:span text:style-name="T7">component of</text:span></text:p>
          <text:p text:style-name="P2"><text:span text:style-name="T7">propagator</text:span></text:p>
          <draw:enhanced-geometry svg:viewBox="0 0 21600 21600" draw:text-areas="800 800 20800 20800" draw:type="round-rectangular-callout" draw:modifiers="-8192.65502709211 15515.4929577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" draw:layer="layout" svg:width="4.02cm" svg:height="2.474cm" svg:x="3.093cm" svg:y="14.088cm">
          <text:p text:style-name="P2"><text:span text:style-name="T1">Does</text:span></text:p>
          <text:p text:style-name="P2"><text:span text:style-name="T1">all</text:span></text:p>
          <text:p text:style-name="P2"><text:span text:style-name="T1">components</text:span></text:p>
          <draw:enhanced-geometry svg:viewBox="0 0 21600 21600" draw:text-areas="800 800 20800 20800" draw:type="round-rectangular-callout" draw:modifiers="25467.6946033325 31191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4D Derivations of Fermion Action</text:p>
          </draw:text-box>
        </draw:frame>
        <draw:g draw:id="id23">
          <draw:rect draw:style-name="gr52" draw:text-style-name="P21" draw:layer="layout" svg:width="4.707cm" svg:height="0.859cm" svg:x="3.765cm" svg:y="3.433cm">
            <text:p text:style-name="P20"><text:span text:style-name="T33">FermionAction&lt;T&gt;</text:span></text:p>
          </draw:rect>
          <draw:rect draw:style-name="gr53" draw:text-style-name="P21" draw:layer="layout" svg:width="4.708cm" svg:height="3.642cm" svg:x="3.765cm" svg:y="4.292cm">
            <text:p text:style-name="P20"><text:span text:style-name="T33">createState() <text:s text:c="7"/></text:span></text:p>
            <text:p text:style-name="P20"><text:span text:style-name="T33">linOp()=0</text:span></text:p>
            <text:p text:style-name="P20"><text:span text:style-name="T33">lMdagM() = 0</text:span></text:p>
            <text:p text:style-name="P20"><text:span text:style-name="T33">qprop()=0</text:span></text:p>
            <text:p text:style-name="P20"><text:span text:style-name="T33">quarkProp()</text:span></text:p>
          </draw:rect>
        </draw:g>
        <draw:g draw:id="id22">
          <draw:rect draw:style-name="gr54" draw:text-style-name="P21" draw:layer="layout" svg:width="4.33cm" svg:height="0.773cm" svg:x="10.255cm" svg:y="3.432cm">
            <text:p text:style-name="P20"><text:span text:style-name="T33">FermAct4D&lt;T&gt;</text:span></text:p>
          </draw:rect>
          <draw:rect draw:style-name="gr55" draw:text-style-name="P21" draw:layer="layout" svg:width="4.33cm" svg:height="1.563cm" svg:x="10.255cm" svg:y="4.205cm">
            <text:p text:style-name="P20"><text:span text:style-name="T33">+getFermBC()=0</text:span></text:p>
            <text:p text:style-name="P20"><text:span text:style-name="T34">*createState()</text:span></text:p>
          </draw:rect>
        </draw:g>
        <draw:g draw:id="id21">
          <draw:rect draw:style-name="gr56" draw:text-style-name="P22" draw:layer="layout" svg:width="6.632cm" svg:height="0.824cm" svg:x="17.1cm" svg:y="3.595cm">
            <text:p text:style-name="P20"><text:span text:style-name="T35">DiffFermAct4D&lt;T,P&gt;</text:span></text:p>
          </draw:rect>
          <draw:rect draw:style-name="gr57" draw:text-style-name="P23" draw:layer="layout" svg:width="6.632cm" svg:height="1.649cm" svg:x="17.1cm" svg:y="4.42cm">
            <text:p text:style-name="P20"><text:span text:style-name="T36">@linOp() (DiffLinOp)</text:span></text:p>
            <text:p text:style-name="P20"><text:span text:style-name="T36">@lMdagM() (DiffLinOp)</text:span></text:p>
          </draw:rect>
        </draw:g>
        <draw:g draw:id="id20">
          <draw:rect draw:style-name="gr58" draw:text-style-name="P21" draw:layer="layout" svg:width="6.169cm" svg:height="0.739cm" svg:x="10.611cm" svg:y="7.577cm">
            <text:p text:style-name="P20"><text:span text:style-name="T33">WilsonTypeFermAct&lt;T,P&gt;</text:span></text:p>
          </draw:rect>
          <draw:rect draw:style-name="gr59" draw:text-style-name="P21" draw:layer="layout" svg:width="6.168cm" svg:height="1.1cm" svg:x="10.612cm" svg:y="8.316cm">
            <text:p text:style-name="P20"><text:span text:style-name="T33">+hermitianLinOp() (eg </text:span><text:span text:style-name="T37"></text:span><text:span text:style-name="T38">5</text:span><text:span text:style-name="T39">)</text:span></text:p>
          </draw:rect>
        </draw:g>
        <draw:g draw:id="id19">
          <draw:rect draw:style-name="gr60" draw:text-style-name="P22" draw:layer="layout" svg:width="7.648cm" svg:height="0.834cm" svg:x="4.169cm" svg:y="10.474cm">
            <text:p text:style-name="P20"><text:span text:style-name="T35">UnprecWilsonTypeFermAct&lt;T,P&gt;</text:span></text:p>
          </draw:rect>
          <draw:rect draw:style-name="gr61" draw:text-style-name="P23" draw:layer="layout" svg:width="7.648cm" svg:height="1.051cm" svg:x="4.168cm" svg:y="11.3cm">
            <text:p text:style-name="P20"><text:span text:style-name="T36">@linOp (UnprecLinOp)</text:span></text:p>
          </draw:rect>
        </draw:g>
        <draw:g draw:id="id17">
          <draw:rect draw:style-name="gr62" draw:text-style-name="P21" draw:layer="layout" svg:width="9.406cm" svg:height="1.051cm" svg:x="14.062cm" svg:y="11.264cm">
            <text:p text:style-name="P20"><text:span text:style-name="T36">@linOp() <text:s text:c="4"/>(E/O Prec. LinOp)</text:span><text:span text:style-name="T40"> </text:span><text:span text:style-name="T33"><text:s text:c="14"/></text:span></text:p>
          </draw:rect>
          <draw:rect draw:style-name="gr63" draw:text-style-name="P21" draw:layer="layout" svg:width="9.404cm" svg:height="1.051cm" svg:x="14.064cm" svg:y="10.222cm">
            <text:p text:style-name="P20"><text:span text:style-name="T33">EvenOddPrecWilsonTypeFermAct&lt;T,P&gt;</text:span></text:p>
          </draw:rect>
        </draw:g>
        <draw:g draw:id="id16">
          <draw:rect draw:style-name="gr64" draw:text-style-name="P22" draw:layer="layout" svg:width="12.068cm" svg:height="1.051cm" svg:x="3.79cm" svg:y="14.988cm">
            <text:p text:style-name="P20"><text:span text:style-name="T35">EvenOddPrecConstDetWilsonTypeFermAct&lt;T,P&gt;</text:span></text:p>
          </draw:rect>
          <draw:rect draw:style-name="gr65" draw:text-style-name="P23" draw:layer="layout" svg:width="12.069cm" svg:height="1.051cm" svg:x="3.788cm" svg:y="16.04cm">
            <text:p text:style-name="P20"><text:span text:style-name="T36">@linOp() <text:s text:c="2"/>(E/O Prec. Const. Det. LinOp)</text:span></text:p>
          </draw:rect>
        </draw:g>
        <draw:g draw:id="id18">
          <draw:rect draw:style-name="gr66" draw:text-style-name="P21" draw:layer="layout" svg:width="10.945cm" svg:height="1.051cm" svg:x="16.618cm" svg:y="15.078cm">
            <text:p text:style-name="P20"><text:span text:style-name="T33">EvenOddPrecLogDetWilsonTypeFermAct&lt;T,P&gt;</text:span></text:p>
          </draw:rect>
          <draw:rect draw:style-name="gr67" draw:text-style-name="P21" draw:layer="layout" svg:width="10.946cm" svg:height="1.051cm" svg:x="16.617cm" svg:y="16.132cm">
            <text:p text:style-name="P20"><text:span text:style-name="T36">@linOp() <text:s text:c="5"/>(E/O Prec. Log. Det. LinOp) </text:span><text:span text:style-name="T33"><text:s text:c="9"/></text:span></text:p>
          </draw:rect>
        </draw:g>
        <draw:connector draw:style-name="gr68" draw:text-style-name="P14" draw:layer="layout" svg:x1="9.823cm" svg:y1="14.988cm" svg:x2="18.765cm" svg:y2="12.315cm" draw:start-shape="id16" draw:start-glue-point="0" draw:end-shape="id17">
          <text:p text:style-name="P1"><text:span text:style-name="T20">inherits from</text:span></text:p>
          <text:p text:style-name="P1"><text:span text:style-name="T20"/></text:p>
        </draw:connector>
        <draw:connector draw:style-name="gr69" draw:text-style-name="P11" draw:layer="layout" draw:line-skew="-0.033cm" svg:x1="22.09cm" svg:y1="15.078cm" svg:x2="18.765cm" svg:y2="12.315cm" draw:start-shape="id18" draw:start-glue-point="0" draw:end-shape="id17" draw:end-glue-point="2">
          <text:p text:style-name="P1"/>
        </draw:connector>
        <draw:connector draw:style-name="gr69" draw:text-style-name="P11" draw:layer="layout" svg:x1="7.992cm" svg:y1="10.474cm" svg:x2="10.611cm" svg:y2="8.496cm" draw:start-shape="id19" draw:start-glue-point="0" draw:end-shape="id20" draw:end-glue-point="3">
          <text:p text:style-name="P1"/>
        </draw:connector>
        <draw:connector draw:style-name="gr69" draw:text-style-name="P11" draw:layer="layout" svg:x1="18.765cm" svg:y1="10.222cm" svg:x2="16.78cm" svg:y2="8.496cm" draw:start-shape="id17" draw:start-glue-point="0" draw:end-shape="id20" draw:end-glue-point="1">
          <text:p text:style-name="P1"/>
        </draw:connector>
        <draw:connector draw:style-name="gr69" draw:text-style-name="P11" draw:layer="layout" svg:x1="13.695cm" svg:y1="7.577cm" svg:x2="20.416cm" svg:y2="6.069cm" draw:start-shape="id20" draw:start-glue-point="0" draw:end-shape="id21" draw:end-glue-point="2">
          <text:p text:style-name="P1"/>
        </draw:connector>
        <draw:connector draw:style-name="gr69" draw:text-style-name="P11" draw:layer="layout" svg:x1="17.1cm" svg:y1="4.832cm" svg:x2="14.585cm" svg:y2="4.6cm" draw:start-shape="id21" draw:start-glue-point="3" draw:end-shape="id22" draw:end-glue-point="1">
          <text:p text:style-name="P1"/>
        </draw:connector>
        <draw:connector draw:style-name="gr69" draw:text-style-name="P11" draw:layer="layout" svg:x1="10.255cm" svg:y1="4.6cm" svg:x2="8.473cm" svg:y2="5.683cm" draw:start-shape="id22" draw:start-glue-point="3" draw:end-shape="id23" draw:end-glue-point="1">
          <text:p text:style-name="P1"/>
        </draw:connector>
        <draw:rect draw:style-name="gr70" draw:text-style-name="P11" draw:layer="layout" svg:width="3.878cm" svg:height="2.537cm" svg:x="21.53cm" svg:y="6.887cm">
          <text:p text:style-name="P1"><text:span text:style-name="T41">Legend:</text:span><text:span text:style-name="T20"> <text:s text:c="11"/></text:span></text:p>
          <text:p text:style-name="P1"><text:span text:style-name="T20">+extends</text:span></text:p>
          <text:p text:style-name="P1"><text:span text:style-name="T25">*implements</text:span></text:p>
          <text:p text:style-name="P1"><text:span text:style-name="T26">@overrides</text:span></text:p>
        </draw:rect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 presentation:user-transformed="true">
          <draw:text-box>
            <text:p text:style-name="P1">5D Derivations of Fermion Action</text:p>
          </draw:text-box>
        </draw:frame>
        <draw:g draw:id="id29">
          <draw:rect draw:style-name="gr71" draw:text-style-name="P21" draw:layer="layout" svg:width="4.707cm" svg:height="0.859cm" svg:x="3.765cm" svg:y="3.433cm">
            <text:p text:style-name="P20"><text:span text:style-name="T33">FermionAction&lt;T&gt;</text:span></text:p>
          </draw:rect>
          <draw:rect draw:style-name="gr72" draw:text-style-name="P21" draw:layer="layout" svg:width="4.708cm" svg:height="3.642cm" svg:x="3.765cm" svg:y="4.292cm">
            <text:p text:style-name="P20"><text:span text:style-name="T33">createState() <text:s text:c="7"/></text:span></text:p>
            <text:p text:style-name="P20"><text:span text:style-name="T33">linOp()=0</text:span></text:p>
            <text:p text:style-name="P20"><text:span text:style-name="T33">lMdagM() = 0</text:span></text:p>
            <text:p text:style-name="P20"><text:span text:style-name="T33">qprop()=0</text:span></text:p>
            <text:p text:style-name="P20"><text:span text:style-name="T33">quarkProp()</text:span></text:p>
          </draw:rect>
        </draw:g>
        <draw:g draw:id="id28">
          <draw:rect draw:style-name="gr73" draw:text-style-name="P21" draw:layer="layout" svg:width="5.655cm" svg:height="0.773cm" svg:x="10.256cm" svg:y="3.431cm">
            <text:p text:style-name="P20"><text:span text:style-name="T33">FermAct5D&lt;T&gt;</text:span></text:p>
          </draw:rect>
          <draw:rect draw:style-name="gr74" draw:text-style-name="P21" draw:layer="layout" svg:width="5.657cm" svg:height="3.95cm" svg:x="10.255cm" svg:y="4.205cm">
            <text:p text:style-name="P20"><text:span text:style-name="T33">+getFermBC()=0</text:span></text:p>
            <text:p text:style-name="P20"><text:span text:style-name="T34">*createState()</text:span></text:p>
            <text:p text:style-name="P20"><text:span text:style-name="T36">@linOp() <text:s/>multi1d&lt;T&gt;</text:span></text:p>
            <text:p text:style-name="P20"><text:span text:style-name="T36">@lMdagM() <text:s/>multi1d&lt;T&gt;</text:span></text:p>
            <text:p text:style-name="P20"><text:span text:style-name="T42">+linOpPV() <text:s/></text:span></text:p>
          </draw:rect>
        </draw:g>
        <draw:g draw:id="id27">
          <draw:rect draw:style-name="gr75" draw:text-style-name="P22" draw:layer="layout" svg:width="6.632cm" svg:height="0.824cm" svg:x="17.1cm" svg:y="3.595cm">
            <text:p text:style-name="P20"><text:span text:style-name="T35">DiffFermAct4D&lt;T,P&gt;</text:span></text:p>
          </draw:rect>
          <draw:rect draw:style-name="gr76" draw:text-style-name="P23" draw:layer="layout" svg:width="6.632cm" svg:height="2.322cm" svg:x="17.1cm" svg:y="4.42cm">
            <text:p text:style-name="P20"><text:span text:style-name="T36">@linOp() (DiffLinOp)</text:span></text:p>
            <text:p text:style-name="P20"><text:span text:style-name="T36">@lMdagM() (DiffLinOp)</text:span></text:p>
            <text:p text:style-name="P20"><text:span text:style-name="T36">@linOpPV (DiffLinOp)</text:span></text:p>
          </draw:rect>
        </draw:g>
        <draw:g draw:id="id26">
          <draw:rect draw:style-name="gr77" draw:text-style-name="P21" draw:layer="layout" svg:width="7.174cm" svg:height="0.739cm" svg:x="19.282cm" svg:y="7.758cm">
            <text:p text:style-name="P20"><text:span text:style-name="T33">WilsonTypeFermAct5D&lt;T,P&gt;</text:span></text:p>
          </draw:rect>
          <draw:rect draw:style-name="gr78" draw:text-style-name="P21" draw:layer="layout" svg:width="7.174cm" svg:height="3.03cm" svg:x="19.282cm" svg:y="8.497cm">
            <text:p text:style-name="P20"><text:span text:style-name="T33">+hermitianLinOp() (eg </text:span><text:span text:style-name="T37"></text:span><text:span text:style-name="T38">5</text:span><text:span text:style-name="T39">)</text:span></text:p>
            <text:p text:style-name="P20"><text:span text:style-name="T43">*lMdagM() </text:span></text:p>
            <text:p text:style-name="P20"><text:span text:style-name="T39">+linOp4D()</text:span></text:p>
            <text:p text:style-name="P20"><text:span text:style-name="T39">+DeltaLs()</text:span></text:p>
          </draw:rect>
        </draw:g>
        <draw:g draw:id="id31">
          <draw:rect draw:style-name="gr79" draw:text-style-name="P22" draw:layer="layout" svg:width="8.409cm" svg:height="0.869cm" svg:x="3.516cm" svg:y="9.171cm">
            <text:p text:style-name="P20"><text:span text:style-name="T35">UnprecWilsonTypeFermAct5D&lt;T,P&gt;</text:span></text:p>
          </draw:rect>
          <draw:rect draw:style-name="gr80" draw:text-style-name="P23" draw:layer="layout" svg:width="8.41cm" svg:height="1.486cm" svg:x="3.515cm" svg:y="10.04cm">
            <text:p text:style-name="P20"><text:span text:style-name="T36">@linOp() <text:s/>UnprecLinOp</text:span></text:p>
            <text:p text:style-name="P20"><text:span text:style-name="T36">@linOpPV() <text:s text:c="2"/>UnprecLinOp</text:span></text:p>
          </draw:rect>
        </draw:g>
        <draw:g draw:id="id25">
          <draw:rect draw:style-name="gr81" draw:text-style-name="P21" draw:layer="layout" svg:width="9.406cm" svg:height="1.857cm" svg:x="10.983cm" svg:y="13.039cm">
            <text:p text:style-name="P20"><text:span text:style-name="T36">@linOp() <text:s text:c="4"/>E/O Prec. LinOp</text:span></text:p>
            <text:p text:style-name="P20"><text:span text:style-name="T36">@linOpPV() <text:s/>E/O Prec LinOp</text:span><text:span text:style-name="T33"> <text:s text:c="9"/></text:span></text:p>
          </draw:rect>
          <draw:rect draw:style-name="gr82" draw:text-style-name="P21" draw:layer="layout" svg:width="9.404cm" svg:height="1.051cm" svg:x="10.985cm" svg:y="11.997cm">
            <text:p text:style-name="P20"><text:span text:style-name="T33">EvenOddPrecWilsonTypeFermAct5D&lt;T,P&gt;</text:span></text:p>
          </draw:rect>
        </draw:g>
        <draw:g draw:id="id24">
          <draw:rect draw:style-name="gr83" draw:text-style-name="P22" draw:layer="layout" svg:width="12.068cm" svg:height="1.051cm" svg:x="3.9cm" svg:y="15.351cm">
            <text:p text:style-name="P20"><text:span text:style-name="T35">EvenOddPrecConstDetWilsonTypeFermAct5D&lt;T,P&gt;</text:span></text:p>
          </draw:rect>
          <draw:rect draw:style-name="gr84" draw:text-style-name="P23" draw:layer="layout" svg:width="12.069cm" svg:height="1.429cm" svg:x="3.898cm" svg:y="16.403cm">
            <text:p text:style-name="P20"><text:span text:style-name="T36">@linOp() <text:s text:c="2"/>E/O Prec. Const. Det. LinOp</text:span></text:p>
            <text:p text:style-name="P20"><text:span text:style-name="T36">@linOpPV() <text:s/>E/O Prec Const Det LinOp</text:span></text:p>
          </draw:rect>
        </draw:g>
        <draw:g draw:id="id30">
          <draw:rect draw:style-name="gr85" draw:text-style-name="P21" draw:layer="layout" svg:width="11.181cm" svg:height="1.051cm" svg:x="16.455cm" svg:y="15.368cm">
            <text:p text:style-name="P20"><text:span text:style-name="T33">EvenOddPrecLogDetWilsonTypeFermAct5D&lt;T,P&gt;</text:span></text:p>
          </draw:rect>
          <draw:rect draw:style-name="gr86" draw:text-style-name="P21" draw:layer="layout" svg:width="11.181cm" svg:height="1.41cm" svg:x="16.455cm" svg:y="16.422cm">
            <text:p text:style-name="P20"><text:span text:style-name="T36">@linOp() <text:s text:c="5"/>E/O Prec. Log. Det. LinOp </text:span></text:p>
            <text:p text:style-name="P20"><text:span text:style-name="T36">@linOpPV() <text:s/>E/O Prec Log Det LinOp</text:span><text:span text:style-name="T33"> <text:s text:c="6"/></text:span></text:p>
          </draw:rect>
        </draw:g>
        <draw:connector draw:style-name="gr68" draw:text-style-name="P14" draw:layer="layout" svg:x1="9.933cm" svg:y1="15.351cm" svg:x2="10.983cm" svg:y2="13.446cm" draw:start-shape="id24" draw:start-glue-point="0" draw:end-shape="id25">
          <text:p text:style-name="P1"><text:span text:style-name="T20"/></text:p>
          <text:p text:style-name="P1"><text:span text:style-name="T20"/></text:p>
        </draw:connector>
        <draw:connector draw:style-name="gr69" draw:text-style-name="P11" draw:layer="layout" svg:x1="22.869cm" svg:y1="7.758cm" svg:x2="20.416cm" svg:y2="6.742cm" draw:start-shape="id26" draw:start-glue-point="0" draw:end-shape="id27" draw:end-glue-point="2">
          <text:p text:style-name="P1"/>
        </draw:connector>
        <draw:connector draw:style-name="gr69" draw:text-style-name="P11" draw:layer="layout" svg:x1="17.1cm" svg:y1="5.168cm" svg:x2="15.912cm" svg:y2="5.793cm" draw:start-shape="id27" draw:start-glue-point="3" draw:end-shape="id28" draw:end-glue-point="1">
          <text:p text:style-name="P1"/>
        </draw:connector>
        <draw:connector draw:style-name="gr69" draw:text-style-name="P11" draw:layer="layout" svg:x1="10.255cm" svg:y1="5.793cm" svg:x2="8.473cm" svg:y2="5.683cm" draw:start-shape="id28" draw:start-glue-point="3" draw:end-shape="id29" draw:end-glue-point="1">
          <text:p text:style-name="P1"/>
        </draw:connector>
        <draw:rect draw:style-name="gr70" draw:text-style-name="P14" draw:layer="layout" svg:width="3.878cm" svg:height="2.537cm" svg:x="23.886cm" svg:y="3.589cm">
          <text:p text:style-name="P1"><text:span text:style-name="T41">Legend:</text:span><text:span text:style-name="T20"> <text:s text:c="11"/></text:span></text:p>
          <text:p text:style-name="P1"><text:span text:style-name="T20">+extends</text:span></text:p>
          <text:p text:style-name="P1"><text:span text:style-name="T25">*implements</text:span></text:p>
          <text:p text:style-name="P1"><text:span text:style-name="T26">@overrides</text:span></text:p>
        </draw:rect>
        <draw:connector draw:style-name="gr87" draw:text-style-name="P11" draw:layer="layout" draw:line-skew="-0.409cm" svg:x1="27.636cm" svg:y1="16.6cm" svg:x2="20.389cm" svg:y2="13.446cm" draw:start-shape="id30" draw:start-glue-point="1" draw:end-shape="id25" draw:end-glue-point="1">
          <text:p text:style-name="P1"/>
        </draw:connector>
        <draw:connector draw:style-name="gr87" draw:text-style-name="P11" draw:id="id32" draw:layer="layout" draw:line-skew="-0.142cm" svg:x1="11.925cm" svg:y1="10.348cm" svg:x2="19.246cm" svg:y2="9.025cm" draw:start-shape="id31" draw:start-glue-point="1">
          <text:p text:style-name="P1"/>
        </draw:connector>
        <draw:connector draw:style-name="gr87" draw:text-style-name="P11" draw:layer="layout" draw:line-skew="0cm -4.277cm" svg:x1="15.686cm" svg:y1="11.997cm" svg:x2="19.246cm" svg:y2="9.025cm" draw:start-shape="id25" draw:start-glue-point="0" draw:end-shape="id32" draw:end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taggered Derivations of FermionAction</text:p>
          </draw:text-box>
        </draw:frame>
        <draw:g>
          <draw:rect draw:style-name="gr88" draw:text-style-name="P21" draw:layer="layout" svg:width="4.707cm" svg:height="0.859cm" svg:x="3.946cm" svg:y="3.398cm">
            <text:p text:style-name="P20"><text:span text:style-name="T33">FermionAction&lt;T&gt;</text:span></text:p>
          </draw:rect>
          <draw:rect draw:style-name="gr89" draw:text-style-name="P21" draw:layer="layout" svg:width="4.708cm" svg:height="3.642cm" svg:x="3.946cm" svg:y="4.257cm">
            <text:p text:style-name="P20"><text:span text:style-name="T33">createState() <text:s text:c="7"/></text:span></text:p>
            <text:p text:style-name="P20"><text:span text:style-name="T33">linOp()=0</text:span></text:p>
            <text:p text:style-name="P20"><text:span text:style-name="T33">lMdagM() = 0</text:span></text:p>
            <text:p text:style-name="P20"><text:span text:style-name="T33">qprop()=0</text:span></text:p>
            <text:p text:style-name="P20"><text:span text:style-name="T33">quarkProp()</text:span></text:p>
          </draw:rect>
        </draw:g>
        <draw:g draw:id="id37">
          <draw:rect draw:style-name="gr90" draw:text-style-name="P21" draw:layer="layout" svg:width="4.33cm" svg:height="0.773cm" svg:x="10.255cm" svg:y="3.432cm">
            <text:p text:style-name="P20"><text:span text:style-name="T33">FermAct4D&lt;T&gt;</text:span></text:p>
          </draw:rect>
          <draw:rect draw:style-name="gr91" draw:text-style-name="P21" draw:layer="layout" svg:width="4.33cm" svg:height="1.563cm" svg:x="10.255cm" svg:y="4.205cm">
            <text:p text:style-name="P20"><text:span text:style-name="T33">+getFermBC()=0</text:span></text:p>
            <text:p text:style-name="P20"><text:span text:style-name="T34">*createState()</text:span></text:p>
          </draw:rect>
        </draw:g>
        <draw:g draw:id="id36">
          <draw:rect draw:style-name="gr92" draw:text-style-name="P22" draw:layer="layout" svg:width="6.632cm" svg:height="0.824cm" svg:x="12.75cm" svg:y="6.676cm">
            <text:p text:style-name="P20"><text:span text:style-name="T35">DiffFermAct4D&lt;T,P&gt;</text:span></text:p>
          </draw:rect>
          <draw:rect draw:style-name="gr93" draw:text-style-name="P23" draw:layer="layout" svg:width="6.632cm" svg:height="1.649cm" svg:x="12.75cm" svg:y="7.501cm">
            <text:p text:style-name="P20"><text:span text:style-name="T36">@linOp() (DiffLinOp)</text:span></text:p>
            <text:p text:style-name="P20"><text:span text:style-name="T36">@lMdagM() (DiffLinOp)</text:span></text:p>
          </draw:rect>
        </draw:g>
        <draw:g draw:id="id33">
          <draw:rect draw:style-name="gr94" draw:text-style-name="P14" draw:layer="layout" svg:width="8.303cm" svg:height="0.834cm" svg:x="4.277cm" svg:y="14.171cm">
            <text:p text:style-name="P1"><text:span text:style-name="T20">UnprecStaggeredTypeFermAct&lt;T,P&gt;</text:span></text:p>
          </draw:rect>
          <draw:rect draw:style-name="gr94" draw:text-style-name="P25" draw:layer="layout" svg:width="8.302cm" svg:height="1.051cm" svg:x="4.277cm" svg:y="14.997cm">
            <text:p text:style-name="P1"><text:span text:style-name="T26">@linOp (UnprecLinOp)</text:span></text:p>
          </draw:rect>
        </draw:g>
        <draw:g draw:id="id35">
          <draw:rect draw:style-name="gr94" draw:text-style-name="P14" draw:layer="layout" svg:width="9.858cm" svg:height="1.059cm" svg:x="15.875cm" svg:y="15.215cm">
            <text:p text:style-name="P1"><text:span text:style-name="T26">@linOp() <text:s text:c="4"/>E/O LinOp</text:span><text:span text:style-name="T20"> <text:s/></text:span></text:p>
          </draw:rect>
          <draw:rect draw:style-name="gr94" draw:text-style-name="P14" draw:layer="layout" svg:width="9.858cm" svg:height="1.051cm" svg:x="15.875cm" svg:y="14.173cm">
            <text:p text:style-name="P1"><text:span text:style-name="T20">EvenOddPrecStaggeredTypeFermAct&lt;T,P&gt;</text:span></text:p>
          </draw:rect>
        </draw:g>
        <draw:g draw:id="id34">
          <draw:rect draw:style-name="gr95" draw:text-style-name="P11" draw:layer="layout" svg:width="7.937cm" svg:height="0.906cm" svg:x="10.257cm" svg:y="10.366cm">
            <text:p text:style-name="P1"><text:span text:style-name="T20">StaggeredTypeFermAct&lt;T,P&gt;</text:span></text:p>
          </draw:rect>
          <draw:rect draw:style-name="gr95" draw:text-style-name="P11" draw:layer="layout" svg:width="7.938cm" svg:height="1.595cm" svg:x="10.259cm" svg:y="11.256cm">
            <text:p text:style-name="P1"><text:span text:style-name="T20">@quarkProp() </text:span></text:p>
            <text:p text:style-name="P1"><text:span text:style-name="T20">+getQuarkMass()</text:span></text:p>
          </draw:rect>
        </draw:g>
        <draw:connector draw:style-name="gr96" draw:text-style-name="P11" draw:layer="layout" svg:x1="8.428cm" svg:y1="14.171cm" svg:x2="10.257cm" svg:y2="11.608cm" draw:start-shape="id33" draw:start-glue-point="0" draw:end-shape="id34" draw:end-glue-point="3">
          <text:p text:style-name="P1"/>
        </draw:connector>
        <draw:connector draw:style-name="gr96" draw:text-style-name="P11" draw:layer="layout" svg:x1="20.804cm" svg:y1="14.173cm" svg:x2="18.197cm" svg:y2="11.608cm" draw:start-shape="id35" draw:start-glue-point="0" draw:end-shape="id34" draw:end-glue-point="1">
          <text:p text:style-name="P1"/>
        </draw:connector>
        <draw:connector draw:style-name="gr96" draw:text-style-name="P11" draw:layer="layout" svg:x1="14.227cm" svg:y1="10.366cm" svg:x2="16.066cm" svg:y2="9.15cm" draw:start-shape="id34" draw:start-glue-point="0" draw:end-shape="id36">
          <text:p text:style-name="P1"/>
        </draw:connector>
        <draw:connector draw:style-name="gr96" draw:text-style-name="P11" draw:layer="layout" svg:x1="16.066cm" svg:y1="6.676cm" svg:x2="14.585cm" svg:y2="4.6cm" draw:start-shape="id36" draw:start-glue-point="0" draw:end-shape="id37" draw:end-glue-point="1">
          <text:p text:style-name="P1"/>
        </draw:connector>
        <draw:connector draw:style-name="gr96" draw:text-style-name="P11" draw:layer="layout" svg:x1="10.255cm" svg:y1="4.6cm" svg:x2="8.771cm" svg:y2="6.125cm" draw:start-shape="id37" draw:start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otes on Fermion Action</text:p>
          </draw:text-box>
        </draw:frame>
        <draw:frame presentation:style-name="pr9" draw:text-style-name="P5" draw:layer="layout" svg:width="23.711cm" svg:height="15.145cm" svg:x="3.848cm" svg:y="3.23cm" presentation:class="outline" presentation:user-transformed="true">
          <draw:text-box>
            <text:list text:style-name="L4">
              <text:list-item>
                <text:p text:style-name="P5">From DiffFermAct onwards, <text:s/>inheritence tree shadows inheritance of Linear Operators.</text:p>
              </text:list-item>
            </text:list>
            <text:list text:style-name="L4">
              <text:list-item>
                <text:p text:style-name="P5">Travelling towards the leaves of inheritance tree </text:p>
              </text:list-item>
            </text:list>
            <text:list text:style-name="L4">
              <text:list-item>
                <text:list>
                  <text:list-item>
                    <text:p text:style-name="P6">Type “Restriction” allows specialisation of say qprop()</text:p>
                  </text:list-item>
                </text:list>
              </text:list-item>
            </text:list>
            <text:list text:style-name="L4">
              <text:list-item>
                <text:p text:style-name="P5"><text:s/>Travelling towards root of the tree</text:p>
              </text:list-item>
            </text:list>
            <text:list text:style-name="L4">
              <text:list-item>
                <text:list>
                  <text:list-item>
                    <text:p text:style-name="P6">Type information lo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Don't know which branch we came up 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ed C++ RTTI to be able to recover type inf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Use C++ <text:span text:style-name="T44">dynamic_cast&lt;&gt;</text:span> mechanism to attempt to go down <text:s/>a particular bran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MC Sector</text:p>
          </draw:text-box>
        </draw:frame>
        <draw:frame presentation:style-name="pr10" draw:text-style-name="P5" draw:layer="layout" svg:width="23.711cm" svg:height="9.963cm" svg:x="3.848cm" svg:y="3.23cm" presentation:class="outline" presentation:user-transformed="true">
          <draw:text-box>
            <text:list text:style-name="L4">
              <text:list-item>
                <text:p text:style-name="P5">Actual HMC part is quite simple – mostly in terms of abstract classes</text:p>
              </text:list-item>
            </text:list>
            <text:list text:style-name="L4">
              <text:list-item>
                <text:p text:style-name="P5">Key classes:</text:p>
              </text:list-item>
            </text:list>
            <text:list text:style-name="L4">
              <text:list-item>
                <text:list>
                  <text:list-item>
                    <text:p text:style-name="P6">Monomial, Hamiltonian, FieldStat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tegrator, HMC</text:p>
                  </text:list-item>
                </text:list>
              </text:list-item>
            </text:list>
            <text:list text:style-name="L4">
              <text:list-item>
                <text:p text:style-name="P5">The code for this is in <text:span text:style-name="T45">chroma/lib/update/molecdyn</text:span></text:p>
              </text:list-item>
            </text:list>
          </draw:text-box>
        </draw:frame>
        <draw:g>
          <draw:rect draw:style-name="gr3" draw:text-style-name="P9" draw:layer="layout" svg:width="4.88cm" svg:height="1.306cm" svg:x="20.354cm" svg:y="13.572cm">
            <text:p text:style-name="P1"><text:span text:style-name="T1">AbsMonomial</text:span></text:p>
          </draw:rect>
          <draw:rect draw:style-name="gr3" draw:text-style-name="P9" draw:layer="layout" svg:width="5.533cm" svg:height="1.202cm" svg:x="12.21cm" svg:y="13.64cm">
            <text:p text:style-name="P1"><text:span text:style-name="T1">AbsHamiltonian</text:span></text:p>
          </draw:rect>
          <draw:rect draw:style-name="gr3" draw:text-style-name="P9" draw:layer="layout" svg:width="5.567cm" svg:height="1.271cm" svg:x="12.211cm" svg:y="16.835cm">
            <text:p text:style-name="P1"><text:span text:style-name="T1">AbsFieldState</text:span></text:p>
          </draw:rect>
          <draw:rect draw:style-name="gr3" draw:text-style-name="P9" draw:layer="layout" svg:width="5.841cm" svg:height="1.271cm" svg:x="4.617cm" svg:y="14.396cm">
            <text:p text:style-name="P1"><text:span text:style-name="T1">AbsMDIntegrator</text:span></text:p>
          </draw:rect>
          <draw:rect draw:style-name="gr3" draw:text-style-name="P9" draw:layer="layout" svg:width="5.876cm" svg:height="1.307cm" svg:x="4.685cm" svg:y="16.732cm">
            <text:p text:style-name="P1"><text:span text:style-name="T1">AbsHMCTrj</text:span></text:p>
          </draw:rect>
          <draw:rect draw:style-name="gr3" draw:text-style-name="P9" draw:layer="layout" svg:width="8.663cm" svg:height="1.237cm" svg:x="12.207cm" svg:y="15.254cm">
            <text:p text:style-name="P1"><text:span text:style-name="T1">AbsChronologicalPredictor</text:span></text:p>
          </draw:rect>
          <draw:line draw:style-name="gr14" draw:text-style-name="P9" draw:layer="layout" svg:x1="10.493cm" svg:y1="14.842cm" svg:x2="12.211cm" svg:y2="14.155cm">
            <text:p text:style-name="P1"/>
          </draw:line>
          <draw:line draw:style-name="gr8" draw:text-style-name="P9" draw:layer="layout" svg:x1="12.211cm" svg:y1="17.316cm" svg:x2="10.424cm" svg:y2="15.633cm">
            <text:p text:style-name="P1"/>
          </draw:line>
          <draw:line draw:style-name="gr8" draw:text-style-name="P9" draw:layer="layout" svg:x1="7.572cm" svg:y1="15.667cm" svg:x2="7.572cm" svg:y2="16.732cm">
            <text:p text:style-name="P1"/>
          </draw:line>
          <draw:line draw:style-name="gr15" draw:text-style-name="P9" draw:layer="layout" svg:x1="20.148cm" svg:y1="14.258cm" svg:x2="17.846cm" svg:y2="14.258cm">
            <text:p text:style-name="P1"/>
          </draw:line>
          <draw:line draw:style-name="gr10" draw:text-style-name="P9" draw:layer="layout" svg:x1="10.699cm" svg:y1="17.591cm" svg:x2="12.142cm" svg:y2="17.591cm">
            <text:p text:style-name="P1"/>
          </draw:line>
          <draw:line draw:style-name="gr16" draw:text-style-name="P11" draw:layer="layout" svg:x1="23.379cm" svg:y1="14.843cm" svg:x2="20.836cm" svg:y2="15.874cm">
            <text:p text:style-name="P1"/>
          </draw:lin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bsFieldState&lt;P,Q&gt;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This state of fields is a phase space field state</text:p>
              </text:list-item>
            </text:list>
            <text:list text:style-name="L4">
              <text:list-item>
                <text:list>
                  <text:list-item>
                    <text:p text:style-name="P6">The templates P and Q specify types of canonical momenta and coordinates</text:p>
                  </text:list-item>
                </text:list>
              </text:list-item>
            </text:list>
            <text:list text:style-name="L4">
              <text:list-item>
                <text:p text:style-name="P5">GaugeFieldState – specialises P and Q to be of type <text:span text:style-name="T46">multi1d&lt;LatticeColorMatrix&gt;</text:span></text:p>
              </text:list-item>
            </text:list>
            <text:list text:style-name="L4">
              <text:list-item>
                <text:p text:style-name="P5"><text:span text:style-name="T47">The HMC related classes act on AbsFieldState-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6">AbsHamiltonian</text:span><text:span text:style-name="T47"> and </text:span><text:span text:style-name="T46">AbsMonomial</text:span><text:span text:style-name="T47"> compute things on st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6">AbsHMCTrj</text:span><text:span text:style-name="T47"> and </text:span><text:span text:style-name="T46">AbsIntegrator</text:span><text:span text:style-name="T47"> evolve the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miltonians and Monomial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We evolve the Hamiltonian System</text:p>
              </text:list-item>
            </text:list>
            <text:list text:style-name="L4">
              <text:list-item>
                <text:list>
                  <text:list-item>
                    <text:p text:style-name="P27">H(p,q) = (½) p<text:span text:style-name="T48">2</text:span><text:span text:style-name="T49"> + </text:span><text:span text:style-name="T50">∑</text:span><text:span text:style-name="T51">i</text:span><text:span text:style-name="T50"> S</text:span><text:span text:style-name="T51">i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0">We refer to S</text:span><text:span text:style-name="T51">i</text:span><text:span text:style-name="T50"> as Monomials (blame Tony!)</text:span></text:p>
              </text:list-item>
            </text:list>
            <text:list text:style-name="L4">
              <text:list-item>
                <text:p text:style-name="P28"><text:span text:style-name="T50">In <text:s/>each Monomial can contribut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50">MD Fo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50">Contribution to the Energy (if it is “exact”)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0">In terms of classes the Hamiltonian </text:span><text:span text:style-name="T52">aggregates</text:span><text:span text:style-name="T50"> the Forces <text:s/>and Energies of its component Monomials. </text:span></text:p>
              </text:list-item>
            </text:list>
            <text:list text:style-name="L4">
              <text:list-item>
                <text:p text:style-name="P28"><text:span text:style-name="T50">The hard work is in the </text:span><text:span text:style-name="T52">Monomia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miltonian &amp; Monomial</text:p>
          </draw:text-box>
        </draw:frame>
        <draw:g>
          <draw:rect draw:style-name="gr97" draw:text-style-name="P30" draw:layer="layout" svg:width="6.254cm" svg:height="0.859cm" svg:x="4.295cm" svg:y="3.643cm">
            <text:p text:style-name="P1"><text:span text:style-name="T21">AbsHamiltonian&lt;P,Q&gt;</text:span></text:p>
          </draw:rect>
          <draw:rect draw:style-name="gr97" draw:text-style-name="P14" draw:layer="layout" svg:width="6.254cm" svg:height="3.539cm" svg:x="4.295cm" svg:y="4.502cm">
            <text:p text:style-name="P1"><text:span text:style-name="T20">dsdq(F,s)</text:span></text:p>
            <text:p text:style-name="P1"><text:span text:style-name="T20">dsdq(F,s,monomialList)</text:span></text:p>
            <text:p text:style-name="P1"><text:span text:style-name="T20">refreshInternalFields()</text:span></text:p>
            <text:p text:style-name="P1"><text:span text:style-name="T20">setInternalFields()</text:span></text:p>
            <text:p text:style-name="P1"><text:span text:style-name="T20">numMonomials()</text:span></text:p>
          </draw:rect>
        </draw:g>
        <draw:g>
          <draw:rect draw:style-name="gr97" draw:text-style-name="P30" draw:layer="layout" svg:width="7.353cm" svg:height="0.962cm" svg:x="12.955cm" svg:y="3.678cm">
            <text:p text:style-name="P1"><text:span text:style-name="T21">ExactAbsHamiltonian&lt;P,Q&gt;</text:span></text:p>
          </draw:rect>
          <draw:rect draw:style-name="gr97" draw:text-style-name="P31" draw:layer="layout" svg:width="7.354cm" svg:height="2.44cm" svg:x="12.954cm" svg:y="4.641cm">
            <text:p text:style-name="P1"><text:span text:style-name="T21">+mesE(s) <text:s text:c="25"/></text:span></text:p>
            <text:p text:style-name="P1"><text:span text:style-name="T21">+mesKE(s)</text:span></text:p>
            <text:p text:style-name="P1"><text:span text:style-name="T21">+mesPE(s)</text:span></text:p>
          </draw:rect>
        </draw:g>
        <draw:line draw:style-name="gr98" draw:text-style-name="P17" draw:layer="layout" svg:x1="12.954cm" svg:y1="5.567cm" svg:x2="10.549cm" svg:y2="5.567cm">
          <text:p text:style-name="P1"/>
        </draw:line>
        <draw:frame draw:style-name="gr99" draw:text-style-name="P10" draw:layer="layout" svg:width="0.069cm" svg:height="1.187cm" svg:x="14.638cm" svg:y="12.267cm">
          <draw:text-box>
            <text:p text:style-name="P1"/>
          </draw:text-box>
        </draw:frame>
        <draw:g draw:id="id38">
          <draw:rect draw:style-name="gr100" draw:text-style-name="P30" draw:layer="layout" svg:width="6.306cm" svg:height="0.721cm" svg:x="4.26cm" svg:y="8.78cm">
            <text:p text:style-name="P1"><text:span text:style-name="T21">Monomial&lt;P,Q&gt;</text:span></text:p>
          </draw:rect>
          <draw:rect draw:style-name="gr100" draw:text-style-name="P30" draw:layer="layout" svg:width="6.306cm" svg:height="2.302cm" svg:x="4.26cm" svg:y="9.484cm">
            <text:p text:style-name="P1"><text:span text:style-name="T21">dsdq(F,s)</text:span></text:p>
            <text:p text:style-name="P1"><text:span text:style-name="T21">refreshInternalFields()</text:span></text:p>
            <text:p text:style-name="P1"><text:span text:style-name="T21">setInternalFields()</text:span></text:p>
          </draw:rect>
        </draw:g>
        <draw:g draw:id="id40">
          <draw:rect draw:style-name="gr100" draw:text-style-name="P30" draw:layer="layout" svg:width="6.306cm" svg:height="0.713cm" svg:x="12.722cm" svg:y="9.683cm">
            <text:p text:style-name="P1"><text:span text:style-name="T21">ExactMonomial&lt;P,Q&gt;</text:span></text:p>
          </draw:rect>
          <draw:rect draw:style-name="gr100" draw:text-style-name="P30" draw:layer="layout" svg:width="6.306cm" svg:height="0.937cm" svg:x="12.722cm" svg:y="10.378cm">
            <text:p text:style-name="P1"><text:span text:style-name="T21">+S()</text:span></text:p>
          </draw:rect>
        </draw:g>
        <draw:rect draw:style-name="gr100" draw:text-style-name="P30" draw:id="id39" draw:layer="layout" svg:width="6.357cm" svg:height="0.858cm" svg:x="3.746cm" svg:y="14.811cm">
          <text:p text:style-name="P1"><text:span text:style-name="T21">FermMonomial&lt;P,Q,</text:span><text:span text:style-name="T24">Phi</text:span><text:span text:style-name="T21">&gt;</text:span></text:p>
        </draw:rect>
        <draw:rect draw:style-name="gr100" draw:text-style-name="P30" draw:id="id41" draw:layer="layout" svg:width="8.109cm" svg:height="0.893cm" svg:x="14.26cm" svg:y="12.61cm">
          <text:p text:style-name="P1"><text:span text:style-name="T21">ExactFermMonomial&lt;P,Q,</text:span><text:span text:style-name="T24">Phi</text:span><text:span text:style-name="T21">&gt;</text:span></text:p>
        </draw:rect>
        <draw:rect draw:style-name="gr100" draw:text-style-name="P30" draw:id="id42" draw:layer="layout" svg:width="7.937cm" svg:height="0.962cm" svg:x="10.446cm" svg:y="14.775cm">
          <text:p text:style-name="P1"><text:span text:style-name="T21">ExactFermMonomial4D&lt;P,Q,</text:span><text:span text:style-name="T24">Phi</text:span><text:span text:style-name="T21">&gt;</text:span></text:p>
        </draw:rect>
        <draw:rect draw:style-name="gr100" draw:text-style-name="P30" draw:id="id43" draw:layer="layout" svg:width="7.937cm" svg:height="0.962cm" svg:x="19.174cm" svg:y="14.776cm">
          <text:p text:style-name="P1"><text:span text:style-name="T21">ExactFermMonomial4D&lt;P,Q,</text:span><text:span text:style-name="T24">Phi</text:span><text:span text:style-name="T21">&gt;</text:span></text:p>
        </draw:rect>
        <draw:frame draw:style-name="gr99" draw:text-style-name="P10" draw:layer="layout" svg:width="10.755cm" svg:height="1.187cm" svg:x="16.906cm" svg:y="15.189cm">
          <draw:text-box>
            <text:p text:style-name="P1"/>
          </draw:text-box>
        </draw:frame>
        <draw:frame draw:style-name="gr101" draw:text-style-name="P10" draw:layer="layout" svg:width="10.24cm" svg:height="1.187cm" svg:x="5.429cm" svg:y="16.116cm">
          <draw:text-box>
            <text:p text:style-name="P1"/>
          </draw:text-box>
        </draw:frame>
        <draw:g>
          <draw:rect draw:style-name="gr100" draw:text-style-name="P30" draw:id="id45" draw:layer="layout" svg:width="10.893cm" svg:height="0.859cm" svg:x="15.91cm" svg:y="16.871cm">
            <text:p text:style-name="P1"><text:span text:style-name="T21">ExactWilsonTypeFermMonomial5D&lt;P,Q,</text:span><text:span text:style-name="T24">Phi</text:span><text:span text:style-name="T21">&gt;</text:span></text:p>
          </draw:rect>
          <draw:rect draw:style-name="gr100" draw:text-style-name="P30" draw:layer="layout" svg:width="10.909cm" svg:height="0.859cm" svg:x="15.911cm" svg:y="17.731cm">
            <text:p text:style-name="P1"><text:span text:style-name="T21">getFermAct() (WilsonTypeFermAct5D)</text:span></text:p>
          </draw:rect>
        </draw:g>
        <draw:g>
          <draw:rect draw:style-name="gr100" draw:text-style-name="P30" draw:id="id44" draw:layer="layout" svg:width="10.446cm" svg:height="0.928cm" svg:x="4.467cm" svg:y="16.872cm">
            <text:p text:style-name="P1"><text:span text:style-name="T21">ExactWilsonTypeFermMonomial&lt;P,Q,</text:span><text:span text:style-name="T24">Phi</text:span><text:span text:style-name="T21">&gt;</text:span></text:p>
          </draw:rect>
          <draw:rect draw:style-name="gr100" draw:text-style-name="P30" draw:layer="layout" svg:width="10.445cm" svg:height="0.859cm" svg:x="4.469cm" svg:y="17.818cm">
            <text:p text:style-name="P1"><text:span text:style-name="T21">getFermAct() (WilsonTypeFermAct)</text:span></text:p>
          </draw:rect>
        </draw:g>
        <draw:connector draw:style-name="gr102" draw:text-style-name="P31" draw:layer="layout" svg:x1="4.26cm" svg:y1="10.283cm" svg:x2="3.746cm" svg:y2="15.24cm" draw:start-shape="id38" draw:start-glue-point="3" draw:end-shape="id39" draw:end-glue-point="3">
          <text:p text:style-name="P1"/>
        </draw:connector>
        <draw:connector draw:style-name="gr102" draw:text-style-name="P31" draw:layer="layout" svg:x1="10.566cm" svg:y1="10.283cm" svg:x2="12.722cm" svg:y2="10.499cm" draw:start-shape="id38" draw:start-glue-point="1" draw:end-shape="id40" draw:end-glue-point="3">
          <text:p text:style-name="P1"/>
        </draw:connector>
        <draw:connector draw:style-name="gr102" draw:text-style-name="P31" draw:layer="layout" svg:x1="15.875cm" svg:y1="11.315cm" svg:x2="18.314cm" svg:y2="12.61cm" draw:start-shape="id40" draw:start-glue-point="2" draw:end-shape="id41" draw:end-glue-point="0">
          <text:p text:style-name="P1"/>
        </draw:connector>
        <draw:connector draw:style-name="gr102" draw:text-style-name="P31" draw:layer="layout" svg:x1="18.314cm" svg:y1="13.503cm" svg:x2="14.414cm" svg:y2="14.775cm" draw:start-shape="id41" draw:start-glue-point="2" draw:end-shape="id42">
          <text:p text:style-name="P1"/>
        </draw:connector>
        <draw:connector draw:style-name="gr102" draw:text-style-name="P31" draw:layer="layout" draw:line-skew="0.017cm" svg:x1="18.314cm" svg:y1="13.503cm" svg:x2="23.142cm" svg:y2="14.776cm" draw:start-shape="id41" draw:start-glue-point="2" draw:end-shape="id43" draw:end-glue-point="0">
          <text:p text:style-name="P1"/>
        </draw:connector>
        <draw:connector draw:style-name="gr102" draw:text-style-name="P31" draw:layer="layout" svg:x1="14.414cm" svg:y1="15.737cm" svg:x2="9.69cm" svg:y2="16.872cm" draw:start-shape="id42" draw:start-glue-point="2" draw:end-shape="id44">
          <text:p text:style-name="P1"/>
        </draw:connector>
        <draw:connector draw:style-name="gr102" draw:text-style-name="P31" draw:layer="layout" svg:x1="23.142cm" svg:y1="15.738cm" svg:x2="21.356cm" svg:y2="16.871cm" draw:start-shape="id43" draw:start-glue-point="2" draw:end-shape="id45">
          <text:p text:style-name="P1"/>
        </draw:connector>
        <draw:rect draw:style-name="gr103" draw:text-style-name="P31" draw:id="id46" draw:layer="layout" svg:width="6.632cm" svg:height="1.03cm" svg:x="20.995cm" svg:y="9.003cm">
          <text:p text:style-name="P1"><text:span text:style-name="T21">GaugeMonomial - P,Q=LCM</text:span></text:p>
        </draw:rect>
        <draw:connector draw:style-name="gr102" draw:text-style-name="P31" draw:layer="layout" svg:x1="19.028cm" svg:y1="10.499cm" svg:x2="20.995cm" svg:y2="9.518cm" draw:start-shape="id40" draw:start-glue-point="1" draw:end-shape="id46" draw:end-glue-point="3">
          <text:p text:style-name="P1"/>
        </draw:connector>
        <draw:custom-shape draw:style-name="gr104" draw:text-style-name="P30" draw:layer="layout" svg:width="7.068cm" svg:height="0.907cm" svg:x="19.536cm" svg:y="10.873cm">
          <text:p text:style-name="P2"><text:span text:style-name="T21">Pseudofermions - Internal</text:span></text:p>
          <draw:enhanced-geometry svg:viewBox="0 0 21600 21600" draw:text-areas="800 800 20800 20800" draw:type="round-rectangular-callout" draw:modifiers="5093.67661621163 44865.1982378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5" draw:text-style-name="P31" draw:layer="layout" svg:width="0.254cm" svg:height="4.349cm" svg:x="16.527cm" svg:y="6.633cm">
          <text:p text:style-name="P1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6" draw:text-style-name="P32" draw:layer="layout" svg:width="2.703cm" svg:height="0.988cm" svg:x="16.563cm" svg:y="7.43cm">
          <draw:text-box>
            <text:p text:style-name="P1"><text:span text:style-name="T21">forwards</text:span></text:p>
          </draw:text-box>
        </draw:frame>
        <draw:custom-shape draw:style-name="gr105" draw:text-style-name="P31" draw:layer="layout" svg:width="0.471cm" svg:height="4.458cm" svg:x="3.951cm" svg:y="5.365cm">
          <text:p text:style-name="P1"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6" draw:text-style-name="P32" draw:layer="layout" svg:width="2.703cm" svg:height="0.988cm" svg:x="3.77cm" svg:y="7.974cm">
          <draw:text-box>
            <text:p text:style-name="P1"><text:span text:style-name="T21">forwards</text:span></text:p>
          </draw:text-box>
        </draw:frame>
        <draw:custom-shape draw:style-name="gr107" draw:text-style-name="P30" draw:layer="layout" svg:width="6.016cm" svg:height="1.595cm" svg:x="20.66cm" svg:y="3.77cm">
          <text:p text:style-name="P2"><text:span text:style-name="T21">Exact – can compute</text:span></text:p>
          <text:p text:style-name="P2"><text:span text:style-name="T21">energies</text:span></text:p>
          <draw:enhanced-geometry svg:viewBox="0 0 21600 21600" draw:text-areas="800 800 20800 20800" draw:type="round-rectangular-callout" draw:modifiers="-1173.8740235998 2894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30" draw:layer="layout" svg:width="7.321cm" svg:height="2.211cm" svg:x="4.676cm" svg:y="12.396cm">
          <text:p text:style-name="P2"><text:span text:style-name="T21">Momenta are NOT internal</text:span></text:p>
          <text:p text:style-name="P2"><text:span text:style-name="T21">This is Pseudofermion </text:span></text:p>
          <text:p text:style-name="P2"><text:span text:style-name="T21">refreshment/copy only</text:span></text:p>
          <draw:enhanced-geometry svg:viewBox="0 0 21600 21600" draw:text-areas="800 800 20800 20800" draw:type="round-rectangular-callout" draw:modifiers="8555.03960666485 -7782.6401446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14" draw:layer="layout" svg:width="5.799cm" svg:height="2.102cm" svg:x="10.765cm" svg:y="7.358cm">
          <text:p text:style-name="P2"><text:span text:style-name="T20">Update subset of</text:span></text:p>
          <text:p text:style-name="P2"><text:span text:style-name="T20">monomials eg for multi </text:span></text:p>
          <text:p text:style-name="P2"><text:span text:style-name="T20">timscale integration</text:span></text:p>
          <draw:enhanced-geometry svg:viewBox="0 0 21600 21600" draw:text-areas="800 800 20800 20800" draw:type="round-rectangular-callout" draw:modifiers="-2562.20689655172 -18241.36947218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Two Flavour Fermionic Monomials</text:p>
          </draw:text-box>
        </draw:frame>
        <draw:rect draw:style-name="gr109" draw:text-style-name="P11" draw:id="id47" draw:layer="layout" svg:width="10.366cm" svg:height="1.088cm" svg:x="4.096cm" svg:y="3.262cm">
          <text:p text:style-name="P1"><text:span text:style-name="T20">TwoFlavorExactWilsonTypeFermMonomial</text:span></text:p>
        </draw:rect>
        <draw:g draw:id="id49">
          <draw:rect draw:style-name="gr109" draw:text-style-name="P11" draw:layer="layout" svg:width="15.947cm" svg:height="0.907cm" svg:x="5.655cm" svg:y="9.061cm">
            <text:p text:style-name="P1"><text:span text:style-name="T20">TwoFlavorExact</text:span><text:span text:style-name="T25">EvenOddPrec</text:span><text:span text:style-name="T20">WilsonTypeFermMonomial</text:span></text:p>
          </draw:rect>
          <draw:rect draw:style-name="gr110" draw:text-style-name="P31" draw:layer="layout" svg:width="15.983cm" svg:height="2.248cm" svg:x="5.655cm" svg:y="9.967cm">
            <text:p text:style-name="P1"><text:span text:style-name="T53">+S_even_even() = 0</text:span></text:p>
            <text:p text:style-name="P1"><text:span text:style-name="T53">+S_odd_odd() </text:span></text:p>
            <text:p text:style-name="P1"><text:span text:style-name="T24">EvenOddPrec</text:span><text:span text:style-name="T21">WilsonTypeFermAct</text:span></text:p>
          </draw:rect>
        </draw:g>
        <draw:g draw:id="id48">
          <draw:rect draw:style-name="gr109" draw:text-style-name="P11" draw:layer="layout" svg:width="12.141cm" svg:height="0.907cm" svg:x="4.533cm" svg:y="5.908cm">
            <text:p text:style-name="P1"><text:span text:style-name="T20">TwoFlavorExact</text:span><text:span text:style-name="T25">Unprec</text:span><text:span text:style-name="T20">WilsonTypeFermMonomial</text:span></text:p>
          </draw:rect>
          <draw:rect draw:style-name="gr110" draw:text-style-name="P31" draw:layer="layout" svg:width="12.141cm" svg:height="0.906cm" svg:x="4.533cm" svg:y="6.814cm">
            <text:p text:style-name="P1"><text:span text:style-name="T24">Unprec</text:span><text:span text:style-name="T21">WilsonTypeFermAct</text:span></text:p>
          </draw:rect>
        </draw:g>
        <draw:g draw:id="id50">
          <draw:rect draw:style-name="gr109" draw:text-style-name="P11" draw:layer="layout" svg:width="15.947cm" svg:height="0.897cm" svg:x="5.584cm" svg:y="12.902cm">
            <text:p text:style-name="P1"><text:span text:style-name="T20">TwoFlavorExact</text:span><text:span text:style-name="T25">EvenOddPrecConstDet</text:span><text:span text:style-name="T20">WilsonTypeFermMonomial</text:span></text:p>
          </draw:rect>
          <draw:rect draw:style-name="gr110" draw:text-style-name="P31" draw:layer="layout" svg:width="15.944cm" svg:height="1.642cm" svg:x="5.585cm" svg:y="13.798cm">
            <text:p text:style-name="P1"><text:span text:style-name="T23">*S_even_even() <text:s/>- Trivial</text:span></text:p>
            <text:p text:style-name="P1"><text:span text:style-name="T24">EvenOddPrecConstDet</text:span><text:span text:style-name="T21">WilsonTypeFermAct</text:span></text:p>
          </draw:rect>
        </draw:g>
        <draw:g draw:id="id51">
          <draw:rect draw:style-name="gr109" draw:text-style-name="P11" draw:layer="layout" svg:width="15.947cm" svg:height="0.897cm" svg:x="5.585cm" svg:y="16.055cm">
            <text:p text:style-name="P1"><text:span text:style-name="T20">TwoFlavorExact</text:span><text:span text:style-name="T25">EvenOddPrecLogDet</text:span><text:span text:style-name="T20">WilsonTypeFermMonomial</text:span></text:p>
          </draw:rect>
          <draw:rect draw:style-name="gr110" draw:text-style-name="P31" draw:layer="layout" svg:width="15.944cm" svg:height="1.642cm" svg:x="5.586cm" svg:y="16.951cm">
            <text:p text:style-name="P1"><text:span text:style-name="T23">*S_even_even() <text:s/>- Nontrivial (N</text:span><text:span text:style-name="T54">f</text:span><text:span text:style-name="T23"> log det M</text:span><text:span text:style-name="T54">ee</text:span><text:span text:style-name="T23">)</text:span></text:p>
            <text:p text:style-name="P1"><text:span text:style-name="T24">EvenOddPrecLogDet</text:span><text:span text:style-name="T21">WilsonTypeFermAct</text:span></text:p>
          </draw:rect>
        </draw:g>
        <draw:connector draw:style-name="gr111" draw:text-style-name="P31" draw:layer="layout" svg:x1="9.279cm" svg:y1="4.35cm" svg:x2="10.603cm" svg:y2="5.908cm" draw:start-shape="id47" draw:start-glue-point="2" draw:end-shape="id48" draw:end-glue-point="0">
          <text:p text:style-name="P1"/>
        </draw:connector>
        <draw:connector draw:style-name="gr111" draw:text-style-name="P31" draw:layer="layout" svg:x1="10.603cm" svg:y1="7.72cm" svg:x2="13.646cm" svg:y2="9.061cm" draw:start-shape="id48" draw:start-glue-point="2" draw:end-shape="id49">
          <text:p text:style-name="P1"/>
        </draw:connector>
        <draw:connector draw:style-name="gr111" draw:text-style-name="P31" draw:layer="layout" draw:line-skew="-0.6cm" svg:x1="5.655cm" svg:y1="10.638cm" svg:x2="5.584cm" svg:y2="14.171cm" draw:start-shape="id49" draw:start-glue-point="3" draw:end-shape="id50" draw:end-glue-point="3">
          <text:p text:style-name="P1"/>
        </draw:connector>
        <draw:connector draw:style-name="gr112" draw:text-style-name="P31" draw:layer="layout" draw:line-skew="0.261cm" svg:x1="21.532cm" svg:y1="17.324cm" svg:x2="21.638cm" svg:y2="10.638cm" draw:start-shape="id51" draw:start-glue-point="1" draw:end-shape="id49" draw:end-glue-point="1">
          <text:p text:style-name="P1"/>
        </draw:connector>
        <draw:rect draw:style-name="gr113" draw:text-style-name="P33" draw:layer="layout" svg:width="7.068cm" svg:height="2.972cm" svg:x="19.572cm" svg:y="3.625cm">
          <text:p text:style-name="P1"><text:span text:style-name="T55">S</text:span><text:span text:style-name="T56">f</text:span><text:span text:style-name="T55"> = </text:span><text:span text:style-name="T57"></text:span><text:span text:style-name="T58">+</text:span><text:span text:style-name="T59">(M</text:span><text:span text:style-name="T60">+</text:span><text:span text:style-name="T59">M)</text:span><text:span text:style-name="T60">-1</text:span><text:span text:style-name="T57">f</text:span></text:p>
        </draw:rect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Rational One Flavour Like Monomials</text:p>
          </draw:text-box>
        </draw:frame>
        <draw:frame presentation:style-name="pr4" draw:text-style-name="P34" draw:layer="layout" svg:width="23.711cm" svg:height="15.396cm" svg:x="3.848cm" svg:y="3.23cm" presentation:class="outline">
          <draw:text-box>
            <text:list text:style-name="L4">
              <text:list-item>
                <text:p text:style-name="P34"/>
              </text:list-item>
            </text:list>
            <text:list text:style-name="L4">
              <text:list-item>
                <text:p text:style-name="P35"><text:span text:style-name="T61">S</text:span><text:span text:style-name="T62">f</text:span><text:span text:style-name="T61"> = </text:span><text:span text:style-name="T63">f</text:span><text:span text:style-name="T61"> ( M</text:span><text:span text:style-name="T64">+</text:span><text:span text:style-name="T61">M)</text:span><text:span text:style-name="T64">-</text:span><text:span text:style-name="T65">a/b</text:span><text:span text:style-name="T61"> </text:span><text:span text:style-name="T63">f</text:span><text:span text:style-name="T61"> = </text:span><text:span text:style-name="T63">f</text:span><text:span text:style-name="T61"> ( </text:span><text:span text:style-name="T66">∑</text:span><text:span text:style-name="T67"> p</text:span><text:span text:style-name="T68">i</text:span><text:span text:style-name="T67"> [ M</text:span><text:span text:style-name="T69">+</text:span><text:span text:style-name="T67">M + q</text:span><text:span text:style-name="T68">i</text:span><text:span text:style-name="T67"> ]</text:span><text:span text:style-name="T69">-1</text:span><text:span text:style-name="T61"> ) </text:span><text:span text:style-name="T63">f</text:span></text:p>
              </text:list-item>
            </text:list>
            <text:list text:style-name="L4">
              <text:list-item>
                <text:p text:style-name="P35"><text:span text:style-name="T70"/></text:p>
              </text:list-item>
            </text:list>
            <text:list text:style-name="L4">
              <text:list-item>
                <text:p text:style-name="P5"><text:span text:style-name="T44">a</text:span> and <text:span text:style-name="T44">b</text:span> can be used to implement <text:span text:style-name="T45">Nroots</text:span> approach</text:p>
              </text:list-item>
            </text:list>
            <text:list text:style-name="L4">
              <text:list-item>
                <text:p text:style-name="P5">Rational approximation expressed as PFE</text:p>
              </text:list-item>
            </text:list>
            <text:list text:style-name="L4">
              <text:list-item>
                <text:p text:style-name="P5">Use Multi Mass Solver Internally</text:p>
              </text:list-item>
            </text:list>
            <text:list text:style-name="L4">
              <text:list-item>
                <text:p text:style-name="P5">Similar Hierarchy to Two Flavour Monomials</text:p>
              </text:list-item>
            </text:list>
            <text:list text:style-name="L4">
              <text:list-item>
                <text:p text:style-name="P5">Not yet split EvenOddPrec into ConstDet and LogD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senbusch Like Monomials</text:p>
          </draw:text-box>
        </draw:frame>
        <draw:frame presentation:style-name="pr4" draw:text-style-name="P35" draw:layer="layout" svg:width="23.711cm" svg:height="15.396cm" svg:x="3.848cm" svg:y="3.23cm" presentation:class="outline">
          <draw:text-box>
            <text:list text:style-name="L4">
              <text:list-item>
                <text:p text:style-name="P35"><text:span text:style-name="T61">S</text:span><text:span text:style-name="T62">f</text:span><text:span text:style-name="T61"> = </text:span><text:span text:style-name="T63"></text:span><text:span text:style-name="T71">+</text:span><text:span text:style-name="T61"> [ </text:span><text:span text:style-name="T72">M</text:span><text:span text:style-name="T73">2</text:span><text:span text:style-name="T61"> ( M</text:span><text:span text:style-name="T64">+</text:span><text:span text:style-name="T61">M)</text:span><text:span text:style-name="T64">-1</text:span><text:span text:style-name="T61"> </text:span><text:span text:style-name="T72">M</text:span><text:span text:style-name="T73">2</text:span><text:span text:style-name="T74">+ </text:span><text:span text:style-name="T75">] </text:span><text:span text:style-name="T64"><text:s/></text:span><text:span text:style-name="T63">f</text:span></text:p>
              </text:list-item>
            </text:list>
            <text:list text:style-name="L4">
              <text:list-item>
                <text:p text:style-name="P5">Implements Two Flavour Hasenbusch Like Ratio of determinants</text:p>
              </text:list-item>
            </text:list>
            <text:list text:style-name="L4">
              <text:list-item>
                <text:p text:style-name="P35"><text:span text:style-name="T61">det(M</text:span><text:span text:style-name="T64">+</text:span><text:span text:style-name="T61">M) / det (</text:span><text:span text:style-name="T72">M</text:span><text:span text:style-name="T73">2</text:span><text:span text:style-name="T74">+</text:span><text:span text:style-name="T72">M</text:span><text:span text:style-name="T73">2</text:span><text:span text:style-name="T61">)</text:span></text:p>
              </text:list-item>
            </text:list>
            <text:list text:style-name="L4">
              <text:list-item>
                <text:p text:style-name="P36"><text:span text:style-name="T76">Does not automatically include term to cancel the determinant with </text:span><text:span text:style-name="T77">M</text:span><text:span text:style-name="T78">2 <text:s/></text:span></text:p>
              </text:list-item>
            </text:list>
            <text:list text:style-name="L4">
              <text:list-item>
                <text:p text:style-name="P36"><text:span text:style-name="T79">Need to add this in with a normal 2 flavor monomia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ogDetEvenEven Monomial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A monomial that simulates</text:p>
              </text:list-item>
            </text:list>
            <text:list text:style-name="L4">
              <text:list-item>
                <text:p text:style-name="P35"><text:span text:style-name="T61">det (M</text:span><text:span text:style-name="T62">ee</text:span><text:span text:style-name="T61">)</text:span><text:span text:style-name="T64">N</text:span><text:span text:style-name="T61"> = N log det M</text:span><text:span text:style-name="T62">ee</text:span></text:p>
              </text:list-item>
            </text:list>
            <text:list text:style-name="L4">
              <text:list-item>
                <text:p text:style-name="P5">for Clover like actions (clover is only one so far)</text:p>
              </text:list-item>
            </text:list>
            <text:list text:style-name="L4">
              <text:list-item>
                <text:p text:style-name="P5">Factor even-even part of the clover term out and use Nroots or Hasenbusch acceleration for the odd-odd part only</text:p>
              </text:list-item>
            </text:list>
            <text:list text:style-name="L4">
              <text:list-item>
                <text:p text:style-name="P5">Downside: </text:p>
              </text:list-item>
            </text:list>
            <text:list text:style-name="L4">
              <text:list-item>
                <text:list>
                  <text:list-item>
                    <text:p text:style-name="P6">in clover case duplicates storage of clover te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y also duplicate computation with EvenEven par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hronological Solvers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Two flavour monomials can make use of chronological predictors</text:p>
              </text:list-item>
            </text:list>
            <text:list text:style-name="L4">
              <text:list-item>
                <text:p text:style-name="P5">A chronological predictor is a solver starting guess <text:s/>STRATEGY</text:p>
              </text:list-item>
            </text:list>
            <text:list text:style-name="L4">
              <text:list-item>
                <text:p text:style-name="P5">Strategies available</text:p>
              </text:list-item>
            </text:list>
            <text:list text:style-name="L4">
              <text:list-item>
                <text:list>
                  <text:list-item>
                    <text:p text:style-name="P6">Zero Gues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evious Solu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ear Extrapolation from last two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nimal Residual Extrapol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MD Integrators</text:p>
          </draw:text-box>
        </draw:frame>
        <draw:frame presentation:style-name="pr4" draw:text-style-name="P5" draw:layer="layout" svg:width="23.711cm" svg:height="15.732cm" svg:x="3.848cm" svg:y="3.23cm" presentation:class="outline" presentation:user-transformed="true">
          <draw:text-box>
            <text:list text:style-name="L4">
              <text:list-item>
                <text:p text:style-name="P5">Function objects -- ie use operator() </text:p>
              </text:list-item>
            </text:list>
            <text:list text:style-name="L4">
              <text:list-item>
                <text:list>
                  <text:list-item>
                    <text:p text:style-name="P6">destructively change/evolve AbsFieldState - s</text:p>
                  </text:list-item>
                </text:list>
              </text:list-item>
            </text:list>
            <text:list text:style-name="L4">
              <text:list-item>
                <text:p text:style-name="P5">share crucial components in a namespace, eg:</text:p>
              </text:list-item>
            </text:list>
            <text:list text:style-name="L4">
              <text:list-item>
                <text:list>
                  <text:list-item>
                    <text:p text:style-name="P6">leapP() : <text:s/>p<text:span text:style-name="T80">new</text:span> = p<text:span text:style-name="T80">old</text:span> + dt F; <text:s/>leapQ(): <text:s/>q<text:span text:style-name="T80">new</text:span> = q<text:span text:style-name="T80">old</text:span> + dt p </text:p>
                  </text:list-item>
                </text:list>
              </text:list-item>
            </text:list>
            <text:list text:style-name="L4">
              <text:list-item>
                <text:p text:style-name="P5">Integrators make use of Hamiltonian to compute forces for all of or some of the monomials</text:p>
              </text:list-item>
            </text:list>
            <text:list text:style-name="L4">
              <text:list-item>
                <text:p text:style-name="P5">Multi timescale integrators – Thanks Carsten!</text:p>
              </text:list-item>
            </text:list>
            <text:list text:style-name="L4">
              <text:list-item>
                <text:list>
                  <text:list-item>
                    <text:p text:style-name="P6">Can put sets of monomials on different timesca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not split a single (eg rational) monomial onto many timescales yet! <text:s/>This is work in progr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2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Run time binding with XML</text:p>
          </draw:text-box>
        </draw:frame>
        <draw:frame presentation:style-name="pr4" draw:text-style-name="P5" draw:layer="layout" svg:width="11.57cm" svg:height="15.57cm" svg:x="3.848cm" svg:y="3.23cm" presentation:class="outline" presentation:user-transformed="true">
          <draw:text-box>
            <text:list text:style-name="L4">
              <text:list-item>
                <text:p text:style-name="P5">Allows mix and match of fermion actions, boundaries, etc at run time.</text:p>
              </text:list-item>
            </text:list>
            <text:list text:style-name="L4">
              <text:list-item>
                <text:p text:style-name="P5">XML bound to strings in param structs.</text:p>
              </text:list-item>
            </text:list>
            <text:list text:style-name="L4">
              <text:list-item>
                <text:p text:style-name="P5">acts as polymorphic parameter structure.</text:p>
              </text:list-item>
            </text:list>
            <text:list text:style-name="L4">
              <text:list-item>
                <text:p text:style-name="P5">Factories used to create correct objects when needed</text:p>
              </text:list-item>
            </text:list>
          </draw:text-box>
        </draw:frame>
        <draw:frame draw:style-name="gr114" draw:text-style-name="P37" draw:layer="layout" svg:width="12.83cm" svg:height="7.076cm" svg:x="15.387cm" svg:y="3.262cm">
          <draw:text-box>
            <text:p text:style-name="P1"><text:span text:style-name="T81">&lt;Monomials&gt;</text:span></text:p>
            <text:p text:style-name="P1"><text:span text:style-name="T81"><text:s/></text:span><text:span text:style-name="T81">&lt;elem&gt;</text:span></text:p>
            <text:p text:style-name="P1"><text:span text:style-name="T81"><text:s text:c="3"/></text:span><text:span text:style-name="T81">&lt;Name&gt;</text:span></text:p>
            <text:p text:style-name="P1"><text:span text:style-name="T81"><text:s text:c="3"/></text:span><text:span text:style-name="T82">&lt;InvertParam/&gt;</text:span></text:p>
            <text:p text:style-name="P1"><text:span text:style-name="T81"><text:s text:c="3"/></text:span><text:span text:style-name="T83">&lt;FermionAction&gt;</text:span></text:p>
            <text:p text:style-name="P1"><text:span text:style-name="T83"><text:s text:c="5"/></text:span><text:span text:style-name="T83">&lt;FermAct&gt;</text:span><text:span text:style-name="T84">WILSON</text:span><text:span text:style-name="T83">&lt;/FermAct&gt;</text:span></text:p>
            <text:p text:style-name="P1"><text:span text:style-name="T83"><text:tab/></text:span><text:span text:style-name="T83"> </text:span><text:span text:style-name="T83">&lt;FermBC/&gt; <text:s/></text:span></text:p>
            <text:p text:style-name="P1"><text:span text:style-name="T83"><text:s text:c="3"/></text:span><text:span text:style-name="T83">&lt;/FermionAction&gt;</text:span></text:p>
            <text:p text:style-name="P1"><text:span text:style-name="T81"><text:s text:c="3"/></text:span><text:span text:style-name="T85">&lt;ChronologicalPredictor&gt;</text:span></text:p>
            <text:p text:style-name="P1"><text:span text:style-name="T85"><text:s text:c="5"/></text:span><text:span text:style-name="T85">&lt;Name&gt;</text:span><text:span text:style-name="T84">LAST_SOLUTION_4D_PREDICTOR</text:span><text:span text:style-name="T85">&lt;/Name&gt;</text:span></text:p>
            <text:p text:style-name="P1"><text:span text:style-name="T85"><text:s text:c="3"/></text:span><text:span text:style-name="T85">&lt;/ChronologicalPredictor&gt;</text:span></text:p>
            <text:p text:style-name="P1"><text:span text:style-name="T81"><text:s text:c="2"/></text:span><text:span text:style-name="T81">&lt;/elem&gt;</text:span></text:p>
            <text:p text:style-name="P1"><text:span text:style-name="T81">&lt;/Monomials&gt;</text:span></text:p>
          </draw:text-box>
        </draw:frame>
        <draw:frame draw:style-name="gr114" draw:text-style-name="P38" draw:layer="layout" svg:width="12.649cm" svg:height="7.076cm" svg:x="14.969cm" svg:y="11.38cm">
          <draw:text-box>
            <text:p text:style-name="P1"><text:span text:style-name="T81">struct TwoFlavorWilsonTypeFermMonomial</text:span><text:span text:style-name="T86">Params</text:span><text:span text:style-name="T81"> </text:span></text:p>
            <text:p text:style-name="P1"><text:span text:style-name="T81">{ <text:s/></text:span></text:p>
            <text:p text:style-name="P1"><text:span text:style-name="T81"><text:s text:c="2"/></text:span><text:span text:style-name="T81">TwoFlavorWilsonTypeFermMonomialParams();</text:span></text:p>
            <text:p text:style-name="P1"><text:span text:style-name="T81"/></text:p>
            <text:p text:style-name="P1"><text:span text:style-name="T81"><text:s text:c="2"/></text:span><text:span text:style-name="T81">// Constructor from XML</text:span></text:p>
            <text:p text:style-name="P1"><text:span text:style-name="T81"><text:s text:c="2"/></text:span><text:span text:style-name="T86">TwoFlavorWilsonTypeFermMonomialParams(</text:span></text:p>
            <text:p text:style-name="P1"><text:span text:style-name="T86"><text:s text:c="7"/></text:span><text:span text:style-name="T86">XMLReader&amp; in, </text:span></text:p>
            <text:p text:style-name="P1"><text:span text:style-name="T86"><text:s text:c="7"/></text:span><text:span text:style-name="T86">const std::string&amp; <text:s/>path);</text:span></text:p>
            <text:p text:style-name="P1"><text:span text:style-name="T81"><text:s text:c="4"/></text:span></text:p>
            <text:p text:style-name="P1"><text:span text:style-name="T81"><text:s text:c="2"/></text:span><text:span text:style-name="T82">InvertParam_t inv_param; </text:span></text:p>
            <text:p text:style-name="P1"><text:span text:style-name="T81"><text:s text:c="2"/></text:span><text:span text:style-name="T83">std::string ferm_act;</text:span></text:p>
            <text:p text:style-name="P1"><text:span text:style-name="T81"><text:s text:c="2"/></text:span><text:span text:style-name="T85">std::string predictor_xml; <text:s text:c="2"/></text:span></text:p>
            <text:p text:style-name="P1"><text:span text:style-name="T81">};</text:span></text:p>
          </draw:text-box>
        </draw:frame>
        <draw:frame draw:style-name="gr115" draw:text-style-name="P10" draw:layer="layout" svg:width="11.634cm" svg:height="1.187cm" svg:x="16.999cm" svg:y="11.2cm">
          <draw:text-box>
            <text:p text:style-name="P1"/>
          </draw:text-box>
        </draw:frame>
        <draw:custom-shape draw:style-name="gr107" draw:text-style-name="P30" draw:layer="layout" svg:width="6.451cm" svg:height="2.102cm" svg:x="20.66cm" svg:y="3.226cm">
          <text:p text:style-name="P2"><text:span text:style-name="T21">Factory product Key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31" draw:layer="layout" svg:width="0.29cm" svg:height="10.8cm" svg:x="23.958cm" svg:y="6.162cm">
          <text:p text:style-name="P1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17" draw:text-style-name="P31" draw:layer="layout" svg:x1="23.975cm" svg:y1="16.962cm" svg:x2="21.711cm" svg:y2="16.999cm">
          <text:p text:style-name="P1"/>
        </draw:line>
        <draw:custom-shape draw:style-name="gr116" draw:text-style-name="P31" draw:layer="layout" svg:width="1.123cm" svg:height="8.771cm" svg:x="24.792cm" svg:y="8.699cm">
          <text:p text:style-name="P1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17" draw:text-style-name="P31" draw:layer="layout" svg:x1="24.809cm" svg:y1="17.47cm" svg:x2="22.979cm" svg:y2="17.579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“Inline” Measurements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Originally designed to allow inline measurements from within gauge evolution algorithms</text:p>
              </text:list-item>
            </text:list>
            <text:list text:style-name="L4">
              <text:list-item>
                <text:p text:style-name="P5">Function objects</text:p>
              </text:list-item>
            </text:list>
            <text:list text:style-name="L4">
              <text:list-item>
                <text:list>
                  <text:list-item>
                    <text:p text:style-name="P6">operator() called to perform the measur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kes Output XML writer as <text:s/>parame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munication between measurements through <text:span text:style-name="T44">named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87">essentially a virtual filesystem forced by slowness of <text:s/>QIO performance on QCDOC – writing objects to scratch directories takes the age of the unive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amed Objects</text:p>
          </draw:text-box>
        </draw:frame>
        <draw:frame presentation:style-name="pr4" draw:text-style-name="P5" draw:layer="layout" svg:width="23.711cm" svg:height="15.887cm" svg:x="3.848cm" svg:y="3.23cm" presentation:class="outline" presentation:user-transformed="true">
          <draw:text-box>
            <text:list text:style-name="L4">
              <text:list-item>
                <text:p text:style-name="P5">Templated type to encapsulate objects<text:tab/></text:p>
              </text:list-item>
            </text:list>
            <text:list text:style-name="L4">
              <text:list-item>
                <text:p text:style-name="P5">Follows QIO structure: eg has File and Record XML</text:p>
              </text:list-item>
            </text:list>
            <text:list text:style-name="L4">
              <text:list-item>
                <text:p text:style-name="P5">Named objects stored in a map</text:p>
              </text:list-item>
            </text:list>
            <text:list text:style-name="L4">
              <text:list-item>
                <text:list>
                  <text:list-item>
                    <text:p text:style-name="P6">associates name with named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e/delete/lookup methods to manipulate map</text:p>
                  </text:list-item>
                </text:list>
              </text:list-item>
            </text:list>
            <text:list text:style-name="L4">
              <text:list-item>
                <text:p text:style-name="P5">Special Inline Measurements to read/write objects to/from disk and named object maps.</text:p>
              </text:list-item>
            </text:list>
            <text:list text:style-name="L4">
              <text:list-item>
                <text:p text:style-name="P5">Divorces I/O from measurements completely</text:p>
              </text:list-item>
            </text:list>
            <text:list text:style-name="L4">
              <text:list-item>
                <text:p text:style-name="P5">Recent change: even input gauge field comes from named objec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amed Objects in Code and XML</text:p>
          </draw:text-box>
        </draw:frame>
        <draw:frame draw:style-name="gr114" draw:text-style-name="P10" draw:layer="layout" svg:width="16.132cm" svg:height="1.847cm" svg:x="3.565cm" svg:y="3.27cm">
          <draw:text-box>
            <text:p text:style-name="P1"><text:span text:style-name="T1">eg: source creation:</text:span> </text:p>
            <text:p text:style-name="P1"/>
          </draw:text-box>
        </draw:frame>
        <draw:frame draw:style-name="gr118" draw:text-style-name="P37" draw:layer="layout" svg:width="26.171cm" svg:height="3.2cm" svg:x="2.566cm" svg:y="4.426cm">
          <draw:text-box>
            <text:p text:style-name="P1"><text:span text:style-name="T81"><text:s/></text:span><text:span text:style-name="T16">TheNamedObjMap::Instance()</text:span><text:span text:style-name="T14">.</text:span><text:span text:style-name="T88">create</text:span><text:span text:style-name="T89">&lt;LatticePropagator&gt;</text:span><text:span text:style-name="T14">(</text:span><text:span text:style-name="T90">params.named_obj.source_id</text:span><text:span text:style-name="T14">);</text:span></text:p>
            <text:p text:style-name="P1"><text:span text:style-name="T16"><text:s/></text:span><text:span text:style-name="T16">TheNamedObjMap::Instance()</text:span><text:span text:style-name="T14">.</text:span><text:span text:style-name="T88">getData</text:span><text:span text:style-name="T89">&lt;LatticePropagator&gt;</text:span><text:span text:style-name="T14">(</text:span><text:span text:style-name="T90">params.named_obj.source_id</text:span><text:span text:style-name="T14">) =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</text:span><text:span text:style-name="T14">quark_source;</text:span></text:p>
            <text:p text:style-name="P1"><text:span text:style-name="T14"><text:s/></text:span><text:span text:style-name="T16">TheNamedObjMap::Instance()</text:span><text:span text:style-name="T14">.</text:span><text:span text:style-name="T88">get</text:span><text:span text:style-name="T14">(</text:span><text:span text:style-name="T90">params.named_obj.source_id</text:span><text:span text:style-name="T14">).</text:span><text:span text:style-name="T91">setFileXML(file_xml)</text:span><text:span text:style-name="T89">;</text:span></text:p>
            <text:p text:style-name="P1"><text:span text:style-name="T89"><text:s/></text:span><text:span text:style-name="T16">TheNamedObjMap::Instance()</text:span><text:span text:style-name="T14">.</text:span><text:span text:style-name="T88">get</text:span><text:span text:style-name="T14">(</text:span><text:span text:style-name="T90">params.named_obj.source_id</text:span><text:span text:style-name="T14">).</text:span><text:span text:style-name="T91">setRecordXML(record_xml)</text:span><text:span text:style-name="T14">;</text:span></text:p>
          </draw:text-box>
        </draw:frame>
        <draw:frame draw:style-name="gr114" draw:text-style-name="P10" draw:layer="layout" svg:width="8.268cm" svg:height="1.136cm" svg:x="3.455cm" svg:y="7.717cm">
          <draw:text-box>
            <text:p text:style-name="P1"><text:span text:style-name="T1">In XML:</text:span></text:p>
          </draw:text-box>
        </draw:frame>
        <draw:frame draw:style-name="gr119" draw:text-style-name="P16" draw:layer="layout" svg:width="10.804cm" svg:height="8.681cm" svg:x="4.263cm" svg:y="9.333cm">
          <draw:text-box>
            <text:p text:style-name="P1"><text:span text:style-name="T92">&lt;</text:span><text:span text:style-name="T81">elem&gt;</text:span></text:p>
            <text:p text:style-name="P1"><text:span text:style-name="T81"><text:s text:c="2"/></text:span><text:span text:style-name="T81">&lt;Name&gt;</text:span><text:span text:style-name="T85">MAKE_SOURCE</text:span><text:span text:style-name="T81">&lt;/Name&gt;</text:span></text:p>
            <text:p text:style-name="P1"><text:span text:style-name="T81"><text:s text:c="2"/></text:span><text:span text:style-name="T81">...</text:span></text:p>
            <text:p text:style-name="P1"><text:span text:style-name="T81"><text:s/></text:span><text:span text:style-name="T86"><text:s/></text:span><text:span text:style-name="T86">&lt;NamedObject&gt;</text:span></text:p>
            <text:p text:style-name="P1"><text:span text:style-name="T86"><text:s text:c="4"/></text:span><text:span text:style-name="T93">&lt;source_id&gt;sh_source&lt;/source_id&gt;</text:span></text:p>
            <text:p text:style-name="P1"><text:span text:style-name="T86"><text:s text:c="2"/></text:span><text:span text:style-name="T86">&lt;/NamedObject&gt;</text:span></text:p>
            <text:p text:style-name="P1"><text:span text:style-name="T81"><text:s/></text:span><text:span text:style-name="T81">&lt;/elem&gt;</text:span></text:p>
            <text:p text:style-name="P1"><text:span text:style-name="T81"><text:s/></text:span><text:span text:style-name="T81">&lt;elem&gt;</text:span></text:p>
            <text:p text:style-name="P1"><text:span text:style-name="T81"><text:s text:c="2"/></text:span><text:span text:style-name="T81">&lt;Name&gt;</text:span><text:span text:style-name="T85">PROPAGATOR</text:span><text:span text:style-name="T81">&lt;/Name&gt;</text:span></text:p>
            <text:p text:style-name="P1"><text:span text:style-name="T81"><text:s text:c="3"/></text:span><text:span text:style-name="T81">...</text:span></text:p>
            <text:p text:style-name="P1"><text:span text:style-name="T94"><text:s text:c="2"/></text:span><text:span text:style-name="T86">&lt;NamedObject&gt;</text:span></text:p>
            <text:p text:style-name="P1"><text:span text:style-name="T86"><text:s text:c="4"/></text:span><text:span text:style-name="T93">&lt;source_id&gt;sh_source&lt;/source_id&gt;</text:span></text:p>
            <text:p text:style-name="P1"><text:span text:style-name="T93"><text:s text:c="4"/></text:span><text:span text:style-name="T95">&lt;prop_id&gt;sh_prop_0&lt;/prop_id&gt;</text:span></text:p>
            <text:p text:style-name="P1"><text:span text:style-name="T86"><text:s text:c="2"/></text:span><text:span text:style-name="T86">&lt;/NamedObject&gt;</text:span></text:p>
            <text:p text:style-name="P1"><text:span text:style-name="T81">&lt;/elem&gt;</text:span></text:p>
            <text:p text:style-name="P1"><text:span text:style-name="T96"/></text:p>
          </draw:text-box>
        </draw:frame>
        <draw:frame draw:style-name="gr115" draw:text-style-name="P10" draw:layer="layout" svg:width="0.073cm" svg:height="1.187cm" svg:x="19.44cm" svg:y="11.722cm">
          <draw:text-box>
            <text:p text:style-name="P1"/>
          </draw:text-box>
        </draw:frame>
        <draw:frame draw:style-name="gr115" draw:text-style-name="P10" draw:layer="layout" svg:width="3.16cm" svg:height="1.187cm" svg:x="8.085cm" svg:y="15.287cm">
          <draw:text-box>
            <text:p text:style-name="P1"/>
          </draw:text-box>
        </draw:frame>
        <draw:g>
          <draw:frame draw:style-name="gr114" draw:text-style-name="P37" draw:layer="layout" svg:width="13.888cm" svg:height="6.551cm" svg:x="14.922cm" svg:y="9.738cm">
            <draw:text-box>
              <text:p text:style-name="P1"><text:span text:style-name="T81">&lt;elem&gt;</text:span></text:p>
              <text:p text:style-name="P1"><text:span text:style-name="T81"><text:s/></text:span><text:span text:style-name="T81">&lt;Name&gt;</text:span><text:span text:style-name="T85">QIO_WRITE_NAMED_OBJECT</text:span><text:span text:style-name="T81">&lt;/Name&gt;</text:span></text:p>
              <text:p text:style-name="P1"><text:span text:style-name="T81"><text:s text:c="3"/></text:span><text:span text:style-name="T81">...</text:span></text:p>
              <text:p text:style-name="P1"><text:span text:style-name="T81"><text:s/></text:span><text:span text:style-name="T86">&lt;NamedObject&gt;</text:span></text:p>
              <text:p text:style-name="P1"><text:span text:style-name="T86"><text:s text:c="2"/></text:span><text:span text:style-name="T95">&lt;object_id&gt;sh_prop_0&lt;/object_id&gt;</text:span></text:p>
              <text:p text:style-name="P1"><text:span text:style-name="T86"><text:s text:c="2"/></text:span><text:span text:style-name="T86">&lt;object_type&gt;</text:span><text:span text:style-name="T83">LatticePropagator</text:span><text:span text:style-name="T86">&lt;/object_type&gt;</text:span></text:p>
              <text:p text:style-name="P1"><text:span text:style-name="T86"><text:s/></text:span><text:span text:style-name="T86">&lt;/NamedObject&gt;</text:span></text:p>
              <text:p text:style-name="P1"><text:span text:style-name="T81"><text:s/></text:span><text:span text:style-name="T81">&lt;File&gt;</text:span></text:p>
              <text:p text:style-name="P1"><text:span text:style-name="T81"><text:s text:c="2"/></text:span><text:span text:style-name="T84">&lt;file_name&gt;</text:span><text:span text:style-name="T86">./sh_prop_0</text:span><text:span text:style-name="T84">&lt;/file_name&gt;</text:span></text:p>
              <text:p text:style-name="P1"><text:span text:style-name="T81"><text:s text:c="2"/></text:span><text:span text:style-name="T81">&lt;file_volfmt&gt;MULTIFILE&lt;/file_volfmt&gt;</text:span></text:p>
              <text:p text:style-name="P1"><text:span text:style-name="T81"><text:s/></text:span><text:span text:style-name="T81">&lt;/File&gt;</text:span></text:p>
              <text:p text:style-name="P1"><text:span text:style-name="T81">&lt;/elem&gt;</text:span></text:p>
            </draw:text-box>
          </draw:frame>
        </draw:g>
        <draw:custom-shape draw:style-name="gr107" draw:text-style-name="P30" draw:layer="layout" svg:width="5.035cm" svg:height="1.69cm" svg:x="8.893cm" svg:y="7.864cm">
          <text:p text:style-name="P2"><text:span text:style-name="T21">MAKE_SOURCE</text:span></text:p>
          <text:p text:style-name="P2"><text:span text:style-name="T21">creates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7" draw:text-style-name="P30" draw:layer="layout" svg:width="7.276cm" svg:height="1.727cm" svg:x="9.518cm" svg:y="16.72cm">
          <text:p text:style-name="P2"><text:span text:style-name="T21">PROPAGATOR uses</text:span></text:p>
          <text:p text:style-name="P2"><text:span text:style-name="T21">the source, creates prop </text:span></text:p>
          <draw:enhanced-geometry svg:viewBox="0 0 21600 21600" draw:text-areas="800 800 20800 20800" draw:type="round-rectangular-callout" draw:modifiers="216.682698914388 -503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7" draw:text-style-name="P31" draw:layer="layout" svg:width="5.622cm" svg:height="1.984cm" svg:x="19.256cm" svg:y="8.048cm">
          <text:p text:style-name="P2"><text:span text:style-name="T21">Special “Measurement”</text:span></text:p>
          <text:p text:style-name="P2"><text:span text:style-name="T21">Writes named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7" draw:text-style-name="P30" draw:layer="layout" svg:width="7.093cm" svg:height="1.8cm" svg:x="18.778cm" svg:y="15.471cm">
          <text:p text:style-name="P2"><text:span text:style-name="T21">Also: Tasks to read and</text:span></text:p>
          <text:p text:style-name="P2"><text:span text:style-name="T21">erase objects to/from map</text:span></text:p>
          <draw:enhanced-geometry svg:viewBox="0 0 21600 21600" draw:text-areas="800 800 20800 20800" draw:type="round-rectangular-callout" draw:modifiers="-3356.22732769045 -2439.4250513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0" draw:text-style-name="P31" draw:layer="layout" svg:x1="20.652cm" svg:y1="4.961cm" svg:x2="12.054cm" svg:y2="11.502cm">
          <text:p text:style-name="P1"/>
        </draw:line>
        <draw:line draw:style-name="gr121" draw:text-style-name="P31" draw:layer="layout" svg:x1="11.833cm" svg:y1="12.126cm" svg:x2="11.833cm" svg:y2="15.177cm">
          <text:p text:style-name="P1"/>
        </draw:line>
        <draw:line draw:style-name="gr122" draw:text-style-name="P31" draw:layer="layout" svg:x1="13.487cm" svg:y1="15.948cm" svg:x2="17.896cm" svg:y2="12.38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 presentation:user-transformed="true">
          <draw:text-box>
            <text:p text:style-name="P1">Changes in the wind</text:p>
          </draw:text-box>
        </draw:frame>
        <draw:frame presentation:style-name="pr11" draw:text-style-name="P5" draw:layer="layout" svg:width="23.711cm" svg:height="3.059cm" svg:x="3.813cm" svg:y="15.938cm" presentation:class="outline" presentation:user-transformed="true">
          <draw:text-box>
            <text:list text:style-name="L4">
              <text:list-item>
                <text:p text:style-name="P5">Like all codes Chroma too must evolve with the times</text:p>
              </text:list-item>
            </text:list>
            <text:list text:style-name="L4">
              <text:list-item>
                <text:p text:style-name="P5">I have described chroma v2 here. v3 is next</text:p>
              </text:list-item>
            </text:list>
          </draw:text-box>
        </draw:frame>
        <draw:g>
          <draw:rect draw:style-name="gr123" draw:text-style-name="P39" draw:layer="layout" svg:width="18.226cm" svg:height="12.752cm" svg:x="6.686cm" svg:y="3.141cm">
            <text:p text:style-name="P1"/>
          </draw:rect>
          <draw:frame draw:style-name="gr114" draw:text-style-name="P41" draw:layer="layout" svg:width="9.481cm" svg:height="2.791cm" svg:x="11.133cm" svg:y="3.105cm">
            <draw:text-box>
              <text:p text:style-name="P40"><text:span text:style-name="T97">WANTED</text:span></text:p>
            </draw:text-box>
          </draw:frame>
          <draw:frame draw:style-name="gr124" draw:text-style-name="P17" draw:layer="layout" svg:width="3.461cm" svg:height="4.652cm" svg:x="13.918cm" svg:y="6.466cm">
            <draw:image xlink:href="Pictures/100000000000002F00000040FF3953A6.jpg" xlink:type="simple" xlink:show="embed" xlink:actuate="onLoad">
              <text:p text:style-name="P1"/>
            </draw:image>
          </draw:frame>
          <draw:frame draw:style-name="gr115" draw:text-style-name="P42" draw:layer="layout" svg:width="17.749cm" svg:height="1.187cm" svg:x="6.501cm" svg:y="11.08cm">
            <draw:text-box>
              <text:p text:style-name="P1"/>
            </draw:text-box>
          </draw:frame>
          <draw:frame draw:style-name="gr114" draw:text-style-name="P44" draw:layer="layout" svg:width="8.489cm" svg:height="1.529cm" svg:x="11.353cm" svg:y="11.556cm">
            <draw:text-box>
              <text:p text:style-name="P43"><text:span text:style-name="T98">R.G. Edwards</text:span></text:p>
              <text:p text:style-name="P43"><text:span text:style-name="T98">also known as</text:span><text:span text:style-name="T99"> </text:span></text:p>
            </draw:text-box>
          </draw:frame>
          <draw:frame draw:style-name="gr114" draw:text-style-name="P46" draw:layer="layout" svg:width="12.054cm" svg:height="1.775cm" svg:x="9.81cm" svg:y="13.322cm">
            <draw:text-box>
              <text:p text:style-name="P45"><text:span text:style-name="T100">THE CHROMA KID</text:span></text:p>
            </draw:text-box>
          </draw:frame>
          <draw:frame draw:style-name="gr115" draw:text-style-name="P42" draw:layer="layout" svg:width="0.11cm" svg:height="1.187cm" svg:x="16.534cm" svg:y="15.085cm">
            <draw:text-box>
              <text:p text:style-name="P1"/>
            </draw:text-box>
          </draw:frame>
          <draw:frame draw:style-name="gr114" draw:text-style-name="P48" draw:layer="layout" svg:width="14.54cm" svg:height="0.89cm" svg:x="8.709cm" svg:y="5.525cm">
            <draw:text-box>
              <text:p text:style-name="P47"><text:span text:style-name="T98">For wanton and deliberate overnight code-restructuring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2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Planned Changes to Class Structure in v3</text:p>
          </draw:text-box>
        </draw:frame>
        <draw:frame presentation:style-name="pr4" draw:text-style-name="P5" draw:layer="layout" svg:width="23.711cm" svg:height="15.464cm" svg:x="3.848cm" svg:y="3.23cm" presentation:class="outline" presentation:user-transformed="true">
          <draw:text-box>
            <text:list text:style-name="L4">
              <text:list-item>
                <text:p text:style-name="P5">Push boundary conditions into ConnectStates</text:p>
              </text:list-item>
            </text:list>
            <text:list text:style-name="L4">
              <text:list-item>
                <text:list>
                  <text:list-item>
                    <text:p text:style-name="P6">so we can deal correctly with non-trivial boundary conditions in the LinearOperator derivativ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eg: Schrodinger Functional BC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o we can factor ConnectStates away from FermionAction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eg: to do link smearing independent of FermionAc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potentially need to impose BCs after every smearing iteration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Project driven – timing dictated by proposal deadlin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4">SF BCs needed for JLab aniso clover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rect draw:style-name="gr125" draw:layer="layout" svg:width="7.762cm" svg:height="9.631cm" svg:x="3.599cm" svg:y="7.691cm">
          <text:p text:style-name="P1"/>
        </draw:rect>
        <draw:frame presentation:style-name="pr1" draw:text-style-name="P1" draw:layer="layout" svg:width="23.746cm" svg:height="2.222cm" svg:x="3.986cm" svg:y="0.289cm" presentation:class="title">
          <draw:text-box>
            <text:p text:style-name="P1">How the changes will look:</text:p>
          </draw:text-box>
        </draw:frame>
        <draw:rect draw:style-name="gr126" draw:text-style-name="P49" draw:layer="layout" svg:width="5.927cm" svg:height="2.858cm" svg:x="4.375cm" svg:y="9.418cm">
          <text:p text:style-name="P1"><text:span text:style-name="T101"/></text:p>
          <text:p text:style-name="P1"><text:span text:style-name="T101"/></text:p>
          <text:p text:style-name="P1"><text:span text:style-name="T101"/></text:p>
          <text:p text:style-name="P1"><text:span text:style-name="T101"/></text:p>
          <text:p text:style-name="P1"><text:span text:style-name="T101"/></text:p>
          <text:p text:style-name="P1"><text:span text:style-name="T101"/></text:p>
        </draw:rect>
        <draw:frame draw:style-name="gr127" draw:text-style-name="P50" draw:layer="layout" svg:width="5.61cm" svg:height="1.088cm" svg:x="4.409cm" svg:y="9.419cm">
          <draw:text-box>
            <text:p text:style-name="P50"><text:span text:style-name="T102">CreateState&lt;P,Q&gt;</text:span></text:p>
          </draw:text-box>
        </draw:frame>
        <draw:rect draw:style-name="gr128" draw:text-style-name="P50" draw:layer="layout" svg:width="5.08cm" svg:height="1.129cm" svg:x="4.657cm" svg:y="10.69cm">
          <text:p text:style-name="P50"><text:span text:style-name="T102">FermBC&lt;P,Q,T&gt;</text:span></text:p>
        </draw:rect>
        <draw:g>
          <draw:rect draw:style-name="gr129" draw:layer="layout" svg:width="7.868cm" svg:height="4.551cm" svg:x="18.379cm" svg:y="7.936cm">
            <text:p text:style-name="P1"/>
          </draw:rect>
          <draw:rect draw:style-name="gr128" draw:text-style-name="P50" draw:layer="layout" svg:width="5.08cm" svg:height="1.129cm" svg:x="18.698cm" svg:y="11.11cm">
            <text:p text:style-name="P50"><text:span text:style-name="T102">FermBC&lt;P,Q,T&gt;</text:span></text:p>
          </draw:rect>
          <draw:frame draw:style-name="gr127" draw:text-style-name="P50" draw:layer="layout" svg:width="7.796cm" svg:height="1.875cm" svg:x="18.627cm" svg:y="7.971cm">
            <draw:text-box>
              <text:p text:style-name="P50"><text:span text:style-name="T102">FermState&lt;P,Q,T&gt;</text:span></text:p>
              <text:p text:style-name="P50"><text:span text:style-name="T102"><text:s text:c="2"/></text:span><text:span text:style-name="T102">public: ConnectState&lt;P,Q&gt;</text:span></text:p>
            </draw:text-box>
          </draw:frame>
          <draw:rect draw:style-name="gr130" draw:text-style-name="P49" draw:layer="layout" svg:width="4.939cm" svg:height="1.093cm" svg:x="18.699cm" svg:y="9.877cm">
            <text:p text:style-name="P1"><text:span text:style-name="T101">Gauge Links (Q)</text:span></text:p>
          </draw:rect>
        </draw:g>
        <draw:line draw:style-name="gr131" draw:layer="layout" svg:x1="10.266cm" svg:y1="10.406cm" svg:x2="17.851cm" svg:y2="10.406cm">
          <text:p text:style-name="P1"><text:span text:style-name="T103">operator()(Q&amp; u)</text:span></text:p>
          <text:p text:style-name="P1"><text:span text:style-name="T103"/></text:p>
          <text:p text:style-name="P1"/>
        </draw:line>
        <draw:frame draw:style-name="gr127" draw:text-style-name="P50" draw:layer="layout" svg:width="6.315cm" svg:height="1.088cm" svg:x="3.811cm" svg:y="7.972cm">
          <draw:text-box>
            <text:p text:style-name="P50"><text:span text:style-name="T102">FermionAction&lt;P,Q,T&gt;</text:span></text:p>
          </draw:text-box>
        </draw:frame>
        <draw:rect draw:style-name="gr132" draw:text-style-name="P50" draw:layer="layout" svg:width="6.856cm" svg:height="1.164cm" svg:x="17.945cm" svg:y="13.936cm">
          <text:p text:style-name="P50"><text:span text:style-name="T102">LinearOperator&lt;P,Q,T&gt;</text:span></text:p>
        </draw:rect>
        <draw:line draw:style-name="gr131" draw:text-style-name="P51" draw:layer="layout" svg:x1="11.395cm" svg:y1="14.64cm" svg:x2="17.957cm" svg:y2="14.64cm">
          <text:p text:style-name="P1"><text:span text:style-name="T104">linOp(FermState&lt;P,Q,T&gt;&amp;)</text:span></text:p>
          <text:p text:style-name="P1"><text:span text:style-name="T105"/></text:p>
        </draw:line>
        <draw:line draw:style-name="gr133" draw:layer="layout" svg:x1="18.204cm" svg:y1="10.971cm" svg:x2="16.369cm" svg:y2="13.864cm">
          <text:p text:style-name="P1"/>
        </draw:line>
        <draw:custom-shape draw:style-name="gr134" draw:text-style-name="P52" draw:layer="layout" svg:width="6.95cm" svg:height="3.916cm" svg:x="18.592cm" svg:y="3.351cm">
          <text:p text:style-name="P2"><text:span text:style-name="T105">ConnectState </text:span></text:p>
          <text:p text:style-name="P2"><text:span text:style-name="T105">generalised</text:span></text:p>
          <text:p text:style-name="P2"><text:span text:style-name="T105">Holds FermBC&lt;T&gt;</text:span></text:p>
          <text:p text:style-name="P2"><text:span text:style-name="T105">Templated on Gauge Type (Q)</text:span></text:p>
          <text:p text:style-name="P2"><text:span text:style-name="T105">Knows Derivative Type (P)</text:span></text:p>
          <draw:enhanced-geometry svg:viewBox="0 0 21600 21600" draw:text-areas="800 800 20800 20800" draw:type="round-rectangular-callout" draw:modifiers="767.544238239102 24318.6111820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53" draw:layer="layout" svg:width="6.421cm" svg:height="5.573cm" svg:x="10.336cm" svg:y="3.175cm">
          <text:p text:style-name="P2"><text:span text:style-name="T102">“</text:span><text:span text:style-name="T102">Curried Function”</text:span></text:p>
          <text:p text:style-name="P2"><text:span text:style-name="T102">Function object </text:span></text:p>
          <text:p text:style-name="P2"><text:span text:style-name="T102">binds BCs from XML.</text:span></text:p>
          <text:p text:style-name="P2"><text:span text:style-name="T102">Makes FermState-s</text:span></text:p>
          <text:p text:style-name="P2"><text:span text:style-name="T102">from Link Fields (Q)</text:span></text:p>
          <text:p text:style-name="P2"><text:span text:style-name="T102">ie: factory function </text:span></text:p>
          <text:p text:style-name="P2"><text:span text:style-name="T102">function object</text:span></text:p>
          <draw:enhanced-geometry svg:viewBox="0 0 21600 21600" draw:text-areas="800 800 20800 20800" draw:type="round-rectangular-callout" draw:modifiers="-110.993459981314 24335.8449946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53" draw:layer="layout" svg:width="8.15cm" svg:height="3.527cm" svg:x="4.76cm" svg:y="14.993cm">
          <text:p text:style-name="P2"><text:span text:style-name="T102">FermBC now contains</text:span></text:p>
          <text:p text:style-name="P2"><text:span text:style-name="T102">fn-s to modify gauge field (Q)</text:span></text:p>
          <text:p text:style-name="P2"><text:span text:style-name="T102">fermion field (T) and impose</text:span></text:p>
          <text:p text:style-name="P2"><text:span text:style-name="T102">BC-s (zero) on derivative (P)</text:span></text:p>
          <draw:enhanced-geometry svg:viewBox="0 0 21600 21600" draw:text-areas="800 800 20800 20800" draw:type="round-rectangular-callout" draw:modifiers="1876.18697092381 -19653.0612244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52" draw:layer="layout" svg:width="5.786cm" svg:height="2.257cm" svg:x="3.669cm" svg:y="3.81cm">
          <text:p text:style-name="P2"><text:span text:style-name="T105">Knock on effect</text:span></text:p>
          <text:p text:style-name="P2"><text:span text:style-name="T105">template params</text:span></text:p>
          <text:p text:style-name="P2"><text:span text:style-name="T105">for FermAct</text:span></text:p>
          <draw:enhanced-geometry svg:viewBox="0 0 21600 21600" draw:text-areas="800 800 20800 20800" draw:type="round-rectangular-callout" draw:modifiers="19356.765163297 40837.2010628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4" draw:text-style-name="P52" draw:layer="layout" svg:width="10.548cm" svg:height="2.928cm" svg:x="14.288cm" svg:y="15.698cm">
          <text:p text:style-name="P2"><text:span text:style-name="T105">Diff LinearOperator not needed anymore</text:span></text:p>
          <text:p text:style-name="P2"><text:span text:style-name="T105">all Fermion linOps considered differentiable.</text:span></text:p>
          <text:p text:style-name="P2"><text:span text:style-name="T105"><text:s/></text:span><text:span text:style-name="T105">LinOp knows FermState and hence can deal</text:span></text:p>
          <text:p text:style-name="P2"><text:span text:style-name="T105">with BC-s properly in derivatives </text:span></text:p>
          <draw:enhanced-geometry svg:viewBox="0 0 21600 21600" draw:text-areas="800 800 20800 20800" draw:type="round-rectangular-callout" draw:modifiers="18346.3835434638 -4159.23523386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omments<text:tab/></text:p>
          </draw:text-box>
        </draw:frame>
        <draw:frame presentation:style-name="pr9" draw:layer="layout" svg:width="23.711cm" svg:height="15.679cm" svg:x="3.848cm" svg:y="3.23cm" presentation:class="outline" presentation:user-transformed="true">
          <draw:text-box>
            <text:list text:style-name="L4">
              <text:list-item>
                <text:p text:style-name="P5">Fix current ConnectState inconsitencies</text:p>
              </text:list-item>
            </text:list>
            <text:list text:style-name="L4">
              <text:list-item>
                <text:list>
                  <text:list-item>
                    <text:p text:style-name="P6">currently initialised with multi1d&lt;LatticeColorMatrix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ll change to template type Q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sistent with HMC – evolution etc</text:p>
                  </text:list-item>
                </text:list>
              </text:list-item>
            </text:list>
            <text:list text:style-name="L4">
              <text:list-item>
                <text:p text:style-name="P5">Inheritance with 5D FermActs wins nothing</text:p>
              </text:list-item>
            </text:list>
            <text:list text:style-name="L4">
              <text:list-item>
                <text:list>
                  <text:list-item>
                    <text:p text:style-name="P6">doesn't reduce du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ncouple – have FermActs and FermActArrays</text:p>
                  </text:list-item>
                </text:list>
              </text:list-item>
            </text:list>
            <text:list text:style-name="L4">
              <text:list-item>
                <text:p text:style-name="P5">Maintain backward compatibility with XML structure and props etc.</text:p>
              </text:list-item>
            </text:list>
            <text:list text:style-name="L4">
              <text:list-item>
                <text:list>
                  <text:list-item>
                    <text:p text:style-name="P6">But not in the API, sorr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s</text:p>
          </draw:text-box>
        </draw:frame>
        <draw:frame presentation:style-name="pr9" draw:text-style-name="P5" draw:layer="layout" svg:width="23.711cm" svg:height="15.487cm" svg:x="3.848cm" svg:y="3.23cm" presentation:class="outline" presentation:user-transformed="true">
          <draw:text-box>
            <text:list text:style-name="L4">
              <text:list-item>
                <text:p text:style-name="P5">Simple structure in terms of base classes and virtual functions </text:p>
              </text:list-item>
            </text:list>
            <text:list text:style-name="L4">
              <text:list-item>
                <text:p text:style-name="P5">Virtual functions <text:span text:style-name="T44">not </text:span>used for speed critical operations – no big inefficiency is introduced.</text:p>
              </text:list-item>
            </text:list>
            <text:list text:style-name="L4">
              <text:list-item>
                <text:p text:style-name="P5">“Mirrored” hierarchy of derivations: </text:p>
              </text:list-item>
            </text:list>
            <text:list text:style-name="L4">
              <text:list-item>
                <text:list>
                  <text:list-item>
                    <text:p text:style-name="P6">Covariant Return Rule</text:p>
                  </text:list-item>
                </text:list>
              </text:list-item>
            </text:list>
            <text:list text:style-name="L4">
              <text:list-item>
                <text:p text:style-name="P5">Nodes on class derivation tree supply <text:span text:style-name="T44">default behaviour</text:span></text:p>
              </text:list-item>
            </text:list>
            <text:list text:style-name="L4">
              <text:list-item>
                <text:p text:style-name="P5">Detailed leaf-class object creation by <text:span text:style-name="T44">factorie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5">Run time “binding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s II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Crucial Interfaces</text:p>
              </text:list-item>
            </text:list>
            <text:list text:style-name="L4">
              <text:list-item>
                <text:list>
                  <text:list-item>
                    <text:p text:style-name="P6">LinearOper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oundary 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nectState -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ermionAction-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nomia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Two flavour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Ration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Hasenbusch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Gau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 III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Measurement Tasks</text:p>
              </text:list-item>
            </text:list>
            <text:list text:style-name="L4">
              <text:list-item>
                <text:list>
                  <text:list-item>
                    <text:p text:style-name="P6">Data flow through Named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amed Object I/O managed through special measurement tas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isual Grid based <text:s/>Chroma anyone?</text:p>
                  </text:list-item>
                </text:list>
              </text:list-item>
            </text:list>
            <text:list text:style-name="L4">
              <text:list-item>
                <text:p text:style-name="P5">General</text:p>
              </text:list-item>
            </text:list>
            <text:list text:style-name="L4">
              <text:list-item>
                <text:list>
                  <text:list-item>
                    <text:p text:style-name="P6">We have learned a lot about writing Object Oriented Lattice QCD software through writing Chrom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pefully useful tool to community (definitely to u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e are continually working towards improv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marker draw:name="Arrowheads_20_2" draw:display-name="Arrowheads 2" svg:viewBox="0 0 1131 1918" svg:d="m737 1131h394l-564-1131-567 1131h398l-398 787h1131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dc2300" style:text-outline="false" style:text-line-through-style="none" fo:font-family="'Comic Sans MS'" style:font-pitch="variable" fo:font-size="32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Comic Sans MS'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8000"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99ff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660066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8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b84747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80808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solid" draw:fill-color="#000000" draw:textarea-horizontal-align="center" draw:textarea-vertical-align="middle"/>
    </style:style>
    <style:style style:name="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3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Default" style:page-layout-name="PM1" draw:style-name="dp1">
      <draw:frame presentation:style-name="pr1" draw:text-style-name="P1" draw:layer="backgroundobjects" svg:width="23.746cm" svg:height="2.221cm" svg:x="3.986cm" svg:y="0.289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3.711cm" svg:height="15.395cm" svg:x="3.848cm" svg:y="3.2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855cm" svg:x="4.216cm" svg:y="19.62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889cm" svg:x="10.95cm" svg:y="19.655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0.924cm" svg:x="20.075cm" svg:y="19.655cm" presentation:class="page-number">
        <draw:text-box>
          <text:p text:style-name="P4"><text:span text:style-name="T1"><text:page-number>31</text:page-number></text:span></text:p>
        </draw:text-box>
      </draw:frame>
      <draw:line presentation:style-name="pr4" draw:text-style-name="P15" draw:layer="backgroundobjects" svg:x1="3.227cm" svg:y1="2.71cm" svg:x2="27.489cm" svg:y2="2.68cm">
        <text:p text:style-name="P1"/>
      </draw:line>
      <draw:line presentation:style-name="pr4" draw:text-style-name="P15" draw:layer="backgroundobjects" svg:x1="3.259cm" svg:y1="2.921cm" svg:x2="27.524cm" svg:y2="2.887cm">
        <text:p text:style-name="P1"/>
      </draw:line>
      <draw:line presentation:style-name="pr4" draw:text-style-name="P15" draw:layer="backgroundobjects" svg:x1="3.275cm" svg:y1="19.053cm" svg:x2="27.455cm" svg:y2="19.037cm">
        <text:p text:style-name="P1"/>
      </draw:line>
      <draw:line presentation:style-name="pr4" draw:text-style-name="P15" draw:layer="backgroundobjects" svg:x1="3.307cm" svg:y1="19.23cm" svg:x2="27.627cm" svg:y2="19.243cm">
        <text:p text:style-name="P1"/>
      </draw:line>
      <draw:frame draw:style-name="gr3" draw:text-style-name="P15" draw:layer="backgroundobjects" svg:width="15.824cm" svg:height="2.997cm" draw:transform="rotate (1.5707963267946) translate (0cm 21cm)">
        <draw:image xlink:href="Pictures/10000000000001BD00000055F0720386.jpg" xlink:type="simple" xlink:show="embed" xlink:actuate="onLoad">
          <text:p text:style-name="P1"/>
        </draw:image>
      </draw:frame>
      <draw:rect presentation:style-name="pr5" draw:text-style-name="P15" draw:layer="backgroundobjects" svg:width="2.996cm" svg:height="5.204cm" svg:x="0cm" svg:y="0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Balint Joo</meta:initial-creator>
    <meta:creation-date>2005-12-28T12:37:51</meta:creation-date>
    <dc:creator>Balint Joo</dc:creator>
    <dc:date>2006-03-24T10:38:52</dc:date>
    <dc:language>en-US</dc:language>
    <meta:editing-cycles>184</meta:editing-cycles>
    <meta:editing-duration>P1DT16H36M30S</meta:editing-duration>
    <meta:user-defined meta:name="Info 1"/>
    <meta:user-defined meta:name="Info 2"/>
    <meta:user-defined meta:name="Info 3"/>
    <meta:user-defined meta:name="Info 4"/>
    <meta:document-statistic meta:object-count="498"/>
  </office:meta>
</office:document-meta>
</file>